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96.54pt"/>
    </style:style>
    <style:style style:name="co2" style:family="table-column">
      <style:table-column-properties fo:break-before="auto" style:column-width="266.74pt"/>
    </style:style>
    <style:style style:name="co3" style:family="table-column">
      <style:table-column-properties fo:break-before="auto" style:column-width="73.56pt"/>
    </style:style>
    <style:style style:name="co4" style:family="table-column">
      <style:table-column-properties fo:break-before="auto" style:column-width="806.14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46.26pt" fo:break-before="auto" style:use-optimal-row-height="true"/>
    </style:style>
    <style:style style:name="ro4" style:family="table-row">
      <style:table-row-properties style:row-height="35.04pt" fo:break-before="auto" style:use-optimal-row-height="true"/>
    </style:style>
    <style:style style:name="ro5" style:family="table-row">
      <style:table-row-properties style:row-height="113.41pt" fo:break-before="auto" style:use-optimal-row-height="true"/>
    </style:style>
    <style:style style:name="ro6" style:family="table-row">
      <style:table-row-properties style:row-height="57.46pt" fo:break-before="auto" style:use-optimal-row-height="true"/>
    </style:style>
    <style:style style:name="ro7" style:family="table-row">
      <style:table-row-properties style:row-height="68.66pt" fo:break-before="auto" style:use-optimal-row-height="true"/>
    </style:style>
    <style:style style:name="ro8" style:family="table-row">
      <style:table-row-properties style:row-height="79.85pt" fo:break-before="auto" style:use-optimal-row-height="true"/>
    </style:style>
    <style:style style:name="ro9" style:family="table-row">
      <style:table-row-properties style:row-height="90.99pt" fo:break-before="auto" style:use-optimal-row-height="true"/>
    </style:style>
    <style:style style:name="ro10" style:family="table-row">
      <style:table-row-properties style:row-height="102.19pt"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wrap-option="wrap"/>
      <style:text-properties fo:color="#00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 style:family="table-cell" style:parent-style-name="Default">
      <style:table-cell-properties fo:wrap-option="wrap"/>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style>
    <style:style style:name="ce2" style:family="table-cell" style:parent-style-name="Default">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number-columns-repeated="1020" table:default-cell-style-name="ce5"/>
        <table:table-row table:style-name="ro1">
          <table:table-cell table:style-name="ce3" office:value-type="string" calcext:value-type="string">
            <text:p>Tweet Text</text:p>
          </table:table-cell>
          <table:table-cell table:style-name="ce3" office:value-type="string" calcext:value-type="string">
            <text:p>Tweet URL</text:p>
          </table:table-cell>
          <table:table-cell table:style-name="ce3" office:value-type="string" calcext:value-type="string">
            <text:p>Fakta / Hoax</text:p>
          </table:table-cell>
          <table:table-cell table:style-name="ce3" office:value-type="string" calcext:value-type="string">
            <text:p>Sumber Fakta</text:p>
          </table:table-cell>
          <table:table-cell table:number-columns-repeated="1020"/>
        </table:table-row>
        <table:table-row table:style-name="ro2">
          <table:table-cell table:style-name="ce1" office:value-type="string" calcext:value-type="string">
            <text:p>Turki mah gitu ..presiden nya di hina ama presiden lebanon, begitu kena musibah eh turki duluan yg kirim bantu</text:p>
          </table:table-cell>
          <table:table-cell table:style-name="ce1" office:value-type="string" calcext:value-type="string">
            <text:p><text:a xlink:href="https://twitter.com/Sumpah_dah/status/1291385785711595521?s=08" xlink:type="simple">https://twitter.com/Sumpah_dah/status/1291385785711595521?s=08</text:a></text:p>
          </table:table-cell>
          <table:table-cell table:style-name="ce1" office:value-type="string" calcext:value-type="string">
            <text:p>Hoax </text:p>
          </table:table-cell>
          <table:table-cell table:style-name="ce2"/>
          <table:table-cell table:number-columns-repeated="1020"/>
        </table:table-row>
        <table:table-row table:style-name="ro1">
          <table:table-cell table:style-name="ce1" office:value-type="string" calcext:value-type="string">
            <text:p>maruf amin gantiin prabowo prabowo naik jkw turun trus prabowo jd presiden</text:p>
          </table:table-cell>
          <table:table-cell table:style-name="ce1" office:value-type="string" calcext:value-type="string">
            <text:p><text:a xlink:href="https://twitter.com/Dekie_DUCATI/status/1292841961108336640?s=08" xlink:type="simple">https://twitter.com/Dekie_DUCATI/status/1292841961108336640?s=08</text:a></text:p>
          </table:table-cell>
          <table:table-cell table:style-name="ce1" office:value-type="string" calcext:value-type="string">
            <text:p>Hoax </text:p>
          </table:table-cell>
          <table:table-cell table:style-name="ce1" office:value-type="string" calcext:value-type="string">
            <text:p><text:a xlink:href="https://m.liputan6.com/cek-fakta/read/4327854/cek-fakta-tidak-benar-prabowo-bakal-gantikan-maruf-amin-sebagai-wakil-presiden-ri" xlink:type="simple">https://m.liputan6.com/cek-fakta/read/4327854/cek-fakta-tidak-benar-prabowo-bakal-gantikan-maruf-amin-sebagai-wakil-presiden-ri</text:a></text:p>
          </table:table-cell>
          <table:table-cell table:number-columns-repeated="1020"/>
        </table:table-row>
        <table:table-row table:style-name="ro3">
          <table:table-cell table:style-name="ce1" office:value-type="string" calcext:value-type="string">
            <text:p>Pagi2 dah bahas politik ae..</text:p>
            <text:p/>
            <text:p>"nih bro asal lu tau, nanti KH. Ma'ruf Amin bakal mundur dari wakil presiden, naaah ntar Prabowo yg gantiin"</text:p>
          </table:table-cell>
          <table:table-cell table:style-name="ce1" office:value-type="string" calcext:value-type="string">
            <text:p><text:a xlink:href="https://twitter.com/BigBangHam/status/1293363995974361088?s=19" xlink:type="simple">https://twitter.com/BigBangHam/status/1293363995974361088?s=19</text:a></text:p>
          </table:table-cell>
          <table:table-cell table:style-name="ce1" office:value-type="string" calcext:value-type="string">
            <text:p>Hoax </text:p>
          </table:table-cell>
          <table:table-cell table:style-name="ce1" office:value-type="string" calcext:value-type="string">
            <text:p><text:a xlink:href="https://m.liputan6.com/cek-fakta/read/4327854/cek-fakta-tidak-benar-prabowo-bakal-gantikan-maruf-amin-sebagai-wakil-presiden-ri" xlink:type="simple">https://m.liputan6.com/cek-fakta/read/4327854/cek-fakta-tidak-benar-prabowo-bakal-gantikan-maruf-amin-sebagai-wakil-presiden-ri</text:a></text:p>
          </table:table-cell>
          <table:table-cell table:number-columns-repeated="1020"/>
        </table:table-row>
        <table:table-row table:style-name="ro1">
          <table:table-cell table:style-name="ce1" office:value-type="string" calcext:value-type="string">
            <text:p>"pegadaian ngga punya akun lelang, bisa langsung ke pelayanan cabang kalo mau cek lelang"</text:p>
          </table:table-cell>
          <table:table-cell table:style-name="ce1" office:value-type="string" calcext:value-type="string">
            <text:p><text:a xlink:href="https://twitter.com/yhakalicuy/status/1290794846588829696?s=19" xlink:type="simple">https://twitter.com/yhakalicuy/status/1290794846588829696?s=19</text:a></text:p>
          </table:table-cell>
          <table:table-cell table:style-name="ce1" office:value-type="string" calcext:value-type="string">
            <text:p>Fakta </text:p>
          </table:table-cell>
          <table:table-cell table:style-name="ce1" office:value-type="string" calcext:value-type="string">
            <text:p><text:a xlink:href="https://m.liputan6.com/cek-fakta/read/4327978/cek-fakta-tidak-benar-pt-pegadaian-punya-akun-instagram-untuk-lelang-online" xlink:type="simple">https://m.liputan6.com/cek-fakta/read/4327978/cek-fakta-tidak-benar-pt-pegadaian-punya-akun-instagram-untuk-lelang-online</text:a></text:p>
          </table:table-cell>
          <table:table-cell table:number-columns-repeated="1020"/>
        </table:table-row>
        <table:table-row table:style-name="ro2">
          <table:table-cell table:style-name="ce1" office:value-type="string" calcext:value-type="string">
            <text:p>Temenku ada yg pernah beli di akun lelang pegadaian kayak gini, belinya codan gitu tapi diluar kantor, soalnya ga boleh transaksi di dalam katanya</text:p>
          </table:table-cell>
          <table:table-cell table:style-name="ce1" office:value-type="string" calcext:value-type="string">
            <text:p><text:a xlink:href="https://twitter.com/aaaaliiiiaaaann/status/1283223283496710144?s=19" xlink:type="simple">https://twitter.com/aaaaliiiiaaaann/status/1283223283496710144?s=19</text:a></text:p>
          </table:table-cell>
          <table:table-cell table:style-name="ce1" office:value-type="string" calcext:value-type="string">
            <text:p>Hoax </text:p>
          </table:table-cell>
          <table:table-cell table:style-name="ce1" office:value-type="string" calcext:value-type="string">
            <text:p><text:a xlink:href="https://m.liputan6.com/cek-fakta/read/4327978/cek-fakta-tidak-benar-pt-pegadaian-punya-akun-instagram-untuk-lelang-online" xlink:type="simple">https://m.liputan6.com/cek-fakta/read/4327978/cek-fakta-tidak-benar-pt-pegadaian-punya-akun-instagram-untuk-lelang-online</text:a></text:p>
          </table:table-cell>
          <table:table-cell table:number-columns-repeated="1020"/>
        </table:table-row>
        <table:table-row table:style-name="ro1">
          <table:table-cell table:style-name="ce1" office:value-type="string" calcext:value-type="string">
            <text:p>Kawanku yang kuliah di STAN memang terpapar radikalisme... sepertinya itu gamblang</text:p>
          </table:table-cell>
          <table:table-cell table:style-name="ce1" office:value-type="string" calcext:value-type="string">
            <text:p><text:a xlink:href="https://twitter.com/Marsose23/status/1292227553608925184?s=19" xlink:type="simple">https://twitter.com/Marsose23/status/1292227553608925184?s=19</text:a></text:p>
          </table:table-cell>
          <table:table-cell table:style-name="ce1" office:value-type="string" calcext:value-type="string">
            <text:p>Hoax </text:p>
          </table:table-cell>
          <table:table-cell table:style-name="ce1" office:value-type="string" calcext:value-type="string">
            <text:p><text:a xlink:href="https://m.liputan6.com/cek-fakta/read/4326350/cek-fakta-kampus-stan-ditutup-karena-isu-radikalisme-ini-faktanya" xlink:type="simple">https://m.liputan6.com/cek-fakta/read/4326350/cek-fakta-kampus-stan-ditutup-karena-isu-radikalisme-ini-faktanya</text:a></text:p>
          </table:table-cell>
          <table:table-cell table:number-columns-repeated="1020"/>
        </table:table-row>
        <table:table-row table:style-name="ro2">
          <table:table-cell table:style-name="ce1" office:value-type="string" calcext:value-type="string">
            <text:p>iyaaa gua di awal disuruh ke pkn stan kan, tapi tutup pendaftaran 4 tahun. Trs gua pen nyari poltek2 duluuuu. Gua gatau minat bakat gua anjir</text:p>
          </table:table-cell>
          <table:table-cell table:style-name="ce1" office:value-type="string" calcext:value-type="string">
            <text:p><text:a xlink:href="https://twitter.com/pfluto/status/1290911568197107712?s=19" xlink:type="simple">https://twitter.com/pfluto/status/1290911568197107712?s=19</text:a></text:p>
          </table:table-cell>
          <table:table-cell table:style-name="ce1" office:value-type="string" calcext:value-type="string">
            <text:p>Hoax </text:p>
          </table:table-cell>
          <table:table-cell table:style-name="ce1" office:value-type="string" calcext:value-type="string">
            <text:p><text:a xlink:href="https://m.liputan6.com/cek-fakta/read/4326350/cek-fakta-kampus-stan-ditutup-karena-isu-radikalisme-ini-faktanya" xlink:type="simple">https://m.liputan6.com/cek-fakta/read/4326350/cek-fakta-kampus-stan-ditutup-karena-isu-radikalisme-ini-faktanya</text:a></text:p>
          </table:table-cell>
          <table:table-cell table:number-columns-repeated="1020"/>
        </table:table-row>
        <table:table-row table:style-name="ro2">
          <table:table-cell table:style-name="ce1" office:value-type="string" calcext:value-type="string">
            <text:p>PKN STAN tutup selama 4 tahun sampe 2024.. Awalnya ga percaya sampe akhirnya tadi denger langsung dari adek2 mahasiswa STAN dan googling ternyata iya.. Semoga janganlah.. :'(</text:p>
          </table:table-cell>
          <table:table-cell table:style-name="ce1" office:value-type="string" calcext:value-type="string">
            <text:p><text:a xlink:href="https://twitter.com/Ojhaa_Zadezha/status/1287056856834138112?s=19" xlink:type="simple">https://twitter.com/Ojhaa_Zadezha/status/1287056856834138112?s=19</text:a></text:p>
          </table:table-cell>
          <table:table-cell table:style-name="ce1" office:value-type="string" calcext:value-type="string">
            <text:p>Hoax </text:p>
          </table:table-cell>
          <table:table-cell table:style-name="ce1" office:value-type="string" calcext:value-type="string">
            <text:p><text:a xlink:href="https://m.liputan6.com/cek-fakta/read/4326350/cek-fakta-kampus-stan-ditutup-karena-isu-radikalisme-ini-faktanya" xlink:type="simple">https://m.liputan6.com/cek-fakta/read/4326350/cek-fakta-kampus-stan-ditutup-karena-isu-radikalisme-ini-faktanya</text:a></text:p>
          </table:table-cell>
          <table:table-cell table:number-columns-repeated="1020"/>
        </table:table-row>
        <table:table-row table:style-name="ro3">
          <table:table-cell table:style-name="ce1" office:value-type="string" calcext:value-type="string">
            <text:p>Gara2 isu Radikalisne di kampus STAN, maka selama 4 tahun kedepan kampus itu di tutup dan tidak menerima mahasiswa baru. Rupanya sekarang mahasiswa yg rajin shalat dan pengajian di Masjid dianggap pemerintah sebagai embrio Radikalisme sehingga membahayakan keamanan negara </text:p>
          </table:table-cell>
          <table:table-cell table:style-name="ce1" office:value-type="string" calcext:value-type="string">
            <text:p><text:a xlink:href="https://twitter.com/alfathiraja2811/status/1284787675497545728?s=19" xlink:type="simple">https://twitter.com/alfathiraja2811/status/1284787675497545728?s=19</text:a></text:p>
          </table:table-cell>
          <table:table-cell table:style-name="ce1" office:value-type="string" calcext:value-type="string">
            <text:p>Hoax </text:p>
          </table:table-cell>
          <table:table-cell table:style-name="ce1" office:value-type="string" calcext:value-type="string">
            <text:p><text:a xlink:href="https://m.liputan6.com/cek-fakta/read/4326350/cek-fakta-kampus-stan-ditutup-karena-isu-radikalisme-ini-faktanya" xlink:type="simple">https://m.liputan6.com/cek-fakta/read/4326350/cek-fakta-kampus-stan-ditutup-karena-isu-radikalisme-ini-faktanya</text:a></text:p>
          </table:table-cell>
          <table:table-cell table:number-columns-repeated="1020"/>
        </table:table-row>
        <table:table-row table:style-name="ro2">
          <table:table-cell table:style-name="ce1" office:value-type="string" calcext:value-type="string">
            <text:p>Katanya iya:( kemaren juga ada yg bilang, "dia" ini punya tante orang dalam kata tantenya juga stan tutup 4 tahun udah deal😭, udah capek nangis mikirin ini😭</text:p>
          </table:table-cell>
          <table:table-cell table:style-name="ce1" office:value-type="string" calcext:value-type="string">
            <text:p><text:a xlink:href="https://twitter.com/saambiiss/status/1265936058388082688?s=19" xlink:type="simple">https://twitter.com/saambiiss/status/1265936058388082688?s=19</text:a></text:p>
          </table:table-cell>
          <table:table-cell table:style-name="ce1" office:value-type="string" calcext:value-type="string">
            <text:p>Hoax </text:p>
          </table:table-cell>
          <table:table-cell table:style-name="ce1" office:value-type="string" calcext:value-type="string">
            <text:p><text:a xlink:href="https://m.liputan6.com/cek-fakta/read/4326350/cek-fakta-kampus-stan-ditutup-karena-isu-radikalisme-ini-faktanya" xlink:type="simple">https://m.liputan6.com/cek-fakta/read/4326350/cek-fakta-kampus-stan-ditutup-karena-isu-radikalisme-ini-faktanya</text:a></text:p>
          </table:table-cell>
          <table:table-cell table:number-columns-repeated="1020"/>
        </table:table-row>
        <table:table-row table:style-name="ro2">
          <table:table-cell table:style-name="ce1" office:value-type="string" calcext:value-type="string">
            <text:p>Pernah baca di tl kalo tahun ini stam ga buka itu karna pandem i , kalo yg 4-5 thn itu moratorium lulusannya bukan pendaftaran stan nya. Cmiiw</text:p>
          </table:table-cell>
          <table:table-cell table:style-name="ce1" office:value-type="string" calcext:value-type="string">
            <text:p><text:a xlink:href="https://twitter.com/Bismillahbiiisa/status/1293247411553316866?s=19" xlink:type="simple">https://twitter.com/Bismillahbiiisa/status/1293247411553316866?s=19</text:a></text:p>
          </table:table-cell>
          <table:table-cell table:style-name="ce1" office:value-type="string" calcext:value-type="string">
            <text:p>Fakta</text:p>
          </table:table-cell>
          <table:table-cell table:style-name="ce1" office:value-type="string" calcext:value-type="string">
            <text:p><text:a xlink:href="https://m.liputan6.com/cek-fakta/read/4326350/cek-fakta-kampus-stan-ditutup-karena-isu-radikalisme-ini-faktanya" xlink:type="simple">https://m.liputan6.com/cek-fakta/read/4326350/cek-fakta-kampus-stan-ditutup-karena-isu-radikalisme-ini-faktanya</text:a></text:p>
          </table:table-cell>
          <table:table-cell table:number-columns-repeated="1020"/>
        </table:table-row>
        <table:table-row table:style-name="ro2">
          <table:table-cell table:style-name="ce1" office:value-type="string" calcext:value-type="string">
            <text:p>Bahwa Indra Sjafri jadi pelatih baru Juventus itu memang tidak benar. Yang benar adalah dia head coach baru Juventus.</text:p>
          </table:table-cell>
          <table:table-cell table:style-name="ce1" office:value-type="string" calcext:value-type="string">
            <text:p><text:a xlink:href="https://twitter.com/yogacholandha/status/1293055421012295681?s=19" xlink:type="simple">https://twitter.com/yogacholandha/status/1293055421012295681?s=19</text:a></text:p>
          </table:table-cell>
          <table:table-cell table:style-name="ce1" office:value-type="string" calcext:value-type="string">
            <text:p>Hoax </text:p>
          </table:table-cell>
          <table:table-cell table:style-name="ce1" office:value-type="string" calcext:value-type="string">
            <text:p><text:a xlink:href="https://m.liputan6.com/cek-fakta/read/4327722/cek-fakta-tidak-benar-indra-sjafri-bakal-tangani-juventus" xlink:type="simple">https://m.liputan6.com/cek-fakta/read/4327722/cek-fakta-tidak-benar-indra-sjafri-bakal-tangani-juventus</text:a></text:p>
          </table:table-cell>
          <table:table-cell table:number-columns-repeated="1020"/>
        </table:table-row>
        <table:table-row table:style-name="ro2">
          <table:table-cell table:style-name="ce1" office:value-type="string" calcext:value-type="string">
            <text:p>Indra Sjafri setelah sempat ikut terseret masuk bursa calon pengganti Maurizio Sarri: Indonesia lebih besar dibanding Juventus. #Sjafriball</text:p>
          </table:table-cell>
          <table:table-cell table:style-name="ce1" office:value-type="string" calcext:value-type="string">
            <text:p><text:a xlink:href="https://twitter.com/adiyks/status/1292303453763432448?s=19" xlink:type="simple">https://twitter.com/adiyks/status/1292303453763432448?s=19</text:a></text:p>
          </table:table-cell>
          <table:table-cell table:style-name="ce1" office:value-type="string" calcext:value-type="string">
            <text:p>Fakta</text:p>
          </table:table-cell>
          <table:table-cell table:style-name="ce1" office:value-type="string" calcext:value-type="string">
            <text:p><text:a xlink:href="https://m.liputan6.com/cek-fakta/read/4327722/cek-fakta-tidak-benar-indra-sjafri-bakal-tangani-juventus" xlink:type="simple">https://m.liputan6.com/cek-fakta/read/4327722/cek-fakta-tidak-benar-indra-sjafri-bakal-tangani-juventus</text:a></text:p>
          </table:table-cell>
          <table:table-cell table:number-columns-repeated="1020"/>
        </table:table-row>
        <table:table-row table:style-name="ro2">
          <table:table-cell table:style-name="ce1" office:value-type="string" calcext:value-type="string">
            <text:p>Pabrik petasan yg meledak di Lebanon pernah masuk di serial the simpson dan benar meledak di tahun corona. 💣💥</text:p>
          </table:table-cell>
          <table:table-cell table:style-name="ce1" office:value-type="string" calcext:value-type="string">
            <text:p><text:a xlink:href="https://twitter.com/Agungjayaabadi/status/1290784593377820673?s=19" xlink:type="simple">https://twitter.com/Agungjayaabadi/status/1290784593377820673?s=19</text:a></text:p>
          </table:table-cell>
          <table:table-cell table:style-name="ce1" office:value-type="string" calcext:value-type="string">
            <text:p>Hoax </text:p>
          </table:table-cell>
          <table:table-cell table:style-name="ce1" office:value-type="string" calcext:value-type="string">
            <text:p><text:a xlink:href="https://m.liputan6.com/cek-fakta/read/4324995/cek-fakta-tidak-benar-the-simpsons-prediksi-ledakan-dahsyat-di-lebanon" xlink:type="simple">https://m.liputan6.com/cek-fakta/read/4324995/cek-fakta-tidak-benar-the-simpsons-prediksi-ledakan-dahsyat-di-lebanon</text:a></text:p>
          </table:table-cell>
          <table:table-cell table:number-columns-repeated="1020"/>
        </table:table-row>
        <table:table-row table:style-name="ro2">
          <table:table-cell table:style-name="ce1" office:value-type="string" calcext:value-type="string">
            <text:p>Ledakan pabrik kembang api di pelabuhan Beirut Lebanon sudah pernah diprediksi oleh The Simpson. https://t.co/BM1PEGlJBa</text:p>
          </table:table-cell>
          <table:table-cell table:style-name="ce1" office:value-type="string" calcext:value-type="string">
            <text:p><text:a xlink:href="https://t.co/BM1PEGlJBa" xlink:type="simple">https://t.co/BM1PEGlJBa</text:a></text:p>
          </table:table-cell>
          <table:table-cell table:style-name="ce1" office:value-type="string" calcext:value-type="string">
            <text:p>Hoax </text:p>
          </table:table-cell>
          <table:table-cell table:style-name="ce1" office:value-type="string" calcext:value-type="string">
            <text:p><text:a xlink:href="https://m.liputan6.com/cek-fakta/read/4324995/cek-fakta-tidak-benar-the-simpsons-prediksi-ledakan-dahsyat-di-lebanon" xlink:type="simple">https://m.liputan6.com/cek-fakta/read/4324995/cek-fakta-tidak-benar-the-simpsons-prediksi-ledakan-dahsyat-di-lebanon</text:a></text:p>
          </table:table-cell>
          <table:table-cell table:number-columns-repeated="1020"/>
        </table:table-row>
        <table:table-row table:style-name="ro1">
          <table:table-cell table:style-name="ce1" office:value-type="string" calcext:value-type="string">
            <text:p>Hampir sama di the simpson dan di Lebanon, simpsons mesin waktu.</text:p>
          </table:table-cell>
          <table:table-cell table:style-name="ce1" office:value-type="string" calcext:value-type="string">
            <text:p><text:a xlink:href="https://twitter.com/anjimpoek/status/1290849039693410304?s=19" xlink:type="simple">https://twitter.com/anjimpoek/status/1290849039693410304?s=19</text:a></text:p>
          </table:table-cell>
          <table:table-cell table:style-name="ce1" office:value-type="string" calcext:value-type="string">
            <text:p>Hoax </text:p>
          </table:table-cell>
          <table:table-cell table:style-name="ce1" office:value-type="string" calcext:value-type="string">
            <text:p><text:a xlink:href="https://m.liputan6.com/cek-fakta/read/4324995/cek-fakta-tidak-benar-the-simpsons-prediksi-ledakan-dahsyat-di-lebanon" xlink:type="simple">https://m.liputan6.com/cek-fakta/read/4324995/cek-fakta-tidak-benar-the-simpsons-prediksi-ledakan-dahsyat-di-lebanon</text:a></text:p>
          </table:table-cell>
          <table:table-cell table:number-columns-repeated="1020"/>
        </table:table-row>
        <table:table-row table:style-name="ro1">
          <table:table-cell table:style-name="ce1" office:value-type="string" calcext:value-type="string">
            <text:p>Informasi mengenai The Simpsons memprediksi ledakan Beirut - Lebanon adalah salah alias HOAX</text:p>
          </table:table-cell>
          <table:table-cell table:style-name="ce1" office:value-type="string" calcext:value-type="string">
            <text:p><text:a xlink:href="https://twitter.com/koki_poker/status/1290987577374212096?s=19" xlink:type="simple">https://twitter.com/koki_poker/status/1290987577374212096?s=19</text:a></text:p>
          </table:table-cell>
          <table:table-cell table:style-name="ce1" office:value-type="string" calcext:value-type="string">
            <text:p>Fakta</text:p>
          </table:table-cell>
          <table:table-cell table:style-name="ce1" office:value-type="string" calcext:value-type="string">
            <text:p><text:a xlink:href="https://m.liputan6.com/cek-fakta/read/4324995/cek-fakta-tidak-benar-the-simpsons-prediksi-ledakan-dahsyat-di-lebanon" xlink:type="simple">https://m.liputan6.com/cek-fakta/read/4324995/cek-fakta-tidak-benar-the-simpsons-prediksi-ledakan-dahsyat-di-lebanon</text:a></text:p>
          </table:table-cell>
          <table:table-cell table:number-columns-repeated="1020"/>
        </table:table-row>
        <table:table-row table:style-name="ro2">
          <table:table-cell table:style-name="ce1" office:value-type="string" calcext:value-type="string">
            <text:p>Ledakan di film The Simpson mirip banget dgn yang di Lebanon. Dear pengarang film The Simpson: tolong buat film Virus Corona menghilang dari muka bumi ini, sapa tau ilang beneran.</text:p>
          </table:table-cell>
          <table:table-cell table:style-name="ce1" office:value-type="string" calcext:value-type="string">
            <text:p><text:a xlink:href="https://t.co/gvCn0gxNq7" xlink:type="simple">https://t.co/gvCn0gxNq7</text:a></text:p>
          </table:table-cell>
          <table:table-cell table:style-name="ce1" office:value-type="string" calcext:value-type="string">
            <text:p>Hoax </text:p>
          </table:table-cell>
          <table:table-cell table:style-name="ce1" office:value-type="string" calcext:value-type="string">
            <text:p><text:a xlink:href="https://m.liputan6.com/cek-fakta/read/4324995/cek-fakta-tidak-benar-the-simpsons-prediksi-ledakan-dahsyat-di-lebanon" xlink:type="simple">https://m.liputan6.com/cek-fakta/read/4324995/cek-fakta-tidak-benar-the-simpsons-prediksi-ledakan-dahsyat-di-lebanon</text:a></text:p>
          </table:table-cell>
          <table:table-cell table:number-columns-repeated="1020"/>
        </table:table-row>
        <table:table-row table:style-name="ro2">
          <table:table-cell table:style-name="ce1" office:value-type="string" calcext:value-type="string">
            <text:p>Yang nyebarin editan kartun The Simpsons sama ledakan di lebanon tolong di stop dong, jangan nyebarin video yang ga sesuai faktanya...... Btw ini yang asli nya</text:p>
          </table:table-cell>
          <table:table-cell table:style-name="ce1" office:value-type="string" calcext:value-type="string">
            <text:p><text:a xlink:href="https://twitter.com/ckhwanghj/status/1290802203750359041?s=19" xlink:type="simple">https://twitter.com/ckhwanghj/status/1290802203750359041?s=19</text:a></text:p>
          </table:table-cell>
          <table:table-cell table:style-name="ce1" office:value-type="string" calcext:value-type="string">
            <text:p>Fakta</text:p>
          </table:table-cell>
          <table:table-cell table:style-name="ce1" office:value-type="string" calcext:value-type="string">
            <text:p><text:a xlink:href="https://m.liputan6.com/cek-fakta/read/4324995/cek-fakta-tidak-benar-the-simpsons-prediksi-ledakan-dahsyat-di-lebanon" xlink:type="simple">https://m.liputan6.com/cek-fakta/read/4324995/cek-fakta-tidak-benar-the-simpsons-prediksi-ledakan-dahsyat-di-lebanon</text:a></text:p>
          </table:table-cell>
          <table:table-cell table:number-columns-repeated="1020"/>
        </table:table-row>
        <table:table-row table:style-name="ro1">
          <table:table-cell table:style-name="ce1" office:value-type="string" calcext:value-type="string">
            <text:p>Beredar Peta DKI Jakarta Hitam Akibat Covid-19, BIN: Itu Hoaks</text:p>
          </table:table-cell>
          <table:table-cell table:style-name="ce1" office:value-type="string" calcext:value-type="string">
            <text:p><text:a xlink:href="https://twitter.com/megaa_amelia/status/1293409489933070337?s=19" xlink:type="simple">https://twitter.com/megaa_amelia/status/1293409489933070337?s=19</text:a></text:p>
          </table:table-cell>
          <table:table-cell table:style-name="ce1" office:value-type="string" calcext:value-type="string">
            <text:p>Fakta</text:p>
          </table:table-cell>
          <table:table-cell table:style-name="ce1" office:value-type="string" calcext:value-type="string">
            <text:p><text:a xlink:href="https://m.liputan6.com/cek-fakta/read/4329172/cek-fakta-tidak-benar-bin-menetapkan-peta-sebaran-covid-19-berstatus-hitam" xlink:type="simple">https://m.liputan6.com/cek-fakta/read/4329172/cek-fakta-tidak-benar-bin-menetapkan-peta-sebaran-covid-19-berstatus-hitam</text:a></text:p>
          </table:table-cell>
          <table:table-cell table:number-columns-repeated="1020"/>
        </table:table-row>
        <table:table-row table:style-name="ro4">
          <table:table-cell table:style-name="ce1" office:value-type="string" calcext:value-type="string">
            <text:p>Hati² dg pembagian masker gratis oleh org² yg tak dikenal terutama di tmpat² sepi, krna tak jarang terjdi tindak kejahatan. Masker yg diberi telah diberi obat bius terlebih dahulu oleh pelaku yg bs membuat korban tak sadarkan diri</text:p>
          </table:table-cell>
          <table:table-cell table:style-name="ce1" office:value-type="string" calcext:value-type="string">
            <text:p><text:a xlink:href="https://twitter.com/kalangliwoo/status/1291604018536443904?s=19" xlink:type="simple">https://twitter.com/kalangliwoo/status/1291604018536443904?s=19</text:a></text:p>
          </table:table-cell>
          <table:table-cell table:style-name="ce1" office:value-type="string" calcext:value-type="string">
            <text:p>Hoax </text:p>
          </table:table-cell>
          <table:table-cell table:style-name="ce1" office:value-type="string" calcext:value-type="string">
            <text:p><text:a xlink:href="https://m.liputan6.com/cek-fakta/read/4327034/cek-fakta-hoaks-pesan-berantai-soal-pembagian-masker-gratis-mengandung-obat-bius" xlink:type="simple">https://m.liputan6.com/cek-fakta/read/4327034/cek-fakta-hoaks-pesan-berantai-soal-pembagian-masker-gratis-mengandung-obat-bius</text:a></text:p>
          </table:table-cell>
          <table:table-cell table:number-columns-repeated="1020"/>
        </table:table-row>
        <table:table-row table:style-name="ro1">
          <table:table-cell table:style-name="ce1" office:value-type="string" calcext:value-type="string">
            <text:p>Ati2 sekarang ada modus ngasi masker gratis tapi dikasi obat bius biar pingsan trus dirampok.</text:p>
          </table:table-cell>
          <table:table-cell table:style-name="ce1" office:value-type="string" calcext:value-type="string">
            <text:p><text:a xlink:href="https://twitter.com/lylemaulina/status/1260589244885557250?s=19" xlink:type="simple">https://twitter.com/lylemaulina/status/1260589244885557250?s=19</text:a></text:p>
          </table:table-cell>
          <table:table-cell table:style-name="ce1" office:value-type="string" calcext:value-type="string">
            <text:p>Hoax </text:p>
          </table:table-cell>
          <table:table-cell table:style-name="ce2"/>
          <table:table-cell table:number-columns-repeated="1020"/>
        </table:table-row>
        <table:table-row table:style-name="ro2">
          <table:table-cell table:style-name="ce1" office:value-type="string" calcext:value-type="string">
            <text:p>Si ibu dikasi masker gratis maskernya dikasi obat bius dan dihipnotis ,,motor dibawa kabur.. hati2.....indo mart wrg silah</text:p>
          </table:table-cell>
          <table:table-cell table:style-name="ce1" office:value-type="string" calcext:value-type="string">
            <text:p><text:a xlink:href="https://twitter.com/hallonabella/status/1259809305575870467?s=19" xlink:type="simple">https://twitter.com/hallonabella/status/1259809305575870467?s=19</text:a></text:p>
          </table:table-cell>
          <table:table-cell table:style-name="ce1" office:value-type="string" calcext:value-type="string">
            <text:p>Hoax </text:p>
          </table:table-cell>
          <table:table-cell table:style-name="ce2"/>
          <table:table-cell table:number-columns-repeated="1020"/>
        </table:table-row>
        <table:table-row table:style-name="ro3">
          <table:table-cell table:style-name="ce1" office:value-type="string" calcext:value-type="string">
            <text:p>hari ini. Seorang ibu yg naik sepeda motor , diberi masker gratis oleh seseorang di JL HARAPAN RAYA PEKAN BARU. Setelah masker dipakai oleh ibu itu , lalu ia tak sadarkan diri. Masker sudah diberi OBAT BIUS.</text:p>
            <text:p>DAN SEPEDA MOTORNYA DIBAWA ORANG ITU.</text:p>
          </table:table-cell>
          <table:table-cell table:style-name="ce1" office:value-type="string" calcext:value-type="string">
            <text:p><text:a xlink:href="https://twitter.com/Topaypay/status/1260496171300270083?s=19" xlink:type="simple">https://twitter.com/Topaypay/status/1260496171300270083?s=19</text:a></text:p>
          </table:table-cell>
          <table:table-cell table:style-name="ce1" office:value-type="string" calcext:value-type="string">
            <text:p>Hoax </text:p>
          </table:table-cell>
          <table:table-cell table:style-name="ce2"/>
          <table:table-cell table:number-columns-repeated="1020"/>
        </table:table-row>
        <table:table-row table:style-name="ro3">
          <table:table-cell table:style-name="ce1" office:value-type="string" calcext:value-type="string">
            <text:p>Hati-hati dan tetap waspada.</text:p>
            <text:p>Modus pemberian masker gratis yg sdh diberi obat bius</text:p>
            <text:p>Tetap waspada dan jangan lengah</text:p>
            <text:p>Kejahatan selalu mengintai kita</text:p>
          </table:table-cell>
          <table:table-cell table:style-name="ce1" office:value-type="string" calcext:value-type="string">
            <text:p><text:a xlink:href="https://twitter.com/Nuckclear/status/1259893321666723842?s=19" xlink:type="simple">https://twitter.com/Nuckclear/status/1259893321666723842?s=19</text:a></text:p>
          </table:table-cell>
          <table:table-cell table:style-name="ce1" office:value-type="string" calcext:value-type="string">
            <text:p>Hoax </text:p>
          </table:table-cell>
          <table:table-cell table:style-name="ce2"/>
          <table:table-cell table:number-columns-repeated="1020"/>
        </table:table-row>
        <table:table-row table:style-name="ro3">
          <table:table-cell table:style-name="ce1" office:value-type="string" calcext:value-type="string">
            <text:p>Modus baru kejahatan. Pelaku bagiin masker gratis dan langsung disuruh pake. Ternyata maskernya udah dikasih obat bius. Saat korban tertidur, pelaku langsung merampok harta korban.</text:p>
            <text:p>Modusnya mirip sih kayak bagiin minuman ke penumpang di terminal/stasiun saat musim mudik. Hati2 ya</text:p>
          </table:table-cell>
          <table:table-cell table:style-name="ce1" office:value-type="string" calcext:value-type="string">
            <text:p><text:a xlink:href="https://twitter.com/SuperBee_/status/1257177864538951680?s=19" xlink:type="simple">https://twitter.com/SuperBee_/status/1257177864538951680?s=19</text:a></text:p>
          </table:table-cell>
          <table:table-cell table:style-name="ce1" office:value-type="string" calcext:value-type="string">
            <text:p>Hoax </text:p>
          </table:table-cell>
          <table:table-cell table:style-name="ce2"/>
          <table:table-cell table:number-columns-repeated="1020"/>
        </table:table-row>
        <table:table-row table:style-name="ro2">
          <table:table-cell table:style-name="ce1" office:value-type="string" calcext:value-type="string">
            <text:p>Tolong lah, ini hipnotis, bukan masker di ksh bius, nanti malah jadi pada parno buat yg di ksh masker gratis, nyebarin berita boleh, tp jgn nyebarin hoax </text:p>
          </table:table-cell>
          <table:table-cell table:style-name="ce1" office:value-type="string" calcext:value-type="string">
            <text:p><text:a xlink:href="https://twitter.com/cules0409/status/1260334849451163650?s=19" xlink:type="simple">https://twitter.com/cules0409/status/1260334849451163650?s=19</text:a></text:p>
          </table:table-cell>
          <table:table-cell table:style-name="ce1" office:value-type="string" calcext:value-type="string">
            <text:p>Fakta</text:p>
          </table:table-cell>
          <table:table-cell table:style-name="ce2"/>
          <table:table-cell table:number-columns-repeated="1020"/>
        </table:table-row>
        <table:table-row table:style-name="ro4">
          <table:table-cell table:style-name="ce1" office:value-type="string" calcext:value-type="string">
            <text:p>Oh ayolahh sekiranya blm terbukti Jgn menggiring opini!, coba search di google byk portal2 berita ttg cek fakta apakah "Masker gratis Terdapat Obat Bius" kebanyakan berita mengkonfimasi itu HOAX. jg itu berita 5-6hr yg lalu, dan anda blm 24jam. Oh mungkin anda lupa buka browser.</text:p>
          </table:table-cell>
          <table:table-cell table:style-name="ce1" office:value-type="string" calcext:value-type="string">
            <text:p><text:a xlink:href="https://twitter.com/rijalmm/status/1260337565695016961?s=19" xlink:type="simple">https://twitter.com/rijalmm/status/1260337565695016961?s=19</text:a></text:p>
          </table:table-cell>
          <table:table-cell table:style-name="ce1" office:value-type="string" calcext:value-type="string">
            <text:p>Fakta</text:p>
          </table:table-cell>
          <table:table-cell table:style-name="ce2"/>
          <table:table-cell table:number-columns-repeated="1020"/>
        </table:table-row>
        <table:table-row table:style-name="ro2">
          <table:table-cell table:style-name="ce1" office:value-type="string" calcext:value-type="string">
            <text:p>Imam Ahmad bin Hanbal berkata: “Pemilik ilmu filsafat tidak akan beruntung selamanya. Para ulama filsafat adalah para zindiq” (Talbiis Ibliis 1/75)</text:p>
          </table:table-cell>
          <table:table-cell table:style-name="ce1" office:value-type="string" calcext:value-type="string">
            <text:p><text:a xlink:href="https://twitter.com/ittibarasul1/status/1290295926364413952?s=19" xlink:type="simple">https://twitter.com/ittibarasul1/status/1290295926364413952?s=19</text:a></text:p>
          </table:table-cell>
          <table:table-cell table:style-name="ce1" office:value-type="string" calcext:value-type="string">
            <text:p>Hoax </text:p>
          </table:table-cell>
          <table:table-cell table:style-name="ce1" office:value-type="string" calcext:value-type="string">
            <text:p><text:a xlink:href="https://m.liputan6.com/cek-fakta/read/4324758/cek-fakta-tidak-benar-belajar-ilmu-filsafat-itu-haram" xlink:type="simple">https://m.liputan6.com/cek-fakta/read/4324758/cek-fakta-tidak-benar-belajar-ilmu-filsafat-itu-haram</text:a></text:p>
          </table:table-cell>
          <table:table-cell table:number-columns-repeated="1020"/>
        </table:table-row>
        <table:table-row table:style-name="ro4">
          <table:table-cell table:style-name="ce1" office:value-type="string" calcext:value-type="string">
            <text:p>RG ( RADA GILA ) KOK ..DI DENGERIN ...HARAM </text:p>
            <text:p>IMAM SYAFII ..MENGATAKAN ILMU FILSAFAT ITU HARAM ...YANG PELAJARI RG ...DAN RG SENDIRI.KAFIR ....#koplakklop</text:p>
          </table:table-cell>
          <table:table-cell table:style-name="ce1" office:value-type="string" calcext:value-type="string">
            <text:p><text:a xlink:href="https://twitter.com/ImamSan17065613/status/1289823100389842945?s=19" xlink:type="simple">https://twitter.com/ImamSan17065613/status/1289823100389842945?s=19</text:a></text:p>
          </table:table-cell>
          <table:table-cell table:style-name="ce1" office:value-type="string" calcext:value-type="string">
            <text:p>Hoax </text:p>
          </table:table-cell>
          <table:table-cell table:style-name="ce2"/>
          <table:table-cell table:number-columns-repeated="1020"/>
        </table:table-row>
        <table:table-row table:style-name="ro4">
          <table:table-cell table:style-name="ce1" office:value-type="string" calcext:value-type="string">
            <text:p>Hukum mempelajari ilmu filsafat adalah boleh dan tidak haram, dengan catatan orang yang mempelajarinya sudah memiliki pengetahuan luas tentang dasar-dasar ilmu agama sehingga akidah dan imannya tidak goyah. </text:p>
          </table:table-cell>
          <table:table-cell table:style-name="ce1" office:value-type="string" calcext:value-type="string">
            <text:p><text:a xlink:href="https://m.liputan6.com/cek-fakta/read/4324758/cek-fakta-tidak-benar-belajar-ilmu-filsafat-itu-haram" xlink:type="simple">https://m.liputan6.com/cek-fakta/read/4324758/cek-fakta-tidak-benar-belajar-ilmu-filsafat-itu-haram</text:a></text:p>
          </table:table-cell>
          <table:table-cell table:style-name="ce1" office:value-type="string" calcext:value-type="string">
            <text:p>Fakta</text:p>
          </table:table-cell>
          <table:table-cell table:style-name="ce1" office:value-type="string" calcext:value-type="string">
            <text:p><text:a xlink:href="https://m.liputan6.com/cek-fakta/read/4326666/studi-menunjukkan-orang-berusia-lanjut-lebih-sering-sebar-hoaks" xlink:type="simple">https://m.liputan6.com/cek-fakta/read/4326666/studi-menunjukkan-orang-berusia-lanjut-lebih-sering-sebar-hoaks</text:a></text:p>
          </table:table-cell>
          <table:table-cell table:number-columns-repeated="1020"/>
        </table:table-row>
        <table:table-row table:style-name="ro1">
          <table:table-cell table:style-name="ce1" office:value-type="string" calcext:value-type="string">
            <text:p>Orang tua penyebar hoaks :(</text:p>
          </table:table-cell>
          <table:table-cell table:style-name="ce1" office:value-type="string" calcext:value-type="string">
            <text:p><text:a xlink:href="https://twitter.com/gifandiwan/status/1198628310173069313?s=19" xlink:type="simple">https://twitter.com/gifandiwan/status/1198628310173069313?s=19</text:a></text:p>
          </table:table-cell>
          <table:table-cell table:style-name="ce1" office:value-type="string" calcext:value-type="string">
            <text:p>Fakta</text:p>
          </table:table-cell>
          <table:table-cell table:style-name="ce2"/>
          <table:table-cell table:number-columns-repeated="1020"/>
        </table:table-row>
        <table:table-row table:style-name="ro2">
          <table:table-cell table:style-name="ce1" office:value-type="string" calcext:value-type="string">
            <text:p>Kalau semua penyebar hoax ditangkap mungkin banyak anak-anak yang hidup tanpa orang tua. Termasuk aku. -korban orang tua penyebar hoax via whatsapp-</text:p>
          </table:table-cell>
          <table:table-cell table:style-name="ce1" office:value-type="string" calcext:value-type="string">
            <text:p><text:a xlink:href="https://twitter.com/roomykusuma/status/1052876393627889665?s=19" xlink:type="simple">https://twitter.com/roomykusuma/status/1052876393627889665?s=19</text:a></text:p>
          </table:table-cell>
          <table:table-cell table:style-name="ce1" office:value-type="string" calcext:value-type="string">
            <text:p>Fakta </text:p>
          </table:table-cell>
          <table:table-cell table:style-name="ce2"/>
          <table:table-cell table:number-columns-repeated="1020"/>
        </table:table-row>
        <table:table-row table:style-name="ro1">
          <table:table-cell table:style-name="ce1" office:value-type="string" calcext:value-type="string">
            <text:p>Hu um. Wkwkwkw.. Penyebar hoax kebanyakan orang tua. Wkwkwkw.</text:p>
          </table:table-cell>
          <table:table-cell table:style-name="ce1" office:value-type="string" calcext:value-type="string">
            <text:p><text:a xlink:href="https://twitter.com/UwanUrwan/status/961430651915268096?s=19" xlink:type="simple">https://twitter.com/UwanUrwan/status/961430651915268096?s=19</text:a></text:p>
          </table:table-cell>
          <table:table-cell table:style-name="ce1" office:value-type="string" calcext:value-type="string">
            <text:p>Fakta</text:p>
          </table:table-cell>
          <table:table-cell table:style-name="ce2"/>
          <table:table-cell table:number-columns-repeated="1020"/>
        </table:table-row>
        <table:table-row table:style-name="ro2">
          <table:table-cell table:style-name="ce1" office:value-type="string" calcext:value-type="string">
            <text:p>Di kanada covid aman terkendali ya? Enak bgt liat story nya orang yg di kanada sudah bisa jalan2 ditaman ga pake masker... foto2 sama bayi2 lagi di taman..</text:p>
          </table:table-cell>
          <table:table-cell table:style-name="ce1" office:value-type="string" calcext:value-type="string">
            <text:p><text:a xlink:href="https://twitter.com/chiputrix/status/1293470619070132225?s=19" xlink:type="simple">https://twitter.com/chiputrix/status/1293470619070132225?s=19</text:a></text:p>
          </table:table-cell>
          <table:table-cell table:style-name="ce1" office:value-type="string" calcext:value-type="string">
            <text:p>Hoax </text:p>
          </table:table-cell>
          <table:table-cell table:style-name="ce1" office:value-type="string" calcext:value-type="string">
            <text:p><text:a xlink:href="https://m.liputan6.com/cek-fakta/read/4326975/cek-fakta-tidak-benar-kanada-sudah-bebas-dari-pandemi-virus-corona-covid-19" xlink:type="simple">https://m.liputan6.com/cek-fakta/read/4326975/cek-fakta-tidak-benar-kanada-sudah-bebas-dari-pandemi-virus-corona-covid-19</text:a></text:p>
          </table:table-cell>
          <table:table-cell table:number-columns-repeated="1020"/>
        </table:table-row>
        <table:table-row table:style-name="ro5">
          <table:table-cell table:style-name="ce1" office:value-type="string" calcext:value-type="string">
            <text:p>Fpi ga butuh SKT</text:p>
            <text:p>Fpi ga perlu makan beling </text:p>
            <text:p>Fpi ga perlu kebal bacok</text:p>
            <text:p>Fpi ga butuh 1,5 T</text:p>
            <text:p/>
            <text:p>Yang Fpi cari ridho Illahi..</text:p>
            <text:p/>
            <text:p>Alloh hu akbar..</text:p>
            <text:p/>
            <text:p>Menolak lupa</text:p>
          </table:table-cell>
          <table:table-cell table:style-name="ce1" office:value-type="string" calcext:value-type="string">
            <text:p><text:a xlink:href="https://twitter.com/Siwiliwili1/status/1212622331274596352?s=19" xlink:type="simple">https://twitter.com/Siwiliwili1/status/1212622331274596352?s=19</text:a></text:p>
          </table:table-cell>
          <table:table-cell table:style-name="ce1" office:value-type="string" calcext:value-type="string">
            <text:p>Hoax </text:p>
          </table:table-cell>
          <table:table-cell table:style-name="ce1" office:value-type="string" calcext:value-type="string">
            <text:p><text:a xlink:href="https://cekfakta.com/focus/4600" xlink:type="simple">https://cekfakta.com/focus/4600</text:a></text:p>
          </table:table-cell>
          <table:table-cell table:number-columns-repeated="1020"/>
        </table:table-row>
        <table:table-row table:style-name="ro3">
          <table:table-cell table:style-name="ce1" office:value-type="string" calcext:value-type="string">
            <text:p>Sampai kiamat FPI mungkin akan dibenci ormas bayaran yg bs saja saat latihan kebal bacok pas praktek di kehidupan takut jarum. Jangan2 FPI nanti akan bergabung dengan Imam Al Mahdi (?) , artinya yg bergabung dengan Imam Al Mahdi adalah manusia2 pilihan akhir zaman. Wallaahu a'lam</text:p>
          </table:table-cell>
          <table:table-cell table:style-name="ce1" office:value-type="string" calcext:value-type="string">
            <text:p><text:a xlink:href="https://twitter.com/prokontraID/status/1188749338639360001?s=19" xlink:type="simple">https://twitter.com/prokontraID/status/1188749338639360001?s=19</text:a></text:p>
          </table:table-cell>
          <table:table-cell table:style-name="ce1" office:value-type="string" calcext:value-type="string">
            <text:p>Hoax </text:p>
          </table:table-cell>
          <table:table-cell table:style-name="ce2"/>
          <table:table-cell table:number-columns-repeated="1020"/>
        </table:table-row>
        <table:table-row table:style-name="ro3">
          <table:table-cell table:style-name="ce1" office:value-type="string" calcext:value-type="string">
            <text:p>Negara kita tidak pernah berhutang, hanya melakukan pinjaman luar negeri.</text:p>
            <text:p/>
            <text:p>*katajokowi</text:p>
            <text:p>*31maret2020</text:p>
          </table:table-cell>
          <table:table-cell table:style-name="ce1" office:value-type="string" calcext:value-type="string">
            <text:p><text:a xlink:href="https://twitter.com/opposition7890/status/1293094095892619264?s=19" xlink:type="simple">https://twitter.com/opposition7890/status/1293094095892619264?s=19</text:a></text:p>
          </table:table-cell>
          <table:table-cell table:style-name="ce1" office:value-type="string" calcext:value-type="string">
            <text:p>Hoax </text:p>
          </table:table-cell>
          <table:table-cell table:style-name="ce1" office:value-type="string" calcext:value-type="string">
            <text:p><text:a xlink:href="https://cekfakta.com/focus/4593" xlink:type="simple">https://cekfakta.com/focus/4593</text:a></text:p>
          </table:table-cell>
          <table:table-cell table:number-columns-repeated="1020"/>
        </table:table-row>
        <table:table-row table:style-name="ro2">
          <table:table-cell table:style-name="ce1" office:value-type="string" calcext:value-type="string">
            <text:p>Bu Sri., mohon maaf. Kalau anda sudah tak sanggup, tolong tahu diri. Setidaknya dengarkan masukan dri pakar independent. Kasihan Indonesia.</text:p>
          </table:table-cell>
          <table:table-cell table:style-name="ce1" office:value-type="string" calcext:value-type="string">
            <text:p><text:a xlink:href="https://twitter.com/tubankreatif/status/1292633904201916416?s=19" xlink:type="simple">https://twitter.com/tubankreatif/status/1292633904201916416?s=19</text:a></text:p>
          </table:table-cell>
          <table:table-cell table:style-name="ce2" office:value-type="string" calcext:value-type="string">
            <text:p/>
          </table:table-cell>
          <table:table-cell table:style-name="ce1" office:value-type="string" calcext:value-type="string">
            <text:p><text:a xlink:href="https://cekfakta.com/focus/4583" xlink:type="simple">https://cekfakta.com/focus/4583</text:a></text:p>
          </table:table-cell>
          <table:table-cell table:number-columns-repeated="1020"/>
        </table:table-row>
        <table:table-row table:style-name="ro6">
          <table:table-cell table:style-name="ce1" office:value-type="string" calcext:value-type="string">
            <text:p>Miris...!!! 5 pangkalan militer Negara Komunis China ternyata telah eksis dibangun di Indonesia sejak tahun 2015 .</text:p>
            <text:p/>
            <text:p>Berlokasi di Natuna, Morowali, Kaltim dan 2 wilayah lainnya masih dalam tahap pembangunan dan dirahasiakan oleh rezim Jokowi sebagai tameng bagi Imperialis China</text:p>
          </table:table-cell>
          <table:table-cell table:style-name="ce1" office:value-type="string" calcext:value-type="string">
            <text:p><text:a xlink:href="https://twitter.com/BoN_009/status/1280452075973836801?s=19" xlink:type="simple">https://twitter.com/BoN_009/status/1280452075973836801?s=19</text:a></text:p>
          </table:table-cell>
          <table:table-cell table:style-name="ce1" office:value-type="string" calcext:value-type="string">
            <text:p>Hoax</text:p>
          </table:table-cell>
          <table:table-cell table:style-name="ce1" office:value-type="string" calcext:value-type="string">
            <text:p><text:a xlink:href="https://cekfakta.com/focus/4582" xlink:type="simple">https://cekfakta.com/focus/4582</text:a></text:p>
          </table:table-cell>
          <table:table-cell table:number-columns-repeated="1020"/>
        </table:table-row>
        <table:table-row table:style-name="ro3">
          <table:table-cell table:style-name="ce1" office:value-type="string" calcext:value-type="string">
            <text:p>Terdapat 5 pangkalan militer China di Indonesia yang telah dibangun sejak tahun 2015 hingga saat ini.</text:p>
            <text:p>Natuna, Morowali, Kaltim adalah 3 pangkalan militer China yang telah selesai dibangun dan saat ini dalam tahap finishing 85% persenjataan. </text:p>
          </table:table-cell>
          <table:table-cell table:style-name="ce1" office:value-type="string" calcext:value-type="string">
            <text:p><text:a xlink:href="https://twitter.com/0v4lt1n3_/status/1272094880928460800?s=19" xlink:type="simple">https://twitter.com/0v4lt1n3_/status/1272094880928460800?s=19</text:a></text:p>
          </table:table-cell>
          <table:table-cell table:style-name="ce1" office:value-type="string" calcext:value-type="string">
            <text:p>Hoax</text:p>
          </table:table-cell>
          <table:table-cell table:style-name="ce2"/>
          <table:table-cell table:number-columns-repeated="1020"/>
        </table:table-row>
        <table:table-row table:style-name="ro4">
          <table:table-cell table:style-name="ce1" office:value-type="string" calcext:value-type="string">
            <text:p>Nah loh ada pangkalan Militer di Laut Natuna... Ada apa ini???</text:p>
            <text:p/>
            <text:p>Google Earth Rilis Gambar Pangkalan Militer China di Laut Natuna Utara </text:p>
          </table:table-cell>
          <table:table-cell table:style-name="ce1" office:value-type="string" calcext:value-type="string">
            <text:p><text:a xlink:href="https://twitter.com/wahyoe_affandy/status/1290546496820011008?s=19" xlink:type="simple">https://twitter.com/wahyoe_affandy/status/1290546496820011008?s=19</text:a></text:p>
          </table:table-cell>
          <table:table-cell table:style-name="ce1" office:value-type="string" calcext:value-type="string">
            <text:p>Hoax</text:p>
          </table:table-cell>
          <table:table-cell table:style-name="ce2"/>
          <table:table-cell table:number-columns-repeated="1020"/>
        </table:table-row>
        <table:table-row table:style-name="ro2">
          <table:table-cell table:style-name="ce1" office:value-type="string" calcext:value-type="string">
            <text:p>Pabrik Esemka Kosong dan Karyawan Dipecat.</text:p>
            <text:p>Drama Baru Lagi?</text:p>
          </table:table-cell>
          <table:table-cell table:style-name="ce1" office:value-type="string" calcext:value-type="string">
            <text:p><text:a xlink:href="https://twitter.com/Zahrah40291660/status/1291451584279228416?s=19" xlink:type="simple">https://twitter.com/Zahrah40291660/status/1291451584279228416?s=19</text:a></text:p>
          </table:table-cell>
          <table:table-cell table:style-name="ce1" office:value-type="string" calcext:value-type="string">
            <text:p>Hoax</text:p>
          </table:table-cell>
          <table:table-cell table:style-name="ce1" office:value-type="string" calcext:value-type="string">
            <text:p><text:a xlink:href="https://cekfakta.com/focus/4578" xlink:type="simple">https://cekfakta.com/focus/4578</text:a></text:p>
          </table:table-cell>
          <table:table-cell table:number-columns-repeated="1020"/>
        </table:table-row>
        <table:table-row table:style-name="ro2">
          <table:table-cell table:style-name="ce1" office:value-type="string" calcext:value-type="string">
            <text:p>Kami denger ktanya smua karyawan pabrik ESEMKA kena CORONA mkanya pabrik di liburkan...🤣</text:p>
          </table:table-cell>
          <table:table-cell table:style-name="ce1" office:value-type="string" calcext:value-type="string">
            <text:p><text:a xlink:href="https://twitter.com/RESTY58831682/status/1291938240249831430?s=19" xlink:type="simple">https://twitter.com/RESTY58831682/status/1291938240249831430?s=19</text:a></text:p>
          </table:table-cell>
          <table:table-cell table:style-name="ce1" office:value-type="string" calcext:value-type="string">
            <text:p>Hoax</text:p>
          </table:table-cell>
          <table:table-cell table:style-name="ce2"/>
          <table:table-cell table:number-columns-repeated="1020"/>
        </table:table-row>
        <table:table-row table:style-name="ro1">
          <table:table-cell table:style-name="ce1" office:value-type="string" calcext:value-type="string">
            <text:p>Info Pembagian Laptop Gratis Dari Pemerintah Untuk Siswa </text:p>
          </table:table-cell>
          <table:table-cell table:style-name="ce1" office:value-type="string" calcext:value-type="string">
            <text:p><text:a xlink:href="https://twitter.com/jeparadiseblog/status/873188578855075840?s=19" xlink:type="simple">https://twitter.com/jeparadiseblog/status/873188578855075840?s=19</text:a></text:p>
          </table:table-cell>
          <table:table-cell table:style-name="ce1" office:value-type="string" calcext:value-type="string">
            <text:p>Hoax</text:p>
          </table:table-cell>
          <table:table-cell table:style-name="ce1" office:value-type="string" calcext:value-type="string">
            <text:p><text:a xlink:href="https://cekfakta.com/focus/4577" xlink:type="simple">https://cekfakta.com/focus/4577</text:a></text:p>
          </table:table-cell>
          <table:table-cell table:number-columns-repeated="1020"/>
        </table:table-row>
        <table:table-row table:style-name="ro4">
          <table:table-cell table:style-name="ce1" office:value-type="string" calcext:value-type="string">
            <text:p>@Kemdikbud_RI hallo, saya mau bertanya, apakah program ini benar adanya? Atau hanya penipuan ya?</text:p>
            <text:p>Katanya ada pembagian laptop gratis untuk siswa dan guru.</text:p>
          </table:table-cell>
          <table:table-cell table:style-name="ce1" office:value-type="string" calcext:value-type="string">
            <text:p><text:a xlink:href="https://twitter.com/Muristianto/status/1290934332614299648?s=19" xlink:type="simple">https://twitter.com/Muristianto/status/1290934332614299648?s=19</text:a></text:p>
          </table:table-cell>
          <table:table-cell table:style-name="ce1" office:value-type="string" calcext:value-type="string">
            <text:p>Hoax</text:p>
          </table:table-cell>
          <table:table-cell table:style-name="ce2"/>
          <table:table-cell table:number-columns-repeated="1020"/>
        </table:table-row>
        <table:table-row table:style-name="ro2">
          <table:table-cell table:style-name="ce1" office:value-type="string" calcext:value-type="string">
            <text:p>Orang besarnya aja bilang gak tahu ...</text:p>
            <text:p>Kebanyakan makan tempe ...</text:p>
          </table:table-cell>
          <table:table-cell table:style-name="ce1" office:value-type="string" calcext:value-type="string">
            <text:p><text:a xlink:href="https://twitter.com/donkisot007/status/1291771567572099072?s=19" xlink:type="simple">https://twitter.com/donkisot007/status/1291771567572099072?s=19</text:a></text:p>
          </table:table-cell>
          <table:table-cell table:style-name="ce1" office:value-type="string" calcext:value-type="string">
            <text:p>Hoax</text:p>
          </table:table-cell>
          <table:table-cell table:style-name="ce1" office:value-type="string" calcext:value-type="string">
            <text:p><text:a xlink:href="https://cekfakta.com/focus/4561" xlink:type="simple">https://cekfakta.com/focus/4561</text:a></text:p>
          </table:table-cell>
          <table:table-cell table:number-columns-repeated="1020"/>
        </table:table-row>
        <table:table-row table:style-name="ro2">
          <table:table-cell table:style-name="ce1" office:value-type="string" calcext:value-type="string">
            <text:p>Kalo pak presiden aja yg di gaji tinggi dan di beri kelengkapan berbagai fasilitas tidak tau. Lah piye toh, mundur aja deh</text:p>
          </table:table-cell>
          <table:table-cell table:style-name="ce1" office:value-type="string" calcext:value-type="string">
            <text:p><text:a xlink:href="https://twitter.com/isthifa_kemal/status/1290649263987462150?s=19" xlink:type="simple">https://twitter.com/isthifa_kemal/status/1290649263987462150?s=19</text:a></text:p>
          </table:table-cell>
          <table:table-cell table:style-name="ce1" office:value-type="string" calcext:value-type="string">
            <text:p>Hoax</text:p>
          </table:table-cell>
          <table:table-cell table:style-name="ce2"/>
          <table:table-cell table:number-columns-repeated="1020"/>
        </table:table-row>
        <table:table-row table:style-name="ro7">
          <table:table-cell table:style-name="ce1" office:value-type="string" calcext:value-type="string">
            <text:p>Kasus Corona Tembus 111 Ribu, Jokowi : Saya Tidak Tahu Sebabnya Apa</text:p>
            <text:p>https://t.co/LHLrQJhSYi</text:p>
            <text:p>Jokowi: Angka Kematian Covid-19 RI Lebih Tinggi 0,8 Persen dari Global</text:p>
            <text:p>https://t.co/J37C9ysZfT</text:p>
            <text:p>Klo presiden dgn kelengkapan alat negara, SDM &amp; dana ajja ga tau🤦🏻‍♂️</text:p>
            <text:p>MUNDUR itu lbh terhormat🤷🏼‍♂️ https://t.co/EcyRWrgGkk</text:p>
          </table:table-cell>
          <table:table-cell table:style-name="ce1" office:value-type="string" calcext:value-type="string">
            <text:p><text:a xlink:href="https://twitter.com/Aiek_Channel/status/1290448478007590913?s=19" xlink:type="simple">https://twitter.com/Aiek_Channel/status/1290448478007590913?s=19</text:a></text:p>
          </table:table-cell>
          <table:table-cell table:style-name="ce1" office:value-type="string" calcext:value-type="string">
            <text:p>Hoax</text:p>
          </table:table-cell>
          <table:table-cell table:style-name="ce2"/>
          <table:table-cell table:number-columns-repeated="1020"/>
        </table:table-row>
        <table:table-row table:style-name="ro2">
          <table:table-cell table:style-name="ce1" office:value-type="string" calcext:value-type="string">
            <text:p>Serba ndak tahu buat apa jdi presiden...eh, bukannya dibatalin MA yaa...harusnya mawas diri dgn kafasitas yg dimiliki bukan maksain...</text:p>
          </table:table-cell>
          <table:table-cell table:style-name="ce1" office:value-type="string" calcext:value-type="string">
            <text:p><text:a xlink:href="https://twitter.com/G4lK3nKu_5/status/1290453430151122946?s=19" xlink:type="simple">https://twitter.com/G4lK3nKu_5/status/1290453430151122946?s=19</text:a></text:p>
          </table:table-cell>
          <table:table-cell table:style-name="ce1" office:value-type="string" calcext:value-type="string">
            <text:p>Hoax</text:p>
          </table:table-cell>
          <table:table-cell table:style-name="ce2"/>
          <table:table-cell table:number-columns-repeated="1020"/>
        </table:table-row>
        <table:table-row table:style-name="ro2">
          <table:table-cell table:style-name="ce1" office:value-type="string" calcext:value-type="string">
            <text:p>Jrreenngg jrreenngg mandalika siap memesona dunia sebagai neo bali ,upaya pakdhe jokowi menghadirkan negara demi pesona potensi lokal yang mampu menggerakkan ekonomi loka</text:p>
          </table:table-cell>
          <table:table-cell table:style-name="ce1" office:value-type="string" calcext:value-type="string">
            <text:p><text:a xlink:href="https://twitter.com/gadisresidu_b3/status/1293438235658424321?s=19" xlink:type="simple">https://twitter.com/gadisresidu_b3/status/1293438235658424321?s=19</text:a></text:p>
          </table:table-cell>
          <table:table-cell table:style-name="ce1" office:value-type="string" calcext:value-type="string">
            <text:p>Hoax</text:p>
          </table:table-cell>
          <table:table-cell table:style-name="ce1" office:value-type="string" calcext:value-type="string">
            <text:p><text:a xlink:href="https://cekfakta.com/focus/4560" xlink:type="simple">https://cekfakta.com/focus/4560</text:a></text:p>
          </table:table-cell>
          <table:table-cell table:number-columns-repeated="1020"/>
        </table:table-row>
        <table:table-row table:style-name="ro2">
          <table:table-cell table:style-name="ce1" office:value-type="string" calcext:value-type="string">
            <text:p>Ajang balap dunia MOTOGP 2021 akan digelar di Mandalika, Lombok, NTB dan di klaim sbg sirkuit jalan raya pertama di dunia utk perhelatan MOTOGP 👏</text:p>
          </table:table-cell>
          <table:table-cell table:style-name="ce1" office:value-type="string" calcext:value-type="string">
            <text:p><text:a xlink:href="https://twitter.com/SkyEarth82/status/1293562438730674177?s=19" xlink:type="simple">https://twitter.com/SkyEarth82/status/1293562438730674177?s=19</text:a></text:p>
          </table:table-cell>
          <table:table-cell table:style-name="ce1" office:value-type="string" calcext:value-type="string">
            <text:p>Hoax</text:p>
          </table:table-cell>
          <table:table-cell table:style-name="ce2"/>
          <table:table-cell table:number-columns-repeated="1020"/>
        </table:table-row>
        <table:table-row table:style-name="ro4">
          <table:table-cell table:style-name="ce1" office:value-type="string" calcext:value-type="string">
            <text:p>Ledakan besar dan mematikan mengguncang kota Beirut, Lebanon. Seperti yang terlihat di tayangan-tayangan video, awan hitam pekat menyelimuti pelabuhan yang telah dilalap api. Bangunan-bangunan hancur rata dengan tanah menyerupai sebuah ledakan bom nuklir. #lebanon</text:p>
          </table:table-cell>
          <table:table-cell table:style-name="ce1" office:value-type="string" calcext:value-type="string">
            <text:p><text:a xlink:href="https://twitter.com/frontmudarev/status/1292390815411531776?s=19" xlink:type="simple">https://twitter.com/frontmudarev/status/1292390815411531776?s=19</text:a></text:p>
          </table:table-cell>
          <table:table-cell table:style-name="ce1" office:value-type="string" calcext:value-type="string">
            <text:p>Hoax</text:p>
          </table:table-cell>
          <table:table-cell table:style-name="ce1" office:value-type="string" calcext:value-type="string">
            <text:p><text:a xlink:href="https://cekfakta.com/focus/4555" xlink:type="simple">https://cekfakta.com/focus/4555</text:a></text:p>
          </table:table-cell>
          <table:table-cell table:number-columns-repeated="1020"/>
        </table:table-row>
        <table:table-row table:style-name="ro6">
          <table:table-cell table:style-name="ce1" office:value-type="string" calcext:value-type="string">
            <text:p>Detik² ledakan di Lebanon, seperti Bom Nuklir gaes..</text:p>
            <text:p>Link di bawah</text:p>
            <text:p>#ledakanlebanon </text:p>
            <text:p>#ledakanbeirut </text:p>
            <text:p>#PrayForLebanon </text:p>
          </table:table-cell>
          <table:table-cell table:style-name="ce1" office:value-type="string" calcext:value-type="string">
            <text:p><text:a xlink:href="https://t.co/mlW5a9YJsl" xlink:type="simple">https://t.co/mlW5a9YJsl</text:a></text:p>
          </table:table-cell>
          <table:table-cell table:style-name="ce1" office:value-type="string" calcext:value-type="string">
            <text:p>Hoax</text:p>
          </table:table-cell>
          <table:table-cell table:style-name="ce2"/>
          <table:table-cell table:number-columns-repeated="1020"/>
        </table:table-row>
        <table:table-row table:style-name="ro2">
          <table:table-cell table:style-name="ce1" office:value-type="string" calcext:value-type="string">
            <text:p>pagi-pagi disuguhi video ledakan di lebanon. ledakan keduanya serem banget dah kayak bom nuklir :(</text:p>
          </table:table-cell>
          <table:table-cell table:style-name="ce1" office:value-type="string" calcext:value-type="string">
            <text:p><text:a xlink:href="https://twitter.com/avfhve/status/1290785354631372800?s=19" xlink:type="simple">https://twitter.com/avfhve/status/1290785354631372800?s=19</text:a></text:p>
          </table:table-cell>
          <table:table-cell table:style-name="ce1" office:value-type="string" calcext:value-type="string">
            <text:p>Hoax</text:p>
          </table:table-cell>
          <table:table-cell table:style-name="ce2"/>
          <table:table-cell table:number-columns-repeated="1020"/>
        </table:table-row>
        <table:table-row table:style-name="ro1">
          <table:table-cell table:style-name="ce1" office:value-type="string" calcext:value-type="string">
            <text:p>Ngeri yang terjadi di lebanon. Dari vidnya efek ledakannya kyk bom nuklir hiroshima &amp; nagasaki</text:p>
          </table:table-cell>
          <table:table-cell table:style-name="ce1" office:value-type="string" calcext:value-type="string">
            <text:p><text:a xlink:href="https://twitter.com/rifaltegarp/status/1290698192384737280?s=19" xlink:type="simple">https://twitter.com/rifaltegarp/status/1290698192384737280?s=19</text:a></text:p>
          </table:table-cell>
          <table:table-cell table:style-name="ce1" office:value-type="string" calcext:value-type="string">
            <text:p>Hoax</text:p>
          </table:table-cell>
          <table:table-cell table:style-name="ce2"/>
          <table:table-cell table:number-columns-repeated="1020"/>
        </table:table-row>
        <table:table-row table:style-name="ro1">
          <table:table-cell table:style-name="ce1" office:value-type="string" calcext:value-type="string">
            <text:p>Bahkan dokter di amerika bersuara melawan who..(tanpa pakaian astronot apalagi masker)</text:p>
          </table:table-cell>
          <table:table-cell table:style-name="ce1" office:value-type="string" calcext:value-type="string">
            <text:p><text:a xlink:href="https://twitter.com/Reychan_A/status/1289966873165983744?s=19" xlink:type="simple">https://twitter.com/Reychan_A/status/1289966873165983744?s=19</text:a></text:p>
          </table:table-cell>
          <table:table-cell table:style-name="ce1" office:value-type="string" calcext:value-type="string">
            <text:p>Hoax</text:p>
          </table:table-cell>
          <table:table-cell table:style-name="ce1" office:value-type="string" calcext:value-type="string">
            <text:p><text:a xlink:href="https://cekfakta.com/focus/4548" xlink:type="simple">https://cekfakta.com/focus/4548</text:a></text:p>
          </table:table-cell>
          <table:table-cell table:number-columns-repeated="1020"/>
        </table:table-row>
        <table:table-row table:style-name="ro4">
          <table:table-cell table:style-name="ce1" office:value-type="string" calcext:value-type="string">
            <text:p>Ngaku presiden dgn negara populasi islam terbesar di dunia, tapi mana suara jokowi tak terdengar mengutuk cina. Ya nama juga keturunan komunis, pasti bela komunis. Untungnya gw tidak pernah anggap jokowi presiden gw, sorry yg tidak sepaham.</text:p>
          </table:table-cell>
          <table:table-cell table:style-name="ce1" office:value-type="string" calcext:value-type="string">
            <text:p><text:a xlink:href="https://twitter.com/MuhamadReva1/status/1121752066328649729?s=19" xlink:type="simple">https://twitter.com/MuhamadReva1/status/1121752066328649729?s=19</text:a></text:p>
          </table:table-cell>
          <table:table-cell table:style-name="ce1" office:value-type="string" calcext:value-type="string">
            <text:p>Hoax</text:p>
          </table:table-cell>
          <table:table-cell table:style-name="ce1" office:value-type="string" calcext:value-type="string">
            <text:p><text:a xlink:href="https://cekfakta.com/focus/4546" xlink:type="simple">https://cekfakta.com/focus/4546</text:a></text:p>
          </table:table-cell>
          <table:table-cell table:number-columns-repeated="1020"/>
        </table:table-row>
        <table:table-row table:style-name="ro4">
          <table:table-cell table:style-name="ce1" office:value-type="string" calcext:value-type="string">
            <text:p>Bgi yg punya anak putra putrinya harus di awasin yg suka maen hp..ini anak hbis di oprasi pengecilan otak gara kna rdiasi sinar hp mhon di bagikan ya, sampe skrg anakya blm sadar...aamiinkan sejenak semoga anak ini… </text:p>
          </table:table-cell>
          <table:table-cell table:style-name="ce1" office:value-type="string" calcext:value-type="string">
            <text:p><text:a xlink:href="https://twitter.com/Infosukabumi_/status/1289900527103250433?s=19" xlink:type="simple">https://twitter.com/Infosukabumi_/status/1289900527103250433?s=19</text:a></text:p>
          </table:table-cell>
          <table:table-cell table:style-name="ce1" office:value-type="string" calcext:value-type="string">
            <text:p>Hoax</text:p>
          </table:table-cell>
          <table:table-cell table:style-name="ce1" office:value-type="string" calcext:value-type="string">
            <text:p><text:a xlink:href="https://cekfakta.com/focus/4545" xlink:type="simple">https://cekfakta.com/focus/4545</text:a></text:p>
          </table:table-cell>
          <table:table-cell table:number-columns-repeated="1020"/>
        </table:table-row>
        <table:table-row table:style-name="ro3">
          <table:table-cell table:style-name="ce1" office:value-type="string" calcext:value-type="string">
            <text:p>Inilah hasil yg dikehendaki olh oknum utk mengamandemen UUD 1945 agar china bisa leluasa di Negara Republik Indonesia.</text:p>
            <text:p>Terkait TKA china Rakyat harus bertindak dan saling membahu utk bersatu, problem masyarakat Kendari adlh problem Rakyat Indonesia.</text:p>
          </table:table-cell>
          <table:table-cell table:style-name="ce1" office:value-type="string" calcext:value-type="string">
            <text:p><text:a xlink:href="https://twitter.com/jabangtetuko001/status/1289903348460617728?s=19" xlink:type="simple">https://twitter.com/jabangtetuko001/status/1289903348460617728?s=19</text:a></text:p>
          </table:table-cell>
          <table:table-cell table:style-name="ce1" office:value-type="string" calcext:value-type="string">
            <text:p>Hoax</text:p>
          </table:table-cell>
          <table:table-cell table:style-name="ce1" office:value-type="string" calcext:value-type="string">
            <text:p><text:a xlink:href="https://cekfakta.com/focus/4544" xlink:type="simple">https://cekfakta.com/focus/4544</text:a></text:p>
          </table:table-cell>
          <table:table-cell table:number-columns-repeated="1020"/>
        </table:table-row>
        <table:table-row table:style-name="ro4">
          <table:table-cell table:style-name="ce1" office:value-type="string" calcext:value-type="string">
            <text:p>https://t.co/qolnP7rl7O</text:p>
            <text:p/>
            <text:p>Di sini beritanya Kendari memanas menolak TKA China</text:p>
          </table:table-cell>
          <table:table-cell table:style-name="ce1" office:value-type="string" calcext:value-type="string">
            <text:p><text:a xlink:href="https://twitter.com/kharimakharima1/status/1289938575581093890?s=19" xlink:type="simple">https://twitter.com/kharimakharima1/status/1289938575581093890?s=19</text:a></text:p>
          </table:table-cell>
          <table:table-cell table:style-name="ce1" office:value-type="string" calcext:value-type="string">
            <text:p>Hoax</text:p>
          </table:table-cell>
          <table:table-cell table:style-name="ce2"/>
          <table:table-cell table:number-columns-repeated="1020"/>
        </table:table-row>
        <table:table-row table:style-name="ro4">
          <table:table-cell table:style-name="ce1" office:value-type="string" calcext:value-type="string">
            <text:p>Video ini bagus untuk dokumentaai di masa yg akan datang jika kelak kita benar benar merdeka dan berdaulat. Sebagai awal perjuangan penolakan rakyat terhadap ekspansi China yg dibungkus dengan pengiriman TKA. Sejarah akan menulis bahwa rakyat Kendari adalah para patriot sejati.</text:p>
          </table:table-cell>
          <table:table-cell table:style-name="ce1" office:value-type="string" calcext:value-type="string">
            <text:p><text:a xlink:href="https://twitter.com/jqkml/status/1289902055801229313?s=19" xlink:type="simple">https://twitter.com/jqkml/status/1289902055801229313?s=19</text:a></text:p>
          </table:table-cell>
          <table:table-cell table:style-name="ce1" office:value-type="string" calcext:value-type="string">
            <text:p>Hoax</text:p>
          </table:table-cell>
          <table:table-cell table:style-name="ce2"/>
          <table:table-cell table:number-columns-repeated="1020"/>
        </table:table-row>
        <table:table-row table:style-name="ro3">
          <table:table-cell table:style-name="ce1" office:value-type="string" calcext:value-type="string">
            <text:p>Masih ingatkah Berita ini 105 TKA CHINA pd 1 Juli 2020 ,sekarang 2 Agustus 2020 ada yang tahu sdh berapa?</text:p>
            <text:p/>
            <text:p>105 TKA China Tiba di Bandara Kendari, Polisi Bubarkan Demonstran</text:p>
          </table:table-cell>
          <table:table-cell table:style-name="ce1" office:value-type="string" calcext:value-type="string">
            <text:p><text:a xlink:href="https://twitter.com/Wongkuno2B/status/1289890379831992320?s=19" xlink:type="simple">https://twitter.com/Wongkuno2B/status/1289890379831992320?s=19</text:a></text:p>
          </table:table-cell>
          <table:table-cell table:style-name="ce1" office:value-type="string" calcext:value-type="string">
            <text:p>Hoax</text:p>
          </table:table-cell>
          <table:table-cell table:style-name="ce2"/>
          <table:table-cell table:number-columns-repeated="1020"/>
        </table:table-row>
        <table:table-row table:style-name="ro1">
          <table:table-cell table:style-name="ce1" office:value-type="string" calcext:value-type="string">
            <text:p>Ini di kendari ya, Masuk nya TKA china dsna ?</text:p>
          </table:table-cell>
          <table:table-cell table:style-name="ce1" office:value-type="string" calcext:value-type="string">
            <text:p><text:a xlink:href="https://twitter.com/bambanQz/status/1289891606221524995?s=19" xlink:type="simple">https://twitter.com/bambanQz/status/1289891606221524995?s=19</text:a></text:p>
          </table:table-cell>
          <table:table-cell table:style-name="ce1" office:value-type="string" calcext:value-type="string">
            <text:p>Hoax</text:p>
          </table:table-cell>
          <table:table-cell table:style-name="ce2"/>
          <table:table-cell table:number-columns-repeated="1020"/>
        </table:table-row>
        <table:table-row table:style-name="ro2">
          <table:table-cell table:style-name="ce1" office:value-type="string" calcext:value-type="string">
            <text:p>jangan sampe sentimen tersebut meluas hingga menjadi aksi, di Kendari sempat ada demo menolak kedatangan 500 TKA China. demonstran juga sampai berani melakukan sweeping, ngerii</text:p>
          </table:table-cell>
          <table:table-cell table:style-name="ce1" office:value-type="string" calcext:value-type="string">
            <text:p><text:a xlink:href="https://twitter.com/negativisme/status/1286636057891504134?s=19" xlink:type="simple">https://twitter.com/negativisme/status/1286636057891504134?s=19</text:a></text:p>
          </table:table-cell>
          <table:table-cell table:style-name="ce1" office:value-type="string" calcext:value-type="string">
            <text:p>Hoax</text:p>
          </table:table-cell>
          <table:table-cell table:style-name="ce2"/>
          <table:table-cell table:number-columns-repeated="1020"/>
        </table:table-row>
        <table:table-row table:style-name="ro2">
          <table:table-cell table:style-name="ce1" office:value-type="string" calcext:value-type="string">
            <text:p>Apa maksudnya dari pada menyembelih Hewan Qurban. Mendingan uangnya untuk bayar Hutang Negara...?</text:p>
          </table:table-cell>
          <table:table-cell table:style-name="ce1" office:value-type="string" calcext:value-type="string">
            <text:p><text:a xlink:href="https://twitter.com/Dzoel_Phil/status/1289577618065391621?s=19" xlink:type="simple">https://twitter.com/Dzoel_Phil/status/1289577618065391621?s=19</text:a></text:p>
          </table:table-cell>
          <table:table-cell table:style-name="ce1" office:value-type="string" calcext:value-type="string">
            <text:p>Hoax</text:p>
          </table:table-cell>
          <table:table-cell table:style-name="ce1" office:value-type="string" calcext:value-type="string">
            <text:p><text:a xlink:href="https://cekfakta.com/focus/4543" xlink:type="simple">https://cekfakta.com/focus/4543</text:a></text:p>
          </table:table-cell>
          <table:table-cell table:number-columns-repeated="1020"/>
        </table:table-row>
        <table:table-row table:style-name="ro1">
          <table:table-cell table:style-name="ce1" office:value-type="string" calcext:value-type="string">
            <text:p>Wapres menyebut Idul Adha tak harus dimaknai dengan menyembelih qurban </text:p>
          </table:table-cell>
          <table:table-cell table:style-name="ce1" office:value-type="string" calcext:value-type="string">
            <text:p><text:a xlink:href="https://twitter.com/Ghane_sa/status/1289221911197569025?s=19" xlink:type="simple">https://twitter.com/Ghane_sa/status/1289221911197569025?s=19</text:a></text:p>
          </table:table-cell>
          <table:table-cell table:style-name="ce1" office:value-type="string" calcext:value-type="string">
            <text:p>Hoax</text:p>
          </table:table-cell>
          <table:table-cell table:style-name="ce2"/>
          <table:table-cell table:number-columns-repeated="1020"/>
        </table:table-row>
        <table:table-row table:style-name="ro3">
          <table:table-cell table:style-name="ce1" office:value-type="string" calcext:value-type="string">
            <text:p>Mungkin mksd pak Yai ga usah potong domba atau sapi, beliin sembako aja dan berbagi gitu? 😂😂😂</text:p>
            <text:p/>
            <text:p>Kok pak Yai juga qurban sapi? Kenapa ga beli sembako terus berbagi sembako aja? 🤔🤔🤔</text:p>
          </table:table-cell>
          <table:table-cell table:style-name="ce1" office:value-type="string" calcext:value-type="string">
            <text:p><text:a xlink:href="https://twitter.com/UAlla02/status/1289464753618706434?s=19" xlink:type="simple">https://twitter.com/UAlla02/status/1289464753618706434?s=19</text:a></text:p>
          </table:table-cell>
          <table:table-cell table:style-name="ce1" office:value-type="string" calcext:value-type="string">
            <text:p>Hoax</text:p>
          </table:table-cell>
          <table:table-cell table:style-name="ce2"/>
          <table:table-cell table:number-columns-repeated="1020"/>
        </table:table-row>
        <table:table-row table:style-name="ro4">
          <table:table-cell table:style-name="ce1" office:value-type="string" calcext:value-type="string">
            <text:p>fatal, kalo sampai temuannya terbukti lolos secara uji klinis terlepas dari ribut soal gelar, tetap dia mampu memberikan harapan bagi penderita covid, bagaimana anda mau menghukum orang yg telah menemukan obat? miris kalo hukum di indonesia seperti itu. fokus ke produknya.</text:p>
          </table:table-cell>
          <table:table-cell table:style-name="ce1" office:value-type="string" calcext:value-type="string">
            <text:p><text:a xlink:href="https://twitter.com/AldenBenny/status/1291193160274595840?s=19" xlink:type="simple">https://twitter.com/AldenBenny/status/1291193160274595840?s=19</text:a></text:p>
          </table:table-cell>
          <table:table-cell table:style-name="ce1" office:value-type="string" calcext:value-type="string">
            <text:p>Hoax</text:p>
          </table:table-cell>
          <table:table-cell table:style-name="ce1" office:value-type="string" calcext:value-type="string">
            <text:p><text:a xlink:href="https://cekfakta.com/focus/4539" xlink:type="simple">https://cekfakta.com/focus/4539</text:a></text:p>
          </table:table-cell>
          <table:table-cell table:number-columns-repeated="1020"/>
        </table:table-row>
        <table:table-row table:style-name="ro2">
          <table:table-cell table:style-name="ce1" office:value-type="string" calcext:value-type="string">
            <text:p>Kalau ghibran debat ama om rocky..awas pertanda dunia udah kembali kejaman batu.</text:p>
            <text:p>Coba tanya ghibran,dirumah ada cermin ngga</text:p>
          </table:table-cell>
          <table:table-cell table:style-name="ce1" office:value-type="string" calcext:value-type="string">
            <text:p><text:a xlink:href="https://twitter.com/AjaWeh/status/1289508236307992578?s=19" xlink:type="simple">https://twitter.com/AjaWeh/status/1289508236307992578?s=19</text:a></text:p>
          </table:table-cell>
          <table:table-cell table:style-name="ce1" office:value-type="string" calcext:value-type="string">
            <text:p>Hoax</text:p>
          </table:table-cell>
          <table:table-cell table:style-name="ce1" office:value-type="string" calcext:value-type="string">
            <text:p><text:a xlink:href="https://twitter.com/sirandry_78/status/1289517884910100480?s=19" xlink:type="simple">https://twitter.com/sirandry_78/status/1289517884910100480?s=19</text:a></text:p>
          </table:table-cell>
          <table:table-cell table:number-columns-repeated="1020"/>
        </table:table-row>
        <table:table-row table:style-name="ro1">
          <table:table-cell table:style-name="ce1" office:value-type="string" calcext:value-type="string">
            <text:p>Debat tentang apa dulu, klo tentang martabak dan sang pisang, gue pastiin Rocky Gerung KO.</text:p>
          </table:table-cell>
          <table:table-cell table:style-name="ce1" office:value-type="string" calcext:value-type="string">
            <text:p><text:a xlink:href="https://twitter.com/Amirsiregar13/status/1289612705616125952?s=19" xlink:type="simple">https://twitter.com/Amirsiregar13/status/1289612705616125952?s=19</text:a></text:p>
          </table:table-cell>
          <table:table-cell table:style-name="ce1" office:value-type="string" calcext:value-type="string">
            <text:p>Hoax</text:p>
          </table:table-cell>
          <table:table-cell table:style-name="ce2"/>
          <table:table-cell table:number-columns-repeated="1020"/>
        </table:table-row>
        <table:table-row table:style-name="ro2">
          <table:table-cell table:style-name="ce1" office:value-type="string" calcext:value-type="string">
            <text:p>Tp klo masalah politik mending jangan,.malu2in. Paling bisanya tolak pinggang sambil teriak, "merdeka, merdeka, sekali lagi, merdeka... terimakasih</text:p>
          </table:table-cell>
          <table:table-cell table:style-name="ce1" office:value-type="string" calcext:value-type="string">
            <text:p><text:a xlink:href="https://twitter.com/Amirsiregar13/status/1289612705616125952?s=19" xlink:type="simple">https://twitter.com/Amirsiregar13/status/1289612705616125952?s=19</text:a></text:p>
          </table:table-cell>
          <table:table-cell table:style-name="ce1" office:value-type="string" calcext:value-type="string">
            <text:p>Hoax</text:p>
          </table:table-cell>
          <table:table-cell table:style-name="ce2"/>
          <table:table-cell table:number-columns-repeated="1020"/>
        </table:table-row>
        <table:table-row table:style-name="ro1">
          <table:table-cell table:style-name="ce1" office:value-type="string" calcext:value-type="string">
            <text:p>Yg gw bingung materi debatnya apa? Visi misi jd Cawalkot atau dinasti politik?</text:p>
          </table:table-cell>
          <table:table-cell table:style-name="ce1" office:value-type="string" calcext:value-type="string">
            <text:p><text:a xlink:href="https://twitter.com/sirandry_78/status/1289517884910100480?s=19" xlink:type="simple">https://twitter.com/sirandry_78/status/1289517884910100480?s=19</text:a></text:p>
          </table:table-cell>
          <table:table-cell table:style-name="ce1" office:value-type="string" calcext:value-type="string">
            <text:p>Hoax</text:p>
          </table:table-cell>
          <table:table-cell table:style-name="ce2"/>
          <table:table-cell table:number-columns-repeated="1020"/>
        </table:table-row>
        <table:table-row table:style-name="ro2">
          <table:table-cell table:style-name="ce1" office:value-type="string" calcext:value-type="string">
            <text:p>Wooii, Abu Janda jangan kabur ya, ini gede luh fulusnya😂 Ridwan Kamil Ajak Abu Janda Jadi Relawan Uji Vaksin Corona, Faktanya </text:p>
          </table:table-cell>
          <table:table-cell table:style-name="ce1" office:value-type="string" calcext:value-type="string">
            <text:p><text:a xlink:href="https://twitter.com/leo_agustaf/status/1290633734060875777?s=19" xlink:type="simple">https://twitter.com/leo_agustaf/status/1290633734060875777?s=19</text:a></text:p>
          </table:table-cell>
          <table:table-cell table:style-name="ce1" office:value-type="string" calcext:value-type="string">
            <text:p>Hoax</text:p>
          </table:table-cell>
          <table:table-cell table:style-name="ce1" office:value-type="string" calcext:value-type="string">
            <text:p><text:a xlink:href="https://cekfakta.com/focus/4523" xlink:type="simple">https://cekfakta.com/focus/4523</text:a></text:p>
          </table:table-cell>
          <table:table-cell table:number-columns-repeated="1020"/>
        </table:table-row>
        <table:table-row table:style-name="ro2">
          <table:table-cell table:style-name="ce1" office:value-type="string" calcext:value-type="string">
            <text:p>Bang @ridwankamil Jangan Lupakan Sohibnya Abu Janda Yaitu @Dennysiregar7 @eko_kuntadhi Dan Para Jajarannya, Thank's.</text:p>
          </table:table-cell>
          <table:table-cell table:style-name="ce1" office:value-type="string" calcext:value-type="string">
            <text:p><text:a xlink:href="https://twitter.com/BintangTimur27/status/1290531232963375104?s=19" xlink:type="simple">https://twitter.com/BintangTimur27/status/1290531232963375104?s=19</text:a></text:p>
          </table:table-cell>
          <table:table-cell table:style-name="ce1" office:value-type="string" calcext:value-type="string">
            <text:p>Hoax</text:p>
          </table:table-cell>
          <table:table-cell table:style-name="ce2"/>
          <table:table-cell table:number-columns-repeated="1020"/>
        </table:table-row>
        <table:table-row table:style-name="ro2">
          <table:table-cell table:style-name="ce1" office:value-type="string" calcext:value-type="string">
            <text:p>Tolong om putin.. kirim rudal ke gedung DPR. Dan istana...tp bsok ya.. pas ada rapat... jngn sekarang. Skrng lg ada saudara saudara kami yg demo...</text:p>
          </table:table-cell>
          <table:table-cell table:style-name="ce1" office:value-type="string" calcext:value-type="string">
            <text:p><text:a xlink:href="https://twitter.com/ardy24826905/status/1275685615854661634?s=19" xlink:type="simple">https://twitter.com/ardy24826905/status/1275685615854661634?s=19</text:a></text:p>
          </table:table-cell>
          <table:table-cell table:style-name="ce1" office:value-type="string" calcext:value-type="string">
            <text:p>Hoax</text:p>
          </table:table-cell>
          <table:table-cell table:style-name="ce1" office:value-type="string" calcext:value-type="string">
            <text:p><text:a xlink:href="https://cekfakta.com/focus/4518" xlink:type="simple">https://cekfakta.com/focus/4518</text:a></text:p>
          </table:table-cell>
          <table:table-cell table:number-columns-repeated="1020"/>
        </table:table-row>
        <table:table-row table:style-name="ro1">
          <table:table-cell table:style-name="ce1" office:value-type="string" calcext:value-type="string">
            <text:p>Telpon Putin aja Pak,kabulkan doa dr anak kecil yg meminta Putin kirim rudal ke gedung dpr 😄</text:p>
          </table:table-cell>
          <table:table-cell table:style-name="ce1" office:value-type="string" calcext:value-type="string">
            <text:p><text:a xlink:href="https://twitter.com/DonnieAulia/status/966323839822061568?s=19" xlink:type="simple">https://twitter.com/DonnieAulia/status/966323839822061568?s=19</text:a></text:p>
          </table:table-cell>
          <table:table-cell table:style-name="ce1" office:value-type="string" calcext:value-type="string">
            <text:p>Hoax</text:p>
          </table:table-cell>
          <table:table-cell table:style-name="ce2"/>
          <table:table-cell table:number-columns-repeated="1020"/>
        </table:table-row>
        <table:table-row table:style-name="ro2">
          <table:table-cell table:style-name="ce1" office:value-type="string" calcext:value-type="string">
            <text:p>Dukung.. Dukung... pesen juga ke Korut, daripada buang2 rudal percuma, kirim aja ke Gedung DPR😂😂😂 @wahyuAasih https://t.co/soaBIjeMrC</text:p>
          </table:table-cell>
          <table:table-cell table:style-name="ce1" office:value-type="string" calcext:value-type="string">
            <text:p><text:a xlink:href="https://twitter.com/RiedsBudiono/status/874150201988046848?s=19" xlink:type="simple">https://twitter.com/RiedsBudiono/status/874150201988046848?s=19</text:a></text:p>
          </table:table-cell>
          <table:table-cell table:style-name="ce1" office:value-type="string" calcext:value-type="string">
            <text:p>Hoax</text:p>
          </table:table-cell>
          <table:table-cell table:style-name="ce2"/>
          <table:table-cell table:number-columns-repeated="1020"/>
        </table:table-row>
        <table:table-row table:style-name="ro3">
          <table:table-cell table:style-name="ce1" office:value-type="string" calcext:value-type="string">
            <text:p>Lanjutkan pak Jokowi </text:p>
            <text:p>3 periode banyak yang mendukung BPK</text:p>
            <text:p>Untuk kemajuan bangsa Indonesia</text:p>
            <text:p>#Tanpabeban</text:p>
          </table:table-cell>
          <table:table-cell table:style-name="ce1" office:value-type="string" calcext:value-type="string">
            <text:p><text:a xlink:href="https://twitter.com/Manminmen/status/1268907915840122880?s=19" xlink:type="simple">https://twitter.com/Manminmen/status/1268907915840122880?s=19</text:a></text:p>
          </table:table-cell>
          <table:table-cell table:style-name="ce1" office:value-type="string" calcext:value-type="string">
            <text:p>Hoax</text:p>
          </table:table-cell>
          <table:table-cell table:style-name="ce1" office:value-type="string" calcext:value-type="string">
            <text:p><text:a xlink:href="https://cekfakta.com/focus/4516" xlink:type="simple">https://cekfakta.com/focus/4516</text:a></text:p>
          </table:table-cell>
          <table:table-cell table:number-columns-repeated="1020"/>
        </table:table-row>
        <table:table-row table:style-name="ro1">
          <table:table-cell table:style-name="ce1" office:value-type="string" calcext:value-type="string">
            <text:p>Bagus lah 3 periode gw dukung.</text:p>
          </table:table-cell>
          <table:table-cell table:style-name="ce1" office:value-type="string" calcext:value-type="string">
            <text:p><text:a xlink:href="https://twitter.com/asray_binladen/status/1290697512802643968?s=19" xlink:type="simple">https://twitter.com/asray_binladen/status/1290697512802643968?s=19</text:a></text:p>
          </table:table-cell>
          <table:table-cell table:style-name="ce1" office:value-type="string" calcext:value-type="string">
            <text:p>Hoax</text:p>
          </table:table-cell>
          <table:table-cell table:style-name="ce2"/>
          <table:table-cell table:number-columns-repeated="1020"/>
        </table:table-row>
        <table:table-row table:style-name="ro2">
          <table:table-cell table:style-name="ce1" office:value-type="string" calcext:value-type="string">
            <text:p>Kagok amat 3 periode...</text:p>
            <text:p>Sampai mati we sekalian...</text:p>
          </table:table-cell>
          <table:table-cell table:style-name="ce1" office:value-type="string" calcext:value-type="string">
            <text:p><text:a xlink:href="https://twitter.com/OpiniRakyat2/status/1290814314631163906?s=19" xlink:type="simple">https://twitter.com/OpiniRakyat2/status/1290814314631163906?s=19</text:a></text:p>
          </table:table-cell>
          <table:table-cell table:style-name="ce1" office:value-type="string" calcext:value-type="string">
            <text:p>Hoax</text:p>
          </table:table-cell>
          <table:table-cell table:style-name="ce2"/>
          <table:table-cell table:number-columns-repeated="1020"/>
        </table:table-row>
        <table:table-row table:style-name="ro6">
          <table:table-cell table:style-name="ce1" office:value-type="string" calcext:value-type="string">
            <text:p>Boleh gpp,,, wakil nye yg nekat brani tempur,,,</text:p>
            <text:p>Yg penting gx ada keterlibatan partai atu pun dlm kabinet n yg berkaitan lembaga negara apa pun, (pdip no way)</text:p>
            <text:p/>
            <text:p>Atu lg,,, si kaesang jadi mentri investasi, n hrs bujang gx boleh kawin dulu,,,</text:p>
          </table:table-cell>
          <table:table-cell table:style-name="ce1" office:value-type="string" calcext:value-type="string">
            <text:p><text:a xlink:href="https://twitter.com/AlfatHbroo/status/1290711089957617665?s=19" xlink:type="simple">https://twitter.com/AlfatHbroo/status/1290711089957617665?s=19</text:a></text:p>
          </table:table-cell>
          <table:table-cell table:style-name="ce1" office:value-type="string" calcext:value-type="string">
            <text:p>Hoax</text:p>
          </table:table-cell>
          <table:table-cell table:style-name="ce2"/>
          <table:table-cell table:number-columns-repeated="1020"/>
        </table:table-row>
        <table:table-row table:style-name="ro6">
          <table:table-cell table:style-name="ce1" office:value-type="string" calcext:value-type="string">
            <text:p>Ckp 2 periode saja. Andai boleh dipilih lg untuk ke 3, aku tdk pilih lg. Menyesal? Tdk. Aku kuatir, stlh tampa beban, periode berikutnya santai bekerja.</text:p>
            <text:p/>
            <text:p>Buat tokoh nasional yg baik-baik, muncullah siap gantikan Jokowi siap melanjutkan visi misi Jokowi yg baik dan blm tuntas.</text:p>
          </table:table-cell>
          <table:table-cell table:style-name="ce1" office:value-type="string" calcext:value-type="string">
            <text:p><text:a xlink:href="https://twitter.com/sulistiawan_rd/status/1233395330797801472?s=19" xlink:type="simple">https://twitter.com/sulistiawan_rd/status/1233395330797801472?s=19</text:a></text:p>
          </table:table-cell>
          <table:table-cell table:style-name="ce1" office:value-type="string" calcext:value-type="string">
            <text:p>Hoax</text:p>
          </table:table-cell>
          <table:table-cell table:style-name="ce2"/>
          <table:table-cell table:number-columns-repeated="1020"/>
        </table:table-row>
        <table:table-row table:style-name="ro4">
          <table:table-cell table:style-name="ce1" office:value-type="string" calcext:value-type="string">
            <text:p>#panoramakulonprogo</text:p>
            <text:p>● Monggo yang punya usaha mikro, bisa isi pendataan ini di link https://t.co/j9XKt8LAyK. Ditunggu sampai nanti sore, atau jika kebingungan bisa DM ke dinaskoperasiukmkp.</text:p>
          </table:table-cell>
          <table:table-cell table:style-name="ce1" office:value-type="string" calcext:value-type="string">
            <text:p><text:a xlink:href="https://twitter.com/panoramaKP/status/1293347672837914624?s=19" xlink:type="simple">https://twitter.com/panoramaKP/status/1293347672837914624?s=19</text:a></text:p>
          </table:table-cell>
          <table:table-cell table:style-name="ce1" office:value-type="string" calcext:value-type="string">
            <text:p>Hoax</text:p>
          </table:table-cell>
          <table:table-cell table:style-name="ce1" office:value-type="string" calcext:value-type="string">
            <text:p><text:a xlink:href="https://cekfakta.com/focus/4513" xlink:type="simple">https://cekfakta.com/focus/4513</text:a></text:p>
          </table:table-cell>
          <table:table-cell table:number-columns-repeated="1020"/>
        </table:table-row>
        <table:table-row table:style-name="ro4">
          <table:table-cell table:style-name="ce1" office:value-type="string" calcext:value-type="string">
            <text:p>Pendataan data usulan calon Penerima Bantuan Usaha Mikro (PBUM). Semoga bantuan segera terealisasi bagi pelaku usaha mikro ditengah kondisi yang sangat sulit yang di rasakan hampir semua para pelaku usaha mikro.…</text:p>
          </table:table-cell>
          <table:table-cell table:style-name="ce1" office:value-type="string" calcext:value-type="string">
            <text:p><text:a xlink:href="https://twitter.com/MayaSavira16/status/1291642178540843011?s=19" xlink:type="simple">https://twitter.com/MayaSavira16/status/1291642178540843011?s=19</text:a></text:p>
          </table:table-cell>
          <table:table-cell table:style-name="ce1" office:value-type="string" calcext:value-type="string">
            <text:p>Hoax</text:p>
          </table:table-cell>
          <table:table-cell table:style-name="ce2"/>
          <table:table-cell table:number-columns-repeated="1020"/>
        </table:table-row>
        <table:table-row table:style-name="ro3">
          <table:table-cell table:style-name="ce1" office:value-type="string" calcext:value-type="string">
            <text:p>Pastikn account anda selamat..</text:p>
            <text:p/>
            <text:p>Terbaikla.Mark zuckerberg ketua pegawai eksekutif facebook mencipta perkataan baru GRATULA untuk memastikan akaun facebook anda dlm keadaan selamat. Taip GRATULA dalam komen jika... </text:p>
          </table:table-cell>
          <table:table-cell table:style-name="ce1" office:value-type="string" calcext:value-type="string">
            <text:p><text:a xlink:href="https://twitter.com/syafiq_nanako/status/1065878755434995717?s=19" xlink:type="simple">https://twitter.com/syafiq_nanako/status/1065878755434995717?s=19</text:a></text:p>
          </table:table-cell>
          <table:table-cell table:style-name="ce1" office:value-type="string" calcext:value-type="string">
            <text:p>Hoax </text:p>
          </table:table-cell>
          <table:table-cell table:style-name="ce1" office:value-type="string" calcext:value-type="string">
            <text:p><text:a xlink:href="https://cekfakta.com/focus/4511" xlink:type="simple">https://cekfakta.com/focus/4511</text:a></text:p>
          </table:table-cell>
          <table:table-cell table:number-columns-repeated="1020"/>
        </table:table-row>
        <table:table-row table:style-name="ro4">
          <table:table-cell table:style-name="ce1" office:value-type="string" calcext:value-type="string">
            <text:p>#im4BN Mark Zuckerberg, Ketua Pegawai Eksekutif Facebook, mencipta perkataan baru GRATULA. Untuk memastikan akaun anda dalam keadaan selamat, taip GRATULA dalam komen. Jika Merah , akaun anda masih selamat, Jika ia tidak bertukar kepada warna merah, sila… </text:p>
          </table:table-cell>
          <table:table-cell table:style-name="ce1" office:value-type="string" calcext:value-type="string">
            <text:p><text:a xlink:href="https://twitter.com/im4BN/status/1005629428846813185?s=19" xlink:type="simple">https://twitter.com/im4BN/status/1005629428846813185?s=19</text:a></text:p>
          </table:table-cell>
          <table:table-cell table:style-name="ce1" office:value-type="string" calcext:value-type="string">
            <text:p>Hoax</text:p>
          </table:table-cell>
          <table:table-cell table:style-name="ce2"/>
          <table:table-cell table:number-columns-repeated="1020"/>
        </table:table-row>
        <table:table-row table:style-name="ro1">
          <table:table-cell table:style-name="ce1" office:value-type="string" calcext:value-type="string">
            <text:p>Di china monyet untuk test lab nya mahal, di Indonesia uji coba nya ke manusia...gratis.</text:p>
          </table:table-cell>
          <table:table-cell table:style-name="ce1" office:value-type="string" calcext:value-type="string">
            <text:p><text:a xlink:href="https://twitter.com/jayasakti72/status/1292643628561477633?s=19" xlink:type="simple">https://twitter.com/jayasakti72/status/1292643628561477633?s=19</text:a></text:p>
          </table:table-cell>
          <table:table-cell table:style-name="ce1" office:value-type="string" calcext:value-type="string">
            <text:p>Hoax</text:p>
          </table:table-cell>
          <table:table-cell table:style-name="ce1" office:value-type="string" calcext:value-type="string">
            <text:p><text:a xlink:href="https://cekfakta.com/focus/4505" xlink:type="simple">https://cekfakta.com/focus/4505</text:a></text:p>
          </table:table-cell>
          <table:table-cell table:number-columns-repeated="1020"/>
        </table:table-row>
        <table:table-row table:style-name="ro1">
          <table:table-cell table:style-name="ce1" office:value-type="string" calcext:value-type="string">
            <text:p>Jika tidak ada yang siap, coba tanya sama monyet, ada yang siap tidak gantiin monyet2 disana...</text:p>
          </table:table-cell>
          <table:table-cell table:style-name="ce1" office:value-type="string" calcext:value-type="string">
            <text:p><text:a xlink:href="https://twitter.com/Erryb2gmailcom1/status/1292083456541773826?s=19" xlink:type="simple">https://twitter.com/Erryb2gmailcom1/status/1292083456541773826?s=19</text:a></text:p>
          </table:table-cell>
          <table:table-cell table:style-name="ce1" office:value-type="string" calcext:value-type="string">
            <text:p>Hoax</text:p>
          </table:table-cell>
          <table:table-cell table:style-name="ce2"/>
          <table:table-cell table:number-columns-repeated="1020"/>
        </table:table-row>
        <table:table-row table:style-name="ro4">
          <table:table-cell table:style-name="ce1" office:value-type="string" calcext:value-type="string">
            <text:p>Buat cebonger berhubungan china kekurangan monyet untuk uji coba vaksin dan pemerintah china meminta kepada pemerintah Ri untuk uji coba gratis krena kalian adalah cebong militan dan garda terdepan untuk pemerintah ini dan lebih manfaat klo kalian yg menjadi relawannya .</text:p>
          </table:table-cell>
          <table:table-cell table:style-name="ce1" office:value-type="string" calcext:value-type="string">
            <text:p><text:a xlink:href="https://twitter.com/arga_wisastra/status/1288441477945683968?s=19" xlink:type="simple">https://twitter.com/arga_wisastra/status/1288441477945683968?s=19</text:a></text:p>
          </table:table-cell>
          <table:table-cell table:style-name="ce1" office:value-type="string" calcext:value-type="string">
            <text:p>Hoax</text:p>
          </table:table-cell>
          <table:table-cell table:style-name="ce2"/>
          <table:table-cell table:number-columns-repeated="1020"/>
        </table:table-row>
        <table:table-row table:style-name="ro7">
          <table:table-cell table:style-name="ce1" office:value-type="string" calcext:value-type="string">
            <text:p>Laboratorium China kekurangan monyet untuk uji coba vaksin Corona.</text:p>
            <text:p/>
            <text:p>Pak Dhe ngotot untuk melakukan vaksinasi Corona kepada masyarakat.</text:p>
            <text:p/>
            <text:p>Berarti benar vaksin Corona belum teruji klinis dong. Atau jangan² mereka anggap kita ini... Ah sudahlah 😂😂</text:p>
          </table:table-cell>
          <table:table-cell table:style-name="ce1" office:value-type="string" calcext:value-type="string">
            <text:p><text:a xlink:href="https://twitter.com/Gambio7/status/1287550408701800448?s=19" xlink:type="simple">https://twitter.com/Gambio7/status/1287550408701800448?s=19</text:a></text:p>
          </table:table-cell>
          <table:table-cell table:style-name="ce1" office:value-type="string" calcext:value-type="string">
            <text:p>Hoax</text:p>
          </table:table-cell>
          <table:table-cell table:style-name="ce2"/>
          <table:table-cell table:number-columns-repeated="1020"/>
        </table:table-row>
        <table:table-row table:style-name="ro4">
          <table:table-cell table:style-name="ce1" office:value-type="string" calcext:value-type="string">
            <text:p>Kampus di bandung kembali seru lagi , setelah zaman sy bocah di isiin dengan sekotak sabun dan hand body oleh bandung lautan asmara , sekarang ada kampus sekte pemujaan setan</text:p>
            <text:p>Madep kieu bdg aing</text:p>
          </table:table-cell>
          <table:table-cell table:style-name="ce1" office:value-type="string" calcext:value-type="string">
            <text:p><text:a xlink:href="https://twitter.com/evoleTemmi/status/1287319645976850433?s=19" xlink:type="simple">https://twitter.com/evoleTemmi/status/1287319645976850433?s=19</text:a></text:p>
          </table:table-cell>
          <table:table-cell table:style-name="ce1" office:value-type="string" calcext:value-type="string">
            <text:p>Hoax </text:p>
          </table:table-cell>
          <table:table-cell table:style-name="ce1" office:value-type="string" calcext:value-type="string">
            <text:p><text:a xlink:href="https://cekfakta.com/focus/4503" xlink:type="simple">https://cekfakta.com/focus/4503</text:a></text:p>
          </table:table-cell>
          <table:table-cell table:number-columns-repeated="1020"/>
        </table:table-row>
        <table:table-row table:style-name="ro4">
          <table:table-cell table:style-name="ce1" office:value-type="string" calcext:value-type="string">
            <text:p>Demo Neo PKI hari ini udah dapat Ijin dari Buntelan kentut maaf ralat Dari Petinggi Kepolisian </text:p>
            <text:p/>
            <text:p>Tinggal tunggu genderang perang ditabuh aja</text:p>
          </table:table-cell>
          <table:table-cell table:style-name="ce1" office:value-type="string" calcext:value-type="string">
            <text:p><text:a xlink:href="https://twitter.com/Aikofitriani/status/1287760404219912194?s=19" xlink:type="simple">https://twitter.com/Aikofitriani/status/1287760404219912194?s=19</text:a></text:p>
          </table:table-cell>
          <table:table-cell table:style-name="ce1" office:value-type="string" calcext:value-type="string">
            <text:p>Hoax</text:p>
          </table:table-cell>
          <table:table-cell table:style-name="ce1" office:value-type="string" calcext:value-type="string">
            <text:p><text:a xlink:href="https://cekfakta.com/focus/4496" xlink:type="simple">https://cekfakta.com/focus/4496</text:a></text:p>
          </table:table-cell>
          <table:table-cell table:number-columns-repeated="1020"/>
        </table:table-row>
        <table:table-row table:style-name="ro7">
          <table:table-cell table:style-name="ce1" office:value-type="string" calcext:value-type="string">
            <text:p>Rocky Gerung: foto Rizieq Shihab dibakar settingan intelijen pengalihan isu Gibran maju pilkada.</text:p>
            <text:p/>
            <text:p>Mmmmm 🤔🙄</text:p>
            <text:p>Out of the blue tiba tiba ada demo tentang khilafah, padahal isu yang keras di khawatirkan lahirnya Neo PKI.</text:p>
            <text:p>Emang terkesan aneh..</text:p>
          </table:table-cell>
          <table:table-cell table:style-name="ce1" office:value-type="string" calcext:value-type="string">
            <text:p><text:a xlink:href="https://twitter.com/Den__Artfleck17/status/1289489355212500992?s=19" xlink:type="simple">https://twitter.com/Den__Artfleck17/status/1289489355212500992?s=19</text:a></text:p>
          </table:table-cell>
          <table:table-cell table:style-name="ce1" office:value-type="string" calcext:value-type="string">
            <text:p>Hoax</text:p>
          </table:table-cell>
          <table:table-cell table:style-name="ce2"/>
          <table:table-cell table:number-columns-repeated="1020"/>
        </table:table-row>
        <table:table-row table:style-name="ro1">
          <table:table-cell table:style-name="ce1" office:value-type="string" calcext:value-type="string">
            <text:p>Yg suruh demo orng soleh pasti org tsb neo PKI yg Sesat &amp; Group PEMBOHONG.</text:p>
          </table:table-cell>
          <table:table-cell table:style-name="ce1" office:value-type="string" calcext:value-type="string">
            <text:p><text:a xlink:href="https://twitter.com/fazar_cahya/status/1288825660241137664?s=19" xlink:type="simple">https://twitter.com/fazar_cahya/status/1288825660241137664?s=19</text:a></text:p>
          </table:table-cell>
          <table:table-cell table:style-name="ce1" office:value-type="string" calcext:value-type="string">
            <text:p>Hoax</text:p>
          </table:table-cell>
          <table:table-cell table:style-name="ce2"/>
          <table:table-cell table:number-columns-repeated="1020"/>
        </table:table-row>
        <table:table-row table:style-name="ro4">
          <table:table-cell table:style-name="ce1" office:value-type="string" calcext:value-type="string">
            <text:p>Gak bakalan bisa Prabowo ganti Ma'ruf. Proksinya akan sekuat tenaga jaga Ma'ruf tetap di kursi Wapres. Kalo Ma'ruf lengser, kans putra mahkota di 2024 terancam apalagi kalo sampe jatuh ke tangan Prabowo yg musuh dan rival sejak lama. Bisa jantungan Ki Lurah 🤬🤬</text:p>
          </table:table-cell>
          <table:table-cell table:style-name="ce1" office:value-type="string" calcext:value-type="string">
            <text:p><text:a xlink:href="https://twitter.com/RepublikUtopia/status/1292956440609427458?s=19" xlink:type="simple">https://twitter.com/RepublikUtopia/status/1292956440609427458?s=19</text:a></text:p>
          </table:table-cell>
          <table:table-cell table:style-name="ce1" office:value-type="string" calcext:value-type="string">
            <text:p>Hoax</text:p>
          </table:table-cell>
          <table:table-cell table:style-name="ce2"/>
          <table:table-cell table:number-columns-repeated="1020"/>
        </table:table-row>
        <table:table-row table:style-name="ro6">
          <table:table-cell table:style-name="ce1" office:value-type="string" calcext:value-type="string">
            <text:p>Presiden Prancis Emmanuel Macron kemarin mengeluarkan larangan pendirian sekolah Turki di Prancis.</text:p>
            <text:p/>
            <text:p>Merespon hal itu, setengah jam kemudian, Presiden Turki Erdogan mengeluarkan perintah penutupan semua sekolah prancis di Turki. Kurang lebih 70 sekolah.</text:p>
          </table:table-cell>
          <table:table-cell table:style-name="ce1" office:value-type="string" calcext:value-type="string">
            <text:p><text:a xlink:href="https://twitter.com/SaveMoslem1/status/1284482803560615936?s=19" xlink:type="simple">https://twitter.com/SaveMoslem1/status/1284482803560615936?s=19</text:a></text:p>
          </table:table-cell>
          <table:table-cell table:style-name="ce1" office:value-type="string" calcext:value-type="string">
            <text:p>Hoax</text:p>
          </table:table-cell>
          <table:table-cell table:style-name="ce1" office:value-type="string" calcext:value-type="string">
            <text:p><text:a xlink:href="https://cekfakta.com/focus/4484" xlink:type="simple">https://cekfakta.com/focus/4484</text:a></text:p>
          </table:table-cell>
          <table:table-cell table:number-columns-repeated="1020"/>
        </table:table-row>
        <table:table-row table:style-name="ro2">
          <table:table-cell table:style-name="ce1" office:value-type="string" calcext:value-type="string">
            <text:p>BELAJAR "IZZAH" DARI TURKI</text:p>
            <text:p>Presiden Perancis Melarang Sekolah Turki di Negaranya, Erdogan Balas Dengan Tegas</text:p>
          </table:table-cell>
          <table:table-cell table:style-name="ce1" office:value-type="string" calcext:value-type="string">
            <text:p><text:a xlink:href="https://twitter.com/AyraLubis/status/1289811991477882880?s=19" xlink:type="simple">https://twitter.com/AyraLubis/status/1289811991477882880?s=19</text:a></text:p>
          </table:table-cell>
          <table:table-cell table:style-name="ce1" office:value-type="string" calcext:value-type="string">
            <text:p>Hoax</text:p>
          </table:table-cell>
          <table:table-cell table:style-name="ce2"/>
          <table:table-cell table:number-columns-repeated="1020"/>
        </table:table-row>
        <table:table-row table:style-name="ro8">
          <table:table-cell table:style-name="ce1" office:value-type="string" calcext:value-type="string">
            <text:p>[1]</text:p>
            <text:p>Ini baru Pemimpin. </text:p>
            <text:p>-----</text:p>
            <text:p>Presiden Prancis Emmanuel Macron kemarin mengeluarkan larangan pendirian sekolah Turki di Prancis.</text:p>
            <text:p>Merespon hal itu, setengah jam kemudian, Presiden Turki Erdogan mengeluarkan perintah penutupan semua sekolah prancis di Turki. </text:p>
          </table:table-cell>
          <table:table-cell table:style-name="ce1" office:value-type="string" calcext:value-type="string">
            <text:p><text:a xlink:href="https://twitter.com/AuliaTitisan/status/1134444163246673924?s=19" xlink:type="simple">https://twitter.com/AuliaTitisan/status/1134444163246673924?s=19</text:a></text:p>
          </table:table-cell>
          <table:table-cell table:style-name="ce1" office:value-type="string" calcext:value-type="string">
            <text:p>Hoax</text:p>
          </table:table-cell>
          <table:table-cell table:style-name="ce2"/>
          <table:table-cell table:number-columns-repeated="1020"/>
        </table:table-row>
        <table:table-row table:style-name="ro6">
          <table:table-cell table:style-name="ce1" office:value-type="string" calcext:value-type="string">
            <text:p>Emang tahun 2024 masih ada Pilpres yaa </text:p>
            <text:p>Jokowi pengen jadi presiden seumur hidup, seperti bung karno dulu, cuma beda bung karno punya rasa malu, sedang jokowi tak punya malu </text:p>
            <text:p/>
            <text:p>Bayangin 2 periode berkuasa, kerjanya berantem terus sama Rakyat</text:p>
          </table:table-cell>
          <table:table-cell table:style-name="ce1" office:value-type="string" calcext:value-type="string">
            <text:p><text:a xlink:href="https://twitter.com/Aikofitriani/status/1292757268690214913?s=19" xlink:type="simple">https://twitter.com/Aikofitriani/status/1292757268690214913?s=19</text:a></text:p>
          </table:table-cell>
          <table:table-cell table:style-name="ce1" office:value-type="string" calcext:value-type="string">
            <text:p>Hoax</text:p>
          </table:table-cell>
          <table:table-cell table:style-name="ce2"/>
          <table:table-cell table:number-columns-repeated="1020"/>
        </table:table-row>
        <table:table-row table:style-name="ro3">
          <table:table-cell table:style-name="ce1" office:value-type="string" calcext:value-type="string">
            <text:p>Disaat fresh graduate kesulitan mencari kerja, TKA china melenggang masuk Indonesia, saat pandemi pula. </text:p>
            <text:p>Kurang hebat apalagi presiden dan menteri negara awak ini, hidup @jokowi presiden seumur hidup!!!</text:p>
          </table:table-cell>
          <table:table-cell table:style-name="ce1" office:value-type="string" calcext:value-type="string">
            <text:p><text:a xlink:href="https://twitter.com/IntrovertBooy/status/1292551401965416450?s=19" xlink:type="simple">https://twitter.com/IntrovertBooy/status/1292551401965416450?s=19</text:a></text:p>
          </table:table-cell>
          <table:table-cell table:style-name="ce1" office:value-type="string" calcext:value-type="string">
            <text:p>Hoax</text:p>
          </table:table-cell>
          <table:table-cell table:style-name="ce2"/>
          <table:table-cell table:number-columns-repeated="1020"/>
        </table:table-row>
        <table:table-row table:style-name="ro1">
          <table:table-cell table:style-name="ce1" office:value-type="string" calcext:value-type="string">
            <text:p>Keppres Jokowi Presiden Seumur Hidup sekalian, wkwkwkwk</text:p>
          </table:table-cell>
          <table:table-cell table:style-name="ce1" office:value-type="string" calcext:value-type="string">
            <text:p><text:a xlink:href="https://twitter.com/AZHARFRS/status/1291761277660848130?s=19" xlink:type="simple">https://twitter.com/AZHARFRS/status/1291761277660848130?s=19</text:a></text:p>
          </table:table-cell>
          <table:table-cell table:style-name="ce1" office:value-type="string" calcext:value-type="string">
            <text:p>Hoax</text:p>
          </table:table-cell>
          <table:table-cell table:style-name="ce2"/>
          <table:table-cell table:number-columns-repeated="1020"/>
        </table:table-row>
        <table:table-row table:style-name="ro2">
          <table:table-cell table:style-name="ce1" office:value-type="string" calcext:value-type="string">
            <text:p>Setuju! U penghematan. Sekalian angkat jokowi presiden seumur hidup terus nanti penggantinya gibran.</text:p>
          </table:table-cell>
          <table:table-cell table:style-name="ce1" office:value-type="string" calcext:value-type="string">
            <text:p><text:a xlink:href="https://twitter.com/Suroso60592134/status/1291550493932548096?s=19" xlink:type="simple">https://twitter.com/Suroso60592134/status/1291550493932548096?s=19</text:a></text:p>
          </table:table-cell>
          <table:table-cell table:style-name="ce1" office:value-type="string" calcext:value-type="string">
            <text:p>Hoax</text:p>
          </table:table-cell>
          <table:table-cell table:style-name="ce2"/>
          <table:table-cell table:number-columns-repeated="1020"/>
        </table:table-row>
        <table:table-row table:style-name="ro4">
          <table:table-cell table:style-name="ce1" office:value-type="string" calcext:value-type="string">
            <text:p>Cilacap Luar Biasa</text:p>
            <text:p>Sekarang 8 camat di kabupaten terluas di Jawa Tengah ini diberi inventaris sebuah pesawat terbang untuk operasional. Semoga berlanjut pada setiap camat di Republik Indonesia! </text:p>
          </table:table-cell>
          <table:table-cell table:style-name="ce1" office:value-type="string" calcext:value-type="string">
            <text:p><text:a xlink:href="https://twitter.com/yan_widjaya/status/1287360549110521859?s=19" xlink:type="simple">https://twitter.com/yan_widjaya/status/1287360549110521859?s=19</text:a></text:p>
          </table:table-cell>
          <table:table-cell table:style-name="ce1" office:value-type="string" calcext:value-type="string">
            <text:p>Hoax </text:p>
          </table:table-cell>
          <table:table-cell table:style-name="ce1" office:value-type="string" calcext:value-type="string">
            <text:p><text:a xlink:href="https://cekfakta.com/focus/4477" xlink:type="simple">https://cekfakta.com/focus/4477</text:a></text:p>
          </table:table-cell>
          <table:table-cell table:number-columns-repeated="1020"/>
        </table:table-row>
        <table:table-row table:style-name="ro1">
          <table:table-cell table:style-name="ce1" office:value-type="string" calcext:value-type="string">
            <text:p>Camat Dapat Inventaris Pesawat Terbang, Guyon Keren Pejabat di Era New Normal</text:p>
          </table:table-cell>
          <table:table-cell table:style-name="ce1" office:value-type="string" calcext:value-type="string">
            <text:p><text:a xlink:href="https://twitter.com/TaufiqCilacap/status/1287408091588227073?s=19" xlink:type="simple">https://twitter.com/TaufiqCilacap/status/1287408091588227073?s=19</text:a></text:p>
          </table:table-cell>
          <table:table-cell table:style-name="ce1" office:value-type="string" calcext:value-type="string">
            <text:p>Hoax</text:p>
          </table:table-cell>
          <table:table-cell table:style-name="ce2"/>
          <table:table-cell table:number-columns-repeated="1020"/>
        </table:table-row>
        <table:table-row table:style-name="ro7">
          <table:table-cell table:style-name="ce1" office:value-type="string" calcext:value-type="string">
            <text:p>HATI-HATI untuk para WANITA HAID!!</text:p>
            <text:p/>
            <text:p>Sharing untuk para wanita,jika wanita sedang HAID maka sekali-kali jangan lakukan 4 hal ini.</text:p>
            <text:p/>
            <text:p>1. Jangan minum ais, air berkarbonat dan kelapa kerana darah haid boleh tersisa di dinding rahim yang boleh menyebabkan berlaku kanser rahim.</text:p>
          </table:table-cell>
          <table:table-cell table:style-name="ce1" office:value-type="string" calcext:value-type="string">
            <text:p><text:a xlink:href="https://twitter.com/elyanasyamimi/status/1128080707782303744?s=19" xlink:type="simple">https://twitter.com/elyanasyamimi/status/1128080707782303744?s=19</text:a></text:p>
          </table:table-cell>
          <table:table-cell table:style-name="ce1" office:value-type="string" calcext:value-type="string">
            <text:p>Hoax</text:p>
          </table:table-cell>
          <table:table-cell table:style-name="ce1" office:value-type="string" calcext:value-type="string">
            <text:p><text:a xlink:href="https://cekfakta.com/focus/4476" xlink:type="simple">https://cekfakta.com/focus/4476</text:a></text:p>
          </table:table-cell>
          <table:table-cell table:number-columns-repeated="1020"/>
        </table:table-row>
        <table:table-row table:style-name="ro2">
          <table:table-cell table:style-name="ce1" office:value-type="string" calcext:value-type="string">
            <text:p>Lebih baik di tutup @Facebook @TwitterID karena.di pakai ajang ujaran kebencian. Dan tidak ada tindakan dari pihak terkait.</text:p>
          </table:table-cell>
          <table:table-cell table:style-name="ce1" office:value-type="string" calcext:value-type="string">
            <text:p><text:a xlink:href="https://twitter.com/dzoeL_id/status/1288020812042141697?s=19" xlink:type="simple">https://twitter.com/dzoeL_id/status/1288020812042141697?s=19</text:a></text:p>
          </table:table-cell>
          <table:table-cell table:style-name="ce1" office:value-type="string" calcext:value-type="string">
            <text:p>Hoax </text:p>
          </table:table-cell>
          <table:table-cell table:style-name="ce1" office:value-type="string" calcext:value-type="string">
            <text:p><text:a xlink:href="https://cekfakta.com/focus/4472" xlink:type="simple">https://cekfakta.com/focus/4472</text:a></text:p>
          </table:table-cell>
          <table:table-cell table:number-columns-repeated="1020"/>
        </table:table-row>
        <table:table-row table:style-name="ro1">
          <table:table-cell table:style-name="ce1" office:value-type="string" calcext:value-type="string">
            <text:p>Tutup aja, lebih cepat lebih baik, ga usah ancam2 lah</text:p>
          </table:table-cell>
          <table:table-cell table:style-name="ce1" office:value-type="string" calcext:value-type="string">
            <text:p><text:a xlink:href="https://twitter.com/fr_rudin/status/1287987498593824768?s=19" xlink:type="simple">https://twitter.com/fr_rudin/status/1287987498593824768?s=19</text:a></text:p>
          </table:table-cell>
          <table:table-cell table:style-name="ce1" office:value-type="string" calcext:value-type="string">
            <text:p>Hoax</text:p>
          </table:table-cell>
          <table:table-cell table:style-name="ce2"/>
          <table:table-cell table:number-columns-repeated="1020"/>
        </table:table-row>
        <table:table-row table:style-name="ro4">
          <table:table-cell table:style-name="ce1" office:value-type="string" calcext:value-type="string">
            <text:p>Jika facebook ditutup di indonesia </text:p>
            <text:p>Rakyat makin kuat untuk tdk memilih jokowi di pilpres berikutnya</text:p>
            <text:p>@jokowi @budimandjatmiko @RatnaSpaet</text:p>
          </table:table-cell>
          <table:table-cell table:style-name="ce1" office:value-type="string" calcext:value-type="string">
            <text:p><text:a xlink:href="https://twitter.com/captain37702500/status/984455693397708800?s=19" xlink:type="simple">https://twitter.com/captain37702500/status/984455693397708800?s=19</text:a></text:p>
          </table:table-cell>
          <table:table-cell table:style-name="ce1" office:value-type="string" calcext:value-type="string">
            <text:p>Hoax</text:p>
          </table:table-cell>
          <table:table-cell table:style-name="ce2"/>
          <table:table-cell table:number-columns-repeated="1020"/>
        </table:table-row>
        <table:table-row table:style-name="ro4">
          <table:table-cell table:style-name="ce1" office:value-type="string" calcext:value-type="string">
            <text:p>Transfer of technology itu alibi! Dari zaman 2014 sampe skrg, pada sektor mana ada transfer of technology dr China?! Lalu skrg, rakyat dijadikan kelinci percobaan vaksin dr China? Harusnya pejabat dlu, lead by example!</text:p>
          </table:table-cell>
          <table:table-cell table:style-name="ce1" office:value-type="string" calcext:value-type="string">
            <text:p><text:a xlink:href="https://twitter.com/Habib_HNS/status/1293181946143490048?s=19" xlink:type="simple">https://twitter.com/Habib_HNS/status/1293181946143490048?s=19</text:a></text:p>
          </table:table-cell>
          <table:table-cell table:style-name="ce1" office:value-type="string" calcext:value-type="string">
            <text:p>Hoax</text:p>
          </table:table-cell>
          <table:table-cell table:style-name="ce1" office:value-type="string" calcext:value-type="string">
            <text:p><text:a xlink:href="https://cekfakta.com/focus/4453" xlink:type="simple">https://cekfakta.com/focus/4453</text:a></text:p>
          </table:table-cell>
          <table:table-cell table:number-columns-repeated="1020"/>
        </table:table-row>
        <table:table-row table:style-name="ro8">
          <table:table-cell table:style-name="ce1" office:value-type="string" calcext:value-type="string">
            <text:p>Kenapa ngotot menggunakan Vaksin China ya ?</text:p>
            <text:p/>
            <text:p>Bukankah yang diuji klinis di Biofarma itu produk dari Sinovac China ? </text:p>
            <text:p/>
            <text:p>Bukan vaksin buatan dalam negeri.</text:p>
            <text:p/>
            <text:p>Maksa jadi monyet percobaan kah ?</text:p>
          </table:table-cell>
          <table:table-cell table:style-name="ce1" office:value-type="string" calcext:value-type="string">
            <text:p><text:a xlink:href="https://twitter.com/Waranda_Jr/status/1293147019096100864?s=19" xlink:type="simple">https://twitter.com/Waranda_Jr/status/1293147019096100864?s=19</text:a></text:p>
          </table:table-cell>
          <table:table-cell table:style-name="ce1" office:value-type="string" calcext:value-type="string">
            <text:p>Hoax</text:p>
          </table:table-cell>
          <table:table-cell table:style-name="ce2"/>
          <table:table-cell table:number-columns-repeated="1020"/>
        </table:table-row>
        <table:table-row table:style-name="ro3">
          <table:table-cell table:style-name="ce1" office:value-type="string" calcext:value-type="string">
            <text:p>Janganlah,, uji coba Vaksin C-19 dari Negara China komunis yg menjadikan lahan uji coba kelinci percobaan di indonesia , kenapa bukan Negara China yg melakukan di negaranya sendiri , pemerintah pusat jgn sebodoh itu janganlah rakyat indonesia jadi korban keinginan China komunis </text:p>
          </table:table-cell>
          <table:table-cell table:style-name="ce1" office:value-type="string" calcext:value-type="string">
            <text:p><text:a xlink:href="https://twitter.com/AgusMah73130883/status/1292618134877138945?s=19" xlink:type="simple">https://twitter.com/AgusMah73130883/status/1292618134877138945?s=19</text:a></text:p>
          </table:table-cell>
          <table:table-cell table:style-name="ce1" office:value-type="string" calcext:value-type="string">
            <text:p>Hoax</text:p>
          </table:table-cell>
          <table:table-cell table:style-name="ce2"/>
          <table:table-cell table:number-columns-repeated="1020"/>
        </table:table-row>
        <table:table-row table:style-name="ro6">
          <table:table-cell table:style-name="ce1" office:value-type="string" calcext:value-type="string">
            <text:p>Vaksin dari china diuji coba di Indonesia...kok RI seperti kelinci percobaan.. </text:p>
            <text:p>Kalau berhasil..yang kaya China.. </text:p>
            <text:p>Kalau gagal..yang modar rakyat RI..</text:p>
            <text:p>Kalau berhasil yang numpang beken Jokowi, kalau gagal ngga mau disalahkan...akan bilang namanya juga uji coba....🥱🥱 dah watak.</text:p>
          </table:table-cell>
          <table:table-cell table:style-name="ce1" office:value-type="string" calcext:value-type="string">
            <text:p><text:a xlink:href="https://twitter.com/Jokichan2/status/1292120784190574592?s=19" xlink:type="simple">https://twitter.com/Jokichan2/status/1292120784190574592?s=19</text:a></text:p>
          </table:table-cell>
          <table:table-cell table:style-name="ce1" office:value-type="string" calcext:value-type="string">
            <text:p>Hoax</text:p>
          </table:table-cell>
          <table:table-cell table:style-name="ce2"/>
          <table:table-cell table:number-columns-repeated="1020"/>
        </table:table-row>
        <table:table-row table:style-name="ro4">
          <table:table-cell table:style-name="ce1" office:value-type="string" calcext:value-type="string">
            <text:p>Bukan jadi obyek percobaan mas ... Tapi ini uji klinis fase terahir,karena di china sudah uji coba trhadap manusia memasuki fase terahir dan siap sebar,mkanya mungkin di beli indonesia sekaligus untuk uji coba fase terahir,nanti setelah uji coba apakah ada efek samping atau tidak</text:p>
          </table:table-cell>
          <table:table-cell table:style-name="ce1" office:value-type="string" calcext:value-type="string">
            <text:p><text:a xlink:href="https://twitter.com/FajarSe94138892/status/1290585618951487495?s=19" xlink:type="simple">https://twitter.com/FajarSe94138892/status/1290585618951487495?s=19</text:a></text:p>
          </table:table-cell>
          <table:table-cell table:style-name="ce1" office:value-type="string" calcext:value-type="string">
            <text:p>Fakta</text:p>
          </table:table-cell>
          <table:table-cell table:style-name="ce2"/>
          <table:table-cell table:number-columns-repeated="1020"/>
        </table:table-row>
        <table:table-row table:style-name="ro6">
          <table:table-cell table:style-name="ce1" office:value-type="string" calcext:value-type="string">
            <text:p>Hagia sophia yang dikembalikan fungsi nya oleh Edorgan pada ngamuk </text:p>
            <text:p/>
            <text:p>Israel Ubah Masjid Bersejarah Jadi Bar dan Ruang Acara Penikahan kalian pada diam</text:p>
            <text:p/>
            <text:p>Kalian ini Islam Apa bukan, Munafik kalian</text:p>
          </table:table-cell>
          <table:table-cell table:style-name="ce1" office:value-type="string" calcext:value-type="string">
            <text:p><text:a xlink:href="https://twitter.com/YongL4dy/status/1283391816637624323?s=19" xlink:type="simple">https://twitter.com/YongL4dy/status/1283391816637624323?s=19</text:a></text:p>
          </table:table-cell>
          <table:table-cell table:style-name="ce1" office:value-type="string" calcext:value-type="string">
            <text:p>Hoax</text:p>
          </table:table-cell>
          <table:table-cell table:style-name="ce1" office:value-type="string" calcext:value-type="string">
            <text:p><text:a xlink:href="https://cekfakta.com/focus/4446" xlink:type="simple">https://cekfakta.com/focus/4446</text:a></text:p>
          </table:table-cell>
          <table:table-cell table:number-columns-repeated="1020"/>
        </table:table-row>
        <table:table-row table:style-name="ro4">
          <table:table-cell table:style-name="ce1" office:value-type="string" calcext:value-type="string">
            <text:p>Israel Ubah Masjid Al Ahmar jadi Bar</text:p>
            <text:p/>
            <text:p>Astgfirullahhhh...berilh Israel azabmu secara langsung .....</text:p>
          </table:table-cell>
          <table:table-cell table:style-name="ce1" office:value-type="string" calcext:value-type="string">
            <text:p><text:a xlink:href="https://twitter.com/Wongkuno2B/status/1284156439615778817?s=19" xlink:type="simple">https://twitter.com/Wongkuno2B/status/1284156439615778817?s=19</text:a></text:p>
          </table:table-cell>
          <table:table-cell table:style-name="ce1" office:value-type="string" calcext:value-type="string">
            <text:p>Hoax</text:p>
          </table:table-cell>
          <table:table-cell table:style-name="ce2"/>
          <table:table-cell table:number-columns-repeated="1020"/>
        </table:table-row>
        <table:table-row table:style-name="ro4">
          <table:table-cell table:style-name="ce1" office:value-type="string" calcext:value-type="string">
            <text:p>Laknatullah Israel.!</text:p>
            <text:p/>
            <text:p>Israel Ubah Puluhan Masjid Palestina Jadi Bar, Sinagoga, Hancurkan Beberapa Lainnya.</text:p>
          </table:table-cell>
          <table:table-cell table:style-name="ce1" office:value-type="string" calcext:value-type="string">
            <text:p><text:a xlink:href="https://twitter.com/Ameeramantika/status/1288452578922004480?s=19" xlink:type="simple">https://twitter.com/Ameeramantika/status/1288452578922004480?s=19</text:a></text:p>
          </table:table-cell>
          <table:table-cell table:style-name="ce1" office:value-type="string" calcext:value-type="string">
            <text:p>Hoax</text:p>
          </table:table-cell>
          <table:table-cell table:style-name="ce2"/>
          <table:table-cell table:number-columns-repeated="1020"/>
        </table:table-row>
        <table:table-row table:style-name="ro2">
          <table:table-cell table:style-name="ce1" office:value-type="string" calcext:value-type="string">
            <text:p>Petani di Malili Sulsel, di Pukuli Polisi. Mereka dipukuli karna lahan mreka tdk mau dibeli oleh PT Sindoka. Biadab! https://t.co/s6Z07MDkKh</text:p>
          </table:table-cell>
          <table:table-cell table:style-name="ce1" office:value-type="string" calcext:value-type="string">
            <text:p><text:a xlink:href="https://twitter.com/PERSIB_MADRID/status/675513638451478528?s=19" xlink:type="simple">https://twitter.com/PERSIB_MADRID/status/675513638451478528?s=19</text:a></text:p>
          </table:table-cell>
          <table:table-cell table:style-name="ce1" office:value-type="string" calcext:value-type="string">
            <text:p>Hoax</text:p>
          </table:table-cell>
          <table:table-cell table:style-name="ce1" office:value-type="string" calcext:value-type="string">
            <text:p><text:a xlink:href="https://cekfakta.com/focus/4443" xlink:type="simple">https://cekfakta.com/focus/4443</text:a></text:p>
          </table:table-cell>
          <table:table-cell table:number-columns-repeated="1020"/>
        </table:table-row>
        <table:table-row table:style-name="ro2">
          <table:table-cell table:style-name="ce1" office:value-type="string" calcext:value-type="string">
            <text:p>@jokowi_do2 Petani di Malili Sulsel dipukuli karena mereka ingin mempertahankan lahan yang ingin dikuasai PT sindoka </text:p>
          </table:table-cell>
          <table:table-cell table:style-name="ce1" office:value-type="string" calcext:value-type="string">
            <text:p><text:a xlink:href="https://twitter.com/davidashari/status/516931983704727553?s=19" xlink:type="simple">https://twitter.com/davidashari/status/516931983704727553?s=19</text:a></text:p>
          </table:table-cell>
          <table:table-cell table:style-name="ce1" office:value-type="string" calcext:value-type="string">
            <text:p>Hoax</text:p>
          </table:table-cell>
          <table:table-cell table:style-name="ce2"/>
          <table:table-cell table:number-columns-repeated="1020"/>
        </table:table-row>
        <table:table-row table:style-name="ro2">
          <table:table-cell table:style-name="ce1" office:value-type="string" calcext:value-type="string">
            <text:p>Ini petani malili sulsel yg dipukuli oknum krn mempertahankan lahan cc @budimandjatmiko http://t.co/rCdya4TpkD</text:p>
          </table:table-cell>
          <table:table-cell table:style-name="ce1" office:value-type="string" calcext:value-type="string">
            <text:p><text:a xlink:href="https://twitter.com/doddyirvan/status/597734739152273408?s=19" xlink:type="simple">https://twitter.com/doddyirvan/status/597734739152273408?s=19</text:a></text:p>
          </table:table-cell>
          <table:table-cell table:style-name="ce1" office:value-type="string" calcext:value-type="string">
            <text:p>Hoax</text:p>
          </table:table-cell>
          <table:table-cell table:style-name="ce2"/>
          <table:table-cell table:number-columns-repeated="1020"/>
        </table:table-row>
        <table:table-row table:style-name="ro3">
          <table:table-cell table:style-name="ce1" office:value-type="string" calcext:value-type="string">
            <text:p>Wah bintang/zodiac kalian berubah nih 😅😅😅</text:p>
            <text:p/>
            <text:p>NASA mengumumkan keberadaan rasi bintang baru. Kehadirannya membuat jumlah rasi bintang bertambah dari 12 menjadi 13, dan karenanya semua zodiak pun berubah.</text:p>
          </table:table-cell>
          <table:table-cell table:style-name="ce1" office:value-type="string" calcext:value-type="string">
            <text:p><text:a xlink:href="https://twitter.com/mrchristwibowo/status/1284648696500465665?s=19" xlink:type="simple">https://twitter.com/mrchristwibowo/status/1284648696500465665?s=19</text:a></text:p>
          </table:table-cell>
          <table:table-cell table:style-name="ce1" office:value-type="string" calcext:value-type="string">
            <text:p>Hoax</text:p>
          </table:table-cell>
          <table:table-cell table:style-name="ce1" office:value-type="string" calcext:value-type="string">
            <text:p><text:a xlink:href="https://cekfakta.com/focus/4442" xlink:type="simple">https://cekfakta.com/focus/4442</text:a></text:p>
          </table:table-cell>
          <table:table-cell table:number-columns-repeated="1020"/>
        </table:table-row>
        <table:table-row table:style-name="ro2">
          <table:table-cell table:style-name="ce1" office:value-type="string" calcext:value-type="string">
            <text:p>Dengar² yang lagi booming banget ada zodiak baru, kalau dari NASA melihat pergerakkan bumi telah bergeser, dan zodiak nya jadi 13.</text:p>
          </table:table-cell>
          <table:table-cell table:style-name="ce1" office:value-type="string" calcext:value-type="string">
            <text:p><text:a xlink:href="https://twitter.com/AshariRafiq/status/1256920468742762496?s=19" xlink:type="simple">https://twitter.com/AshariRafiq/status/1256920468742762496?s=19</text:a></text:p>
          </table:table-cell>
          <table:table-cell table:style-name="ce1" office:value-type="string" calcext:value-type="string">
            <text:p>Hoax</text:p>
          </table:table-cell>
          <table:table-cell table:style-name="ce2"/>
          <table:table-cell table:number-columns-repeated="1020"/>
        </table:table-row>
        <table:table-row table:style-name="ro4">
          <table:table-cell table:style-name="ce1" office:value-type="string" calcext:value-type="string">
            <text:p>[ ZODIAK BERUBAH ]</text:p>
            <text:p>Nasa telah meluncurkan pembagian Zodiak baru karena sumbu bumi telah bergeser. ahli astronomi yang menambahkan adanya zodiak baru, jadi sekarang dalam satu tahun ada 13 zodiak</text:p>
          </table:table-cell>
          <table:table-cell table:style-name="ce1" office:value-type="string" calcext:value-type="string">
            <text:p><text:a xlink:href="https://twitter.com/arifinalma1/status/1256082513732071425?s=19" xlink:type="simple">https://twitter.com/arifinalma1/status/1256082513732071425?s=19</text:a></text:p>
          </table:table-cell>
          <table:table-cell table:style-name="ce1" office:value-type="string" calcext:value-type="string">
            <text:p>Hoax</text:p>
          </table:table-cell>
          <table:table-cell table:style-name="ce2"/>
          <table:table-cell table:number-columns-repeated="1020"/>
        </table:table-row>
        <table:table-row table:style-name="ro6">
          <table:table-cell table:style-name="ce1" office:value-type="string" calcext:value-type="string">
            <text:p>Nope</text:p>
            <text:p/>
            <text:p>Ini berita lama, sempet viral tahun 2011-2016 yang lalu udah dibantah sama para astrologer. Ophiuchus termasuk dalem constellation zodiac dan itu beda sama 12 zodiak lainnya. Constellation zodiac gak dipake</text:p>
          </table:table-cell>
          <table:table-cell table:style-name="ce1" office:value-type="string" calcext:value-type="string">
            <text:p><text:a xlink:href="https://twitter.com/ustadchen/status/1171587716191932418?s=19" xlink:type="simple">https://twitter.com/ustadchen/status/1171587716191932418?s=19</text:a></text:p>
          </table:table-cell>
          <table:table-cell table:style-name="ce1" office:value-type="string" calcext:value-type="string">
            <text:p>Fakta</text:p>
          </table:table-cell>
          <table:table-cell table:style-name="ce2"/>
          <table:table-cell table:number-columns-repeated="1020"/>
        </table:table-row>
        <table:table-row table:style-name="ro4">
          <table:table-cell table:style-name="ce1" office:value-type="string" calcext:value-type="string">
            <text:p>Zodiak baru, opiuchus ( 29 november - 17 desember) 󾮗</text:p>
            <text:p/>
            <text:p>*penelitian dari nasa.. :v</text:p>
          </table:table-cell>
          <table:table-cell table:style-name="ce1" office:value-type="string" calcext:value-type="string">
            <text:p><text:a xlink:href="https://twitter.com/AdrianFahrezy/status/785467044007260160?s=19" xlink:type="simple">https://twitter.com/AdrianFahrezy/status/785467044007260160?s=19</text:a></text:p>
          </table:table-cell>
          <table:table-cell table:style-name="ce1" office:value-type="string" calcext:value-type="string">
            <text:p>Hoax</text:p>
          </table:table-cell>
          <table:table-cell table:style-name="ce2"/>
          <table:table-cell table:number-columns-repeated="1020"/>
        </table:table-row>
        <table:table-row table:style-name="ro4">
          <table:table-cell table:style-name="ce1" office:value-type="string" calcext:value-type="string">
            <text:p>Nasa sudah mengkonfirmasi via newscientist jika itu nggak benar. Apalagi Nasa dan zodiak itu dua hal yg berbeda, Nasa menggambarkan keadaan langit sesuai ilmu pengetahuan sdgnkn zodiak jauh dari ilmiah. Jadi saat Nasa mengklaim rasi bintang baru, itu bukanlah zodiak.</text:p>
          </table:table-cell>
          <table:table-cell table:style-name="ce1" office:value-type="string" calcext:value-type="string">
            <text:p><text:a xlink:href="https://twitter.com/gembul151/status/1256570625683886082?s=19" xlink:type="simple">https://twitter.com/gembul151/status/1256570625683886082?s=19</text:a></text:p>
          </table:table-cell>
          <table:table-cell table:style-name="ce1" office:value-type="string" calcext:value-type="string">
            <text:p>Fakta</text:p>
          </table:table-cell>
          <table:table-cell table:style-name="ce2"/>
          <table:table-cell table:number-columns-repeated="1020"/>
        </table:table-row>
        <table:table-row table:style-name="ro1">
          <table:table-cell table:style-name="ce1" office:value-type="string" calcext:value-type="string">
            <text:p>makan durian, minum soda cara bunuh diri terbaru :v jgn ditiru woy, ini sungguhan</text:p>
          </table:table-cell>
          <table:table-cell table:style-name="ce1" office:value-type="string" calcext:value-type="string">
            <text:p><text:a xlink:href="https://twitter.com/ismaonezain/status/606455074995372032?s=19" xlink:type="simple">https://twitter.com/ismaonezain/status/606455074995372032?s=19</text:a></text:p>
          </table:table-cell>
          <table:table-cell table:style-name="ce1" office:value-type="string" calcext:value-type="string">
            <text:p>Hoax</text:p>
          </table:table-cell>
          <table:table-cell table:style-name="ce1" office:value-type="string" calcext:value-type="string">
            <text:p><text:a xlink:href="https://m.liputan6.com/cek-fakta/read/4328305/cek-fakta-hoaks-makan-durian-dan-minum-soda-berakibat-fatal-bagi-tubuh" xlink:type="simple">https://m.liputan6.com/cek-fakta/read/4328305/cek-fakta-hoaks-makan-durian-dan-minum-soda-berakibat-fatal-bagi-tubuh</text:a></text:p>
          </table:table-cell>
          <table:table-cell table:number-columns-repeated="1020"/>
        </table:table-row>
        <table:table-row table:style-name="ro6">
          <table:table-cell table:style-name="ce1" office:value-type="string" calcext:value-type="string">
            <text:p>Life lesson this weeks: jangan makan durian dan minum soda setelah itu, hasilnya benar2 sakaratul maut. </text:p>
            <text:p/>
            <text:p>Ps: kalau belum seminggu sembuh, jangan makan sambal dulu, hasilnya kambuh ditambah meriang.🤒</text:p>
          </table:table-cell>
          <table:table-cell table:style-name="ce1" office:value-type="string" calcext:value-type="string">
            <text:p><text:a xlink:href="https://twitter.com/sandradeff_/status/967078798452703232?s=19" xlink:type="simple">https://twitter.com/sandradeff_/status/967078798452703232?s=19</text:a></text:p>
          </table:table-cell>
          <table:table-cell table:style-name="ce1" office:value-type="string" calcext:value-type="string">
            <text:p>Hoax</text:p>
          </table:table-cell>
          <table:table-cell table:style-name="ce2"/>
          <table:table-cell table:number-columns-repeated="1020"/>
        </table:table-row>
        <table:table-row table:style-name="ro4">
          <table:table-cell table:style-name="ce1" office:value-type="string" calcext:value-type="string">
            <text:p>Meskipun demikian, minum minuman soda setelah mengonsumsi durian tidak lantas membuat seseorang langsung meninggal saat itu juga. Secara ilmiah tidak ada hubungannya makan durian minum soda lalu meninggal.</text:p>
          </table:table-cell>
          <table:table-cell table:style-name="ce1" office:value-type="string" calcext:value-type="string">
            <text:p><text:a xlink:href="https://twitter.com/venturis_portal/status/1140142426515886080?s=19" xlink:type="simple">https://twitter.com/venturis_portal/status/1140142426515886080?s=19</text:a></text:p>
          </table:table-cell>
          <table:table-cell table:style-name="ce1" office:value-type="string" calcext:value-type="string">
            <text:p>Fakta</text:p>
          </table:table-cell>
          <table:table-cell table:style-name="ce2"/>
          <table:table-cell table:number-columns-repeated="1020"/>
        </table:table-row>
        <table:table-row table:style-name="ro2">
          <table:table-cell table:style-name="ce1" office:value-type="string" calcext:value-type="string">
            <text:p>Gaji guru kecil imbalannya surga kalau gitu gaji menteri dan pejabat besar imbalannya NERAKA, gimana anda setuju</text:p>
          </table:table-cell>
          <table:table-cell table:style-name="ce1" office:value-type="string" calcext:value-type="string">
            <text:p><text:a xlink:href="https://twitter.com/kenn_maizz/status/1287165464926330880?s=19" xlink:type="simple">https://twitter.com/kenn_maizz/status/1287165464926330880?s=19</text:a></text:p>
          </table:table-cell>
          <table:table-cell table:style-name="ce1" office:value-type="string" calcext:value-type="string">
            <text:p>Hoax</text:p>
          </table:table-cell>
          <table:table-cell table:style-name="ce1" office:value-type="string" calcext:value-type="string">
            <text:p><text:a xlink:href="https://cekfakta.com/focus/4425" xlink:type="simple">https://cekfakta.com/focus/4425</text:a></text:p>
          </table:table-cell>
          <table:table-cell table:number-columns-repeated="1020"/>
        </table:table-row>
        <table:table-row table:style-name="ro4">
          <table:table-cell table:style-name="ce1" office:value-type="string" calcext:value-type="string">
            <text:p>Ga usah ngasih tau guru2 untuk maklum. Kasih aja contoh: Anda kan sudah kaya raya, gaji Anda sbg pejabat tinggi bisa ngga disumbangkan seluruhnya utk mensejahterakan para guru, dan harta Anda yg sdh melimpah bs ngga disumbangkan utk mrk jg, dan Anda hidup sderhana sprti mrk?</text:p>
          </table:table-cell>
          <table:table-cell table:style-name="ce1" office:value-type="string" calcext:value-type="string">
            <text:p><text:a xlink:href="https://twitter.com/ary_wisesa/status/1287168922102280192?s=19" xlink:type="simple">https://twitter.com/ary_wisesa/status/1287168922102280192?s=19</text:a></text:p>
          </table:table-cell>
          <table:table-cell table:style-name="ce1" office:value-type="string" calcext:value-type="string">
            <text:p>Hoax</text:p>
          </table:table-cell>
          <table:table-cell table:style-name="ce2"/>
          <table:table-cell table:number-columns-repeated="1020"/>
        </table:table-row>
        <table:table-row table:style-name="ro1">
          <table:table-cell table:style-name="ce1" office:value-type="string" calcext:value-type="string">
            <text:p>Kalo untuk guru" imbalan surga, kalo untuk Tanoto dan Sampoerna 20 M cingcaelah. Hebat !!!</text:p>
          </table:table-cell>
          <table:table-cell table:style-name="ce1" office:value-type="string" calcext:value-type="string">
            <text:p><text:a xlink:href="https://twitter.com/ammikku/status/1287177368788819968?s=19" xlink:type="simple">https://twitter.com/ammikku/status/1287177368788819968?s=19</text:a></text:p>
          </table:table-cell>
          <table:table-cell table:style-name="ce1" office:value-type="string" calcext:value-type="string">
            <text:p>Hoax</text:p>
          </table:table-cell>
          <table:table-cell table:style-name="ce2"/>
          <table:table-cell table:number-columns-repeated="1020"/>
        </table:table-row>
        <table:table-row table:style-name="ro3">
          <table:table-cell table:style-name="ce1" office:value-type="string" calcext:value-type="string">
            <text:p>Goblok pak wapres , DI REKTUR BUMN DI GAJI BESAR, GURU HONOR YG MENCEDASKAN KEHIDUPAN BANSA DI GAJI 300 RIBU SEBULAN, DI MANA RASA KEMANUSIAAN DAN DI MANA KEADILAN SOSIAL NYA, JADI WAJAR PANCASILA HANYA SEBAGAI UCAPAN</text:p>
            <text:p>Cc : @BANGSAygSUJUD</text:p>
          </table:table-cell>
          <table:table-cell table:style-name="ce1" office:value-type="string" calcext:value-type="string">
            <text:p><text:a xlink:href="https://twitter.com/AlangBabega76/status/1287185104020729856?s=19" xlink:type="simple">https://twitter.com/AlangBabega76/status/1287185104020729856?s=19</text:a></text:p>
          </table:table-cell>
          <table:table-cell table:style-name="ce1" office:value-type="string" calcext:value-type="string">
            <text:p>Hoax</text:p>
          </table:table-cell>
          <table:table-cell table:style-name="ce2"/>
          <table:table-cell table:number-columns-repeated="1020"/>
        </table:table-row>
        <table:table-row table:style-name="ro4">
          <table:table-cell table:style-name="ce1" office:value-type="string" calcext:value-type="string">
            <text:p>Kalo PKS dan gerindra gabung bisa .. cukup PKS dan gerindra bisa ... yg diliat peneliti LIPI gelagat petinggi PKS yg mulai merapat ke Jokowi .. nah kalo cuma getindra yg calonin Presiden ga cukup PT</text:p>
          </table:table-cell>
          <table:table-cell table:style-name="ce1" office:value-type="string" calcext:value-type="string">
            <text:p><text:a xlink:href="https://twitter.com/hendriabidin2/status/969782595478216705?s=19" xlink:type="simple">https://twitter.com/hendriabidin2/status/969782595478216705?s=19</text:a></text:p>
          </table:table-cell>
          <table:table-cell table:style-name="ce1" office:value-type="string" calcext:value-type="string">
            <text:p>Hoax</text:p>
          </table:table-cell>
          <table:table-cell table:style-name="ce1" office:value-type="string" calcext:value-type="string">
            <text:p><text:a xlink:href="https://cekfakta.com/focus/4416" xlink:type="simple">https://cekfakta.com/focus/4416</text:a></text:p>
          </table:table-cell>
          <table:table-cell table:number-columns-repeated="1020"/>
        </table:table-row>
        <table:table-row table:style-name="ro4">
          <table:table-cell table:style-name="ce1" office:value-type="string" calcext:value-type="string">
            <text:p>Yg ga paham emg langsung nyolot dok. Gini ya. Dulu pks diserang sm org dalem sendiri pake isu petinggi pks merapat ke jokowi, bukti foto MSI sdg silatrhmi. Mereka gagal kudeta pake isu itu, bikinlah gelora. Nah mereka sendiri skrg jg sama. Ga konsisten khan, mana isu yg dulu itu?</text:p>
          </table:table-cell>
          <table:table-cell table:style-name="ce1" office:value-type="string" calcext:value-type="string">
            <text:p><text:a xlink:href="https://twitter.com/Setyabudi_02/status/1285304002603704320?s=19" xlink:type="simple">https://twitter.com/Setyabudi_02/status/1285304002603704320?s=19</text:a></text:p>
          </table:table-cell>
          <table:table-cell table:style-name="ce1" office:value-type="string" calcext:value-type="string">
            <text:p>Hoax</text:p>
          </table:table-cell>
          <table:table-cell table:style-name="ce2"/>
          <table:table-cell table:number-columns-repeated="1020"/>
        </table:table-row>
        <table:table-row table:style-name="ro1">
          <table:table-cell table:style-name="ce1" office:value-type="string" calcext:value-type="string">
            <text:p>Tilawah Sultan Erdogan, Shalat Jum'at Perdana Setelah 86 Tahun di Masjid Hagia Shopia</text:p>
          </table:table-cell>
          <table:table-cell table:style-name="ce1" office:value-type="string" calcext:value-type="string">
            <text:p><text:a xlink:href="https://twitter.com/MaspiyuO/status/1286641325312360455?s=19" xlink:type="simple">https://twitter.com/MaspiyuO/status/1286641325312360455?s=19</text:a></text:p>
          </table:table-cell>
          <table:table-cell table:style-name="ce1" office:value-type="string" calcext:value-type="string">
            <text:p>Hoax</text:p>
          </table:table-cell>
          <table:table-cell table:style-name="ce1" office:value-type="string" calcext:value-type="string">
            <text:p><text:a xlink:href="https://cekfakta.com/focus/4398" xlink:type="simple">https://cekfakta.com/focus/4398</text:a></text:p>
          </table:table-cell>
          <table:table-cell table:number-columns-repeated="1020"/>
        </table:table-row>
        <table:table-row table:style-name="ro6">
          <table:table-cell table:style-name="ce1" office:value-type="string" calcext:value-type="string">
            <text:p>Setelah heboh Klepon HARAM. Sekarang Muncul INDOMIE RASA B2. Tapi PT Indofood telah membantah menjual makanan NON HALAL tersebut.</text:p>
            <text:p/>
            <text:p>Rentetan demi rentetan yang terjadi, seolah ada by Design yang ingin menguji kesabaran Umat Islam</text:p>
          </table:table-cell>
          <table:table-cell table:style-name="ce1" office:value-type="string" calcext:value-type="string">
            <text:p><text:a xlink:href="https://twitter.com/Ameeramantika/status/1285551692264562689?s=19" xlink:type="simple">https://twitter.com/Ameeramantika/status/1285551692264562689?s=19</text:a></text:p>
          </table:table-cell>
          <table:table-cell table:style-name="ce1" office:value-type="string" calcext:value-type="string">
            <text:p>Hoax</text:p>
          </table:table-cell>
          <table:table-cell table:style-name="ce1" office:value-type="string" calcext:value-type="string">
            <text:p><text:a xlink:href="https://cekfakta.com/focus/4397" xlink:type="simple">https://cekfakta.com/focus/4397</text:a></text:p>
          </table:table-cell>
          <table:table-cell table:number-columns-repeated="1020"/>
        </table:table-row>
        <table:table-row table:style-name="ro1">
          <table:table-cell table:style-name="ce1" office:value-type="string" calcext:value-type="string">
            <text:p>Di sana ada indomie rasa saksang babi nder</text:p>
          </table:table-cell>
          <table:table-cell table:style-name="ce1" office:value-type="string" calcext:value-type="string">
            <text:p><text:a xlink:href="https://twitter.com/ssuci26/status/1287685150180929536?s=19" xlink:type="simple">https://twitter.com/ssuci26/status/1287685150180929536?s=19</text:a></text:p>
          </table:table-cell>
          <table:table-cell table:style-name="ce1" office:value-type="string" calcext:value-type="string">
            <text:p>Hoax</text:p>
          </table:table-cell>
          <table:table-cell table:style-name="ce2"/>
          <table:table-cell table:number-columns-repeated="1020"/>
        </table:table-row>
        <table:table-row table:style-name="ro4">
          <table:table-cell table:style-name="ce1" office:value-type="string" calcext:value-type="string">
            <text:p>Selain kegaduhan kue klepon tidak Islami, menyusul lagi kegaduhan lain yang memicu masyarakat setelah beredarnya foto Indomie rasa saksang babi khas Sumatera Utara yang terjadi sejak Senin malam (20/7/2020).</text:p>
          </table:table-cell>
          <table:table-cell table:style-name="ce1" office:value-type="string" calcext:value-type="string">
            <text:p><text:a xlink:href="https://twitter.com/MuaraTakus/status/1285964595908100096?s=19" xlink:type="simple">https://twitter.com/MuaraTakus/status/1285964595908100096?s=19</text:a></text:p>
          </table:table-cell>
          <table:table-cell table:style-name="ce1" office:value-type="string" calcext:value-type="string">
            <text:p>Fakta</text:p>
          </table:table-cell>
          <table:table-cell table:style-name="ce2"/>
          <table:table-cell table:number-columns-repeated="1020"/>
        </table:table-row>
        <table:table-row table:style-name="ro2">
          <table:table-cell table:style-name="ce1" office:value-type="string" calcext:value-type="string">
            <text:p>dear indomie trima kasih tlah mnciptakan varian rasa indomie saksang babi🥺❤ buat klian yg cangkeman babi haram babi haram, ngak usah dibeli kntol,,</text:p>
          </table:table-cell>
          <table:table-cell table:style-name="ce1" office:value-type="string" calcext:value-type="string">
            <text:p><text:a xlink:href="https://twitter.com/malauuw/status/1285525390815932416?s=19" xlink:type="simple">https://twitter.com/malauuw/status/1285525390815932416?s=19</text:a></text:p>
          </table:table-cell>
          <table:table-cell table:style-name="ce1" office:value-type="string" calcext:value-type="string">
            <text:p>Hoax</text:p>
          </table:table-cell>
          <table:table-cell table:style-name="ce2"/>
          <table:table-cell table:number-columns-repeated="1020"/>
        </table:table-row>
        <table:table-row table:style-name="ro2">
          <table:table-cell table:style-name="ce1" office:value-type="string" calcext:value-type="string">
            <text:p>Ahli Virologi Asal China Kabur ke Amerika Mengungkapkan, Virus Corona Dibuat di Laboratorium Militer.</text:p>
          </table:table-cell>
          <table:table-cell table:style-name="ce1" office:value-type="string" calcext:value-type="string">
            <text:p><text:a xlink:href="https://twitter.com/kasehsaulmouk/status/1290455253297647617?s=19" xlink:type="simple">https://twitter.com/kasehsaulmouk/status/1290455253297647617?s=19</text:a></text:p>
          </table:table-cell>
          <table:table-cell table:style-name="ce1" office:value-type="string" calcext:value-type="string">
            <text:p>Hoax</text:p>
          </table:table-cell>
          <table:table-cell table:style-name="ce1" office:value-type="string" calcext:value-type="string">
            <text:p><text:a xlink:href="https://cekfakta.com/focus/4395" xlink:type="simple">https://cekfakta.com/focus/4395</text:a></text:p>
          </table:table-cell>
          <table:table-cell table:number-columns-repeated="1020"/>
        </table:table-row>
        <table:table-row table:style-name="ro2">
          <table:table-cell table:style-name="ce1" office:value-type="string" calcext:value-type="string">
            <text:p>Takut Dibunuh, Ahli Virus China Kabur ke AS: Saya Bersaksi Covid-19 Hasil Persekongkolan Jahat</text:p>
          </table:table-cell>
          <table:table-cell table:style-name="ce1" office:value-type="string" calcext:value-type="string">
            <text:p><text:a xlink:href="https://twitter.com/srigoenawan/status/1282493186942754816?s=19" xlink:type="simple">https://twitter.com/srigoenawan/status/1282493186942754816?s=19</text:a></text:p>
          </table:table-cell>
          <table:table-cell table:style-name="ce1" office:value-type="string" calcext:value-type="string">
            <text:p>Hoax</text:p>
          </table:table-cell>
          <table:table-cell table:style-name="ce2"/>
          <table:table-cell table:number-columns-repeated="1020"/>
        </table:table-row>
        <table:table-row table:style-name="ro7">
          <table:table-cell table:style-name="ce1" office:value-type="string" calcext:value-type="string">
            <text:p>Thermo Gun merusak otak !!!</text:p>
            <text:p/>
            <text:p>Berita ini langsung membuat heboh masy disebabkan viralnya video perbincangan antara pakar kuis Helmy Yahya dgn pakar ekonomi Ichsanuddin Noor di medsos</text:p>
            <text:p/>
            <text:p>"Krn Hand gun termometer itu utk memeriksa kabel panas, lasernya dipakai utk memeriksa</text:p>
          </table:table-cell>
          <table:table-cell table:style-name="ce1" office:value-type="string" calcext:value-type="string">
            <text:p><text:a xlink:href="https://twitter.com/nu_nu2017/status/1287831601326374912?s=19" xlink:type="simple">https://twitter.com/nu_nu2017/status/1287831601326374912?s=19</text:a></text:p>
          </table:table-cell>
          <table:table-cell table:style-name="ce1" office:value-type="string" calcext:value-type="string">
            <text:p>Hoax</text:p>
          </table:table-cell>
          <table:table-cell table:style-name="ce1" office:value-type="string" calcext:value-type="string">
            <text:p><text:a xlink:href="https://cekfakta.com/focus/4389" xlink:type="simple">https://cekfakta.com/focus/4389</text:a></text:p>
          </table:table-cell>
          <table:table-cell table:number-columns-repeated="1020"/>
        </table:table-row>
        <table:table-row table:style-name="ro2">
          <table:table-cell table:style-name="ce1" office:value-type="string" calcext:value-type="string">
            <text:p>Tadi ke rs. Pas lagi nunggu antrian, mencuri dengar bapak2 lg tlp blg "jgn mau diukur termometer di kepala, di tangan aja, nanti bisa merusak jaringan otak" Hmm. Oke. Korban grup wa bapak2.</text:p>
          </table:table-cell>
          <table:table-cell table:style-name="ce1" office:value-type="string" calcext:value-type="string">
            <text:p><text:a xlink:href="https://twitter.com/RaissaUtari/status/1285859844650446849?s=19" xlink:type="simple">https://twitter.com/RaissaUtari/status/1285859844650446849?s=19</text:a></text:p>
          </table:table-cell>
          <table:table-cell table:style-name="ce1" office:value-type="string" calcext:value-type="string">
            <text:p>Hoax</text:p>
          </table:table-cell>
          <table:table-cell table:style-name="ce2"/>
          <table:table-cell table:number-columns-repeated="1020"/>
        </table:table-row>
        <table:table-row table:style-name="ro2">
          <table:table-cell table:style-name="ce1" office:value-type="string" calcext:value-type="string">
            <text:p>Cara kerja thermo gun adalah memantulkan gelombang inframerah dari tubuh, penggunaan thermo gun di dahi sudah lulus uji keamanan sehingga penggunaannya tidak perlu dikhawatirkan.</text:p>
          </table:table-cell>
          <table:table-cell table:style-name="ce1" office:value-type="string" calcext:value-type="string">
            <text:p><text:a xlink:href="https://twitter.com/PrasetyoEdi_/status/1287340910728994816?s=19" xlink:type="simple">https://twitter.com/PrasetyoEdi_/status/1287340910728994816?s=19</text:a></text:p>
          </table:table-cell>
          <table:table-cell table:style-name="ce1" office:value-type="string" calcext:value-type="string">
            <text:p>Fakta</text:p>
          </table:table-cell>
          <table:table-cell table:style-name="ce2"/>
          <table:table-cell table:number-columns-repeated="1020"/>
        </table:table-row>
        <table:table-row table:style-name="ro2">
          <table:table-cell table:style-name="ce1" office:value-type="string" calcext:value-type="string">
            <text:p>mamaku wa-an sm temennya dikasitau jgn mau di termometer gun karna bisa merusak organ di kepala/otak kita 🙃</text:p>
          </table:table-cell>
          <table:table-cell table:style-name="ce1" office:value-type="string" calcext:value-type="string">
            <text:p><text:a xlink:href="https://twitter.com/confettions/status/1285136516243570688?s=19" xlink:type="simple">https://twitter.com/confettions/status/1285136516243570688?s=19</text:a></text:p>
          </table:table-cell>
          <table:table-cell table:style-name="ce1" office:value-type="string" calcext:value-type="string">
            <text:p>Hoax</text:p>
          </table:table-cell>
          <table:table-cell table:style-name="ce2"/>
          <table:table-cell table:number-columns-repeated="1020"/>
        </table:table-row>
        <table:table-row table:style-name="ro3">
          <table:table-cell table:style-name="ce1" office:value-type="string" calcext:value-type="string">
            <text:p>Informasi yang bilang termometer tembak bisa merusak jaringan otak itu cuma hoax.</text:p>
            <text:p/>
            <text:p>Penggunaan thermo gun sudah sangat aman &amp; cukup akurat dilakukan sebagai skrining awal gejala demam akibat Covid-19. </text:p>
          </table:table-cell>
          <table:table-cell table:style-name="ce1" office:value-type="string" calcext:value-type="string">
            <text:p><text:a xlink:href="https://twitter.com/sehatq/status/1292279430287695872?s=19" xlink:type="simple">https://twitter.com/sehatq/status/1292279430287695872?s=19</text:a></text:p>
          </table:table-cell>
          <table:table-cell table:style-name="ce1" office:value-type="string" calcext:value-type="string">
            <text:p>Fakta</text:p>
          </table:table-cell>
          <table:table-cell table:style-name="ce2"/>
          <table:table-cell table:number-columns-repeated="1020"/>
        </table:table-row>
        <table:table-row table:style-name="ro2">
          <table:table-cell table:style-name="ce1" office:value-type="string" calcext:value-type="string">
            <text:p>Coba tu pasukan yang berseragam polisi diajak ngomong pake bahasa Indonesia. Mungkin saja mereka orang china.</text:p>
          </table:table-cell>
          <table:table-cell table:style-name="ce1" office:value-type="string" calcext:value-type="string">
            <text:p><text:a xlink:href="https://twitter.com/HantuThailand/status/1130985373054537728?s=19" xlink:type="simple">https://twitter.com/HantuThailand/status/1130985373054537728?s=19</text:a></text:p>
          </table:table-cell>
          <table:table-cell table:style-name="ce1" office:value-type="string" calcext:value-type="string">
            <text:p>Hoax</text:p>
          </table:table-cell>
          <table:table-cell table:style-name="ce1" office:value-type="string" calcext:value-type="string">
            <text:p><text:a xlink:href="https://cekfakta.com/focus/4381" xlink:type="simple">https://cekfakta.com/focus/4381</text:a></text:p>
          </table:table-cell>
          <table:table-cell table:number-columns-repeated="1020"/>
        </table:table-row>
        <table:table-row table:style-name="ro4">
          <table:table-cell table:style-name="ce1" office:value-type="string" calcext:value-type="string">
            <text:p>“Dihapus dari Peta Daring, Palestina Kecam Google-Apple”. Seharusnya Google dan Apple Dengarkan Kritik&amp;Kecaman Masyarakat Internasional, Krn Penghapusan Itu Bertentangan Dg Fakta Eksistensi Palestina Yg Diakui PBB Dll, Dan Legalisasi Hasil/Teror Israel</text:p>
          </table:table-cell>
          <table:table-cell table:style-name="ce1" office:value-type="string" calcext:value-type="string">
            <text:p><text:a xlink:href="https://twitter.com/hnurwahid/status/1285197698493067264?s=19" xlink:type="simple">https://twitter.com/hnurwahid/status/1285197698493067264?s=19</text:a></text:p>
          </table:table-cell>
          <table:table-cell table:style-name="ce1" office:value-type="string" calcext:value-type="string">
            <text:p>Hoax</text:p>
          </table:table-cell>
          <table:table-cell table:style-name="ce1" office:value-type="string" calcext:value-type="string">
            <text:p><text:a xlink:href="https://cekfakta.com/focus/4376" xlink:type="simple">https://cekfakta.com/focus/4376</text:a></text:p>
          </table:table-cell>
          <table:table-cell table:number-columns-repeated="1020"/>
        </table:table-row>
        <table:table-row table:style-name="ro4">
          <table:table-cell table:style-name="ce1" office:value-type="string" calcext:value-type="string">
            <text:p>Biadab</text:p>
            <text:p>Palestina resmi dihapus dari google maps</text:p>
            <text:p>Tidak hanya menghapus palestina, tetapi berita penghapusan juga tidak ada dipencarian.</text:p>
          </table:table-cell>
          <table:table-cell table:style-name="ce1" office:value-type="string" calcext:value-type="string">
            <text:p><text:a xlink:href="https://twitter.com/yoerdee/status/1284665175115575296?s=19" xlink:type="simple">https://twitter.com/yoerdee/status/1284665175115575296?s=19</text:a></text:p>
          </table:table-cell>
          <table:table-cell table:style-name="ce1" office:value-type="string" calcext:value-type="string">
            <text:p>Hoax</text:p>
          </table:table-cell>
          <table:table-cell table:style-name="ce2"/>
          <table:table-cell table:number-columns-repeated="1020"/>
        </table:table-row>
        <table:table-row table:style-name="ro9">
          <table:table-cell table:style-name="ce1" office:value-type="string" calcext:value-type="string">
            <text:p>Peta Palestina dihapus google map</text:p>
            <text:p/>
            <text:p>Pertanyaan</text:p>
            <text:p>1. PBB kemana, kok diam aja?</text:p>
            <text:p>2. OKI bagaimana responnya?</text:p>
            <text:p>3. Negri mayoritas muslim protes g'?</text:p>
            <text:p/>
            <text:p>Saya katakan dunia sdg tidak baik-baik saja</text:p>
          </table:table-cell>
          <table:table-cell table:style-name="ce1" office:value-type="string" calcext:value-type="string">
            <text:p><text:a xlink:href="https://twitter.com/sohib212reborn/status/1284510515192987649?s=19" xlink:type="simple">https://twitter.com/sohib212reborn/status/1284510515192987649?s=19</text:a></text:p>
          </table:table-cell>
          <table:table-cell table:style-name="ce1" office:value-type="string" calcext:value-type="string">
            <text:p>Hoax</text:p>
          </table:table-cell>
          <table:table-cell table:style-name="ce2"/>
          <table:table-cell table:number-columns-repeated="1020"/>
        </table:table-row>
        <table:table-row table:style-name="ro3">
          <table:table-cell table:style-name="ce1" office:value-type="string" calcext:value-type="string">
            <text:p>Haghia Sophia di ubah jd Mesjid kmbali,kalian protes skrng palestina dihapus Dr Google Maps dignti jd Israel kalian Diem Ironis nya bnyak muslim yg diam tp justru ikut protes saat erdogan mengubah status Haghia Sophia jd Mesjid </text:p>
            <text:p>Dsr kaum licik Dan munafuck</text:p>
          </table:table-cell>
          <table:table-cell table:style-name="ce1" office:value-type="string" calcext:value-type="string">
            <text:p><text:a xlink:href="https://twitter.com/StefhanieQueen/status/1284346457017868289?s=19" xlink:type="simple">https://twitter.com/StefhanieQueen/status/1284346457017868289?s=19</text:a></text:p>
          </table:table-cell>
          <table:table-cell table:style-name="ce1" office:value-type="string" calcext:value-type="string">
            <text:p>Hoax</text:p>
          </table:table-cell>
          <table:table-cell table:style-name="ce2"/>
          <table:table-cell table:number-columns-repeated="1020"/>
        </table:table-row>
        <table:table-row table:style-name="ro2">
          <table:table-cell table:style-name="ce1" office:value-type="string" calcext:value-type="string">
            <text:p>Orang terlalu sibuk bermain tik tok aplikasi yg tak ada guna sampai lupa Palestina sudah dihapus dari google maps 😭</text:p>
          </table:table-cell>
          <table:table-cell table:style-name="ce1" office:value-type="string" calcext:value-type="string">
            <text:p><text:a xlink:href="https://twitter.com/AriefGusman99/status/1286197313543626752?s=19" xlink:type="simple">https://twitter.com/AriefGusman99/status/1286197313543626752?s=19</text:a></text:p>
          </table:table-cell>
          <table:table-cell table:style-name="ce1" office:value-type="string" calcext:value-type="string">
            <text:p>Hoax</text:p>
          </table:table-cell>
          <table:table-cell table:style-name="ce2"/>
          <table:table-cell table:number-columns-repeated="1020"/>
        </table:table-row>
        <table:table-row table:style-name="ro4">
          <table:table-cell table:style-name="ce1" office:value-type="string" calcext:value-type="string">
            <text:p>#savepalestine </text:p>
            <text:p>Di Google maps Palestina udah dihapus, but you can't delete history of muslim in Palestine. </text:p>
            <text:p>Palestine selalu ada di dalam hati setiap muslim</text:p>
          </table:table-cell>
          <table:table-cell table:style-name="ce1" office:value-type="string" calcext:value-type="string">
            <text:p><text:a xlink:href="https://twitter.com/callme_arri/status/1287332802753519616?s=19" xlink:type="simple">https://twitter.com/callme_arri/status/1287332802753519616?s=19</text:a></text:p>
          </table:table-cell>
          <table:table-cell table:style-name="ce1" office:value-type="string" calcext:value-type="string">
            <text:p>Hoax</text:p>
          </table:table-cell>
          <table:table-cell table:style-name="ce2"/>
          <table:table-cell table:number-columns-repeated="1020"/>
        </table:table-row>
        <table:table-row table:style-name="ro1">
          <table:table-cell table:style-name="ce1" office:value-type="string" calcext:value-type="string">
            <text:p>Model seragam baru ASN Khilafah?</text:p>
          </table:table-cell>
          <table:table-cell table:style-name="ce1" office:value-type="string" calcext:value-type="string">
            <text:p><text:a xlink:href="https://twitter.com/kondekturbus_/status/1283293451820208130?s=19" xlink:type="simple">https://twitter.com/kondekturbus_/status/1283293451820208130?s=19</text:a></text:p>
          </table:table-cell>
          <table:table-cell table:style-name="ce1" office:value-type="string" calcext:value-type="string">
            <text:p>Hoax</text:p>
          </table:table-cell>
          <table:table-cell table:style-name="ce1" office:value-type="string" calcext:value-type="string">
            <text:p><text:a xlink:href="https://cekfakta.com/focus/4375" xlink:type="simple">https://cekfakta.com/focus/4375</text:a></text:p>
          </table:table-cell>
          <table:table-cell table:number-columns-repeated="1020"/>
        </table:table-row>
        <table:table-row table:style-name="ro2">
          <table:table-cell table:style-name="ce1" office:value-type="string" calcext:value-type="string">
            <text:p>Harusnya ASN ini dipecat dengan tidak hormat pak bos @tjahjo_kumolo jangan cuma konpres trus.</text:p>
          </table:table-cell>
          <table:table-cell table:style-name="ce1" office:value-type="string" calcext:value-type="string">
            <text:p><text:a xlink:href="https://twitter.com/kampoengasri/status/1283382337544220674?s=19" xlink:type="simple">https://twitter.com/kampoengasri/status/1283382337544220674?s=19</text:a></text:p>
          </table:table-cell>
          <table:table-cell table:style-name="ce1" office:value-type="string" calcext:value-type="string">
            <text:p>Hoax</text:p>
          </table:table-cell>
          <table:table-cell table:style-name="ce2"/>
          <table:table-cell table:number-columns-repeated="1020"/>
        </table:table-row>
        <table:table-row table:style-name="ro4">
          <table:table-cell table:style-name="ce1" office:value-type="string" calcext:value-type="string">
            <text:p>Mestinya kalo ga mau ikut aturan ya diselesaikan toh jgn dibiarkan. Sehingga benih benih perpecahan bisa dicegah dari sekarang. Bukannya masih banyak yg bersedia jadi ASN kenapa mempertahankan yng ngeyel2 gitu. Pak Tito @kemendagri piye iki pak?</text:p>
          </table:table-cell>
          <table:table-cell table:style-name="ce1" office:value-type="string" calcext:value-type="string">
            <text:p><text:a xlink:href="https://twitter.com/ekowhy_u/status/1283622394049859584?s=19" xlink:type="simple">https://twitter.com/ekowhy_u/status/1283622394049859584?s=19</text:a></text:p>
          </table:table-cell>
          <table:table-cell table:style-name="ce1" office:value-type="string" calcext:value-type="string">
            <text:p>Hoax</text:p>
          </table:table-cell>
          <table:table-cell table:style-name="ce2"/>
          <table:table-cell table:number-columns-repeated="1020"/>
        </table:table-row>
        <table:table-row table:style-name="ro6">
          <table:table-cell table:style-name="ce1" office:value-type="string" calcext:value-type="string">
            <text:p>TERNYATA ADA JUGA KADAL YANG DITERIMA JADI ASN.</text:p>
            <text:p>BENTUK SERAGAM DINASNYA MELANGGAR ATURAN/ SESUAI SELERANYA. </text:p>
            <text:p/>
            <text:p>KOK PIMPINANNYA TAK MENGGUBRIS ?</text:p>
            <text:p>JANGAN SAMPAI BUDAYA KADRUN MENYUSUP KE ASN.</text:p>
          </table:table-cell>
          <table:table-cell table:style-name="ce1" office:value-type="string" calcext:value-type="string">
            <text:p><text:a xlink:href="https://twitter.com/marpaung913/status/1283302535592161280?s=19" xlink:type="simple">https://twitter.com/marpaung913/status/1283302535592161280?s=19</text:a></text:p>
          </table:table-cell>
          <table:table-cell table:style-name="ce1" office:value-type="string" calcext:value-type="string">
            <text:p>Hoax</text:p>
          </table:table-cell>
          <table:table-cell table:style-name="ce2"/>
          <table:table-cell table:number-columns-repeated="1020"/>
        </table:table-row>
        <table:table-row table:style-name="ro1">
          <table:table-cell table:style-name="ce1" office:value-type="string" calcext:value-type="string">
            <text:p>Wow, Ternyata Pasta Gigi pun Bisa Deteksi Kehamilan Lho! </text:p>
          </table:table-cell>
          <table:table-cell table:style-name="ce1" office:value-type="string" calcext:value-type="string">
            <text:p><text:a xlink:href="https://twitter.com/tamhaRHidayanto/status/766913104563150848?s=19" xlink:type="simple">https://twitter.com/tamhaRHidayanto/status/766913104563150848?s=19</text:a></text:p>
          </table:table-cell>
          <table:table-cell table:style-name="ce1" office:value-type="string" calcext:value-type="string">
            <text:p>Hoax</text:p>
          </table:table-cell>
          <table:table-cell table:style-name="ce1" office:value-type="string" calcext:value-type="string">
            <text:p><text:a xlink:href="https://cekfakta.com/focus/4370" xlink:type="simple">https://cekfakta.com/focus/4370</text:a></text:p>
          </table:table-cell>
          <table:table-cell table:number-columns-repeated="1020"/>
        </table:table-row>
        <table:table-row table:style-name="ro4">
          <table:table-cell table:style-name="ce1" office:value-type="string" calcext:value-type="string">
            <text:p>“Seorang Pendukung Fanatik @jokowi meninggal dunia setelah berjalan +/-- 15 km dari kontrakannya di Desa Giriroto menuju kantor Kelurahan. Setelah di konfirmasi, alm. protes karena dirinya tercatat sbg warga sangat miskin, tetapi tdk kebagian Dana BLT”. </text:p>
          </table:table-cell>
          <table:table-cell table:style-name="ce1" office:value-type="string" calcext:value-type="string">
            <text:p><text:a xlink:href="https://twitter.com/BangUmar_/status/1283948304468807680?s=19" xlink:type="simple">https://twitter.com/BangUmar_/status/1283948304468807680?s=19</text:a></text:p>
          </table:table-cell>
          <table:table-cell table:style-name="ce1" office:value-type="string" calcext:value-type="string">
            <text:p>Hoax</text:p>
          </table:table-cell>
          <table:table-cell table:style-name="ce1" office:value-type="string" calcext:value-type="string">
            <text:p><text:a xlink:href="https://cekfakta.com/focus/4368" xlink:type="simple">https://cekfakta.com/focus/4368</text:a></text:p>
          </table:table-cell>
          <table:table-cell table:number-columns-repeated="1020"/>
        </table:table-row>
        <table:table-row table:style-name="ro10">
          <table:table-cell table:style-name="ce1" office:value-type="string" calcext:value-type="string">
            <text:p>Bisa kah di percaya ??Untuk ngalihin isu, </text:p>
            <text:p>kadang pakai anjing, </text:p>
            <text:p>kadang pakai tikus, </text:p>
            <text:p>kadang pakai kucing garong, </text:p>
            <text:p>kadang pakai ayam2an. </text:p>
            <text:p/>
            <text:p>BIN Bantah Mengundang Hana Hanifah dan Bergoyang Tiktok https://t.co/ihSlhRGYc3</text:p>
            <text:p/>
            <text:p>#RezimLIPPOProKomunis</text:p>
          </table:table-cell>
          <table:table-cell table:style-name="ce1" office:value-type="string" calcext:value-type="string">
            <text:p><text:a xlink:href="https://twitter.com/jamilahmuhammaO/status/1283641460525420544?s=19" xlink:type="simple">https://twitter.com/jamilahmuhammaO/status/1283641460525420544?s=19</text:a></text:p>
          </table:table-cell>
          <table:table-cell table:style-name="ce1" office:value-type="string" calcext:value-type="string">
            <text:p>Hoax</text:p>
          </table:table-cell>
          <table:table-cell table:style-name="ce1" office:value-type="string" calcext:value-type="string">
            <text:p><text:a xlink:href="https://cekfakta.com/focus/4366" xlink:type="simple">https://cekfakta.com/focus/4366</text:a></text:p>
          </table:table-cell>
          <table:table-cell table:number-columns-repeated="1020"/>
        </table:table-row>
        <table:table-row table:style-name="ro3">
          <table:table-cell table:style-name="ce1" office:value-type="string" calcext:value-type="string">
            <text:p>Emg logo gitu dijual bebas ya? &amp; bs dipasang sembarangan? Itu kan logo Institusi negara, gk bs pasang sembarangan.</text:p>
            <text:p>Klo boleh dijual bebas, Beli dmn ya?</text:p>
            <text:p>Buat dipasang di pintu depan rumah we biar kliatan keren😁</text:p>
          </table:table-cell>
          <table:table-cell table:style-name="ce1" office:value-type="string" calcext:value-type="string">
            <text:p><text:a xlink:href="https://twitter.com/nugieahza81/status/1283929912726794241?s=19" xlink:type="simple">https://twitter.com/nugieahza81/status/1283929912726794241?s=19</text:a></text:p>
          </table:table-cell>
          <table:table-cell table:style-name="ce1" office:value-type="string" calcext:value-type="string">
            <text:p>Hoax</text:p>
          </table:table-cell>
          <table:table-cell table:style-name="ce2"/>
          <table:table-cell table:number-columns-repeated="1020"/>
        </table:table-row>
        <table:table-row table:style-name="ro2">
          <table:table-cell table:style-name="ce1" office:value-type="string" calcext:value-type="string">
            <text:p>Mulai Sekarang Jualan Product apapun jangan ragu masuk ke Instansi Pemerintahan.</text:p>
            <text:p>Nech Jualan KERANG pun sdh bebas masuk BIN 😁</text:p>
          </table:table-cell>
          <table:table-cell table:style-name="ce1" office:value-type="string" calcext:value-type="string">
            <text:p><text:a xlink:href="https://twitter.com/Ja2nd/status/1283566034826346497?s=19" xlink:type="simple">https://twitter.com/Ja2nd/status/1283566034826346497?s=19</text:a></text:p>
          </table:table-cell>
          <table:table-cell table:style-name="ce1" office:value-type="string" calcext:value-type="string">
            <text:p>Hoax</text:p>
          </table:table-cell>
          <table:table-cell table:style-name="ce2"/>
          <table:table-cell table:number-columns-repeated="1020"/>
        </table:table-row>
        <table:table-row table:style-name="ro4">
          <table:table-cell table:style-name="ce1" office:value-type="string" calcext:value-type="string">
            <text:p>Usut punya usut, klub tembak Velox Et Exactus Shooting Klub pernah bekerja sama dengan BIN dalam kejuaraan menembak International Practical Shooting Confederation (IPSC) Level II. Makanya kan nggak heran ada logo BIN di klub tersebut.</text:p>
          </table:table-cell>
          <table:table-cell table:style-name="ce1" office:value-type="string" calcext:value-type="string">
            <text:p><text:a xlink:href="https://twitter.com/BudakBaonk_ID/status/1283623950564462592?s=19" xlink:type="simple">https://twitter.com/BudakBaonk_ID/status/1283623950564462592?s=19</text:a></text:p>
          </table:table-cell>
          <table:table-cell table:style-name="ce1" office:value-type="string" calcext:value-type="string">
            <text:p>Fakta</text:p>
          </table:table-cell>
          <table:table-cell table:style-name="ce2"/>
          <table:table-cell table:number-columns-repeated="1020"/>
        </table:table-row>
        <table:table-row table:style-name="ro8">
          <table:table-cell table:style-name="ce1" office:value-type="string" calcext:value-type="string">
            <text:p>• Surat kabar Pesindo (organisasi PKI) dengan semboyan #KerjaKerjaKerja eh BEKERDJA, BEKERDJA, BEKERDJA</text:p>
            <text:p/>
            <text:p>• Tahun 1953, PKI sebut ISLAM sebagai AGEN AGAMA ARAB </text:p>
            <text:p/>
            <text:p>#Islamophobia </text:p>
            <text:p>#LawanPKI </text:p>
          </table:table-cell>
          <table:table-cell table:style-name="ce1" office:value-type="string" calcext:value-type="string">
            <text:p><text:a xlink:href="https://twitter.com/bundaathira/status/1113647042604089345?s=19" xlink:type="simple">https://twitter.com/bundaathira/status/1113647042604089345?s=19</text:a></text:p>
          </table:table-cell>
          <table:table-cell table:style-name="ce1" office:value-type="string" calcext:value-type="string">
            <text:p>Hoax</text:p>
          </table:table-cell>
          <table:table-cell table:style-name="ce1" office:value-type="string" calcext:value-type="string">
            <text:p><text:a xlink:href="https://cekfakta.com/focus/4350" xlink:type="simple">https://cekfakta.com/focus/4350</text:a></text:p>
          </table:table-cell>
          <table:table-cell table:number-columns-repeated="1020"/>
        </table:table-row>
        <table:table-row table:style-name="ro7">
          <table:table-cell table:style-name="ce1" office:value-type="string" calcext:value-type="string">
            <text:p>- Taon 1953 PKI sebut islam sebagai AGEN AGAMA ARAB </text:p>
            <text:p/>
            <text:p>- Surat kabar Pesindo (Organ PKI) dengan semboyan </text:p>
            <text:p>BEKERDJA, BEKERDJA, BEKERJA.</text:p>
            <text:p/>
            <text:p>Semuah terjadih saat inih dan di rezim inih,</text:p>
          </table:table-cell>
          <table:table-cell table:style-name="ce1" office:value-type="string" calcext:value-type="string">
            <text:p><text:a xlink:href="https://twitter.com/bangyupi_006/status/1046478202477002752?s=19" xlink:type="simple">https://twitter.com/bangyupi_006/status/1046478202477002752?s=19</text:a></text:p>
          </table:table-cell>
          <table:table-cell table:style-name="ce1" office:value-type="string" calcext:value-type="string">
            <text:p>Hoax</text:p>
          </table:table-cell>
          <table:table-cell table:style-name="ce2"/>
          <table:table-cell table:number-columns-repeated="1020"/>
        </table:table-row>
        <table:table-row table:style-name="ro1">
          <table:table-cell table:style-name="ce1" office:value-type="string" calcext:value-type="string">
            <text:p>Gua vs si tito karnavian bangsat,china,komunis,antek aseng,dll</text:p>
          </table:table-cell>
          <table:table-cell table:style-name="ce1" office:value-type="string" calcext:value-type="string">
            <text:p><text:a xlink:href="https://twitter.com/tamim_pardede/status/1282787238527422464?s=19" xlink:type="simple">https://twitter.com/tamim_pardede/status/1282787238527422464?s=19</text:a></text:p>
          </table:table-cell>
          <table:table-cell table:style-name="ce1" office:value-type="string" calcext:value-type="string">
            <text:p>Hoax</text:p>
          </table:table-cell>
          <table:table-cell table:style-name="ce1" office:value-type="string" calcext:value-type="string">
            <text:p><text:a xlink:href="https://cekfakta.com/focus/4334" xlink:type="simple">https://cekfakta.com/focus/4334</text:a></text:p>
          </table:table-cell>
          <table:table-cell table:number-columns-repeated="1020"/>
        </table:table-row>
        <table:table-row table:style-name="ro2">
          <table:table-cell table:style-name="ce1" office:value-type="string" calcext:value-type="string">
            <text:p>Hmm...krn polri sdh menjadi milik cukong jadi sudah mulai bergerak nih, akan tercatat dalam sejarah negeri ini bahwa polisi jadi kacung komunis china di era tito karnavian...</text:p>
          </table:table-cell>
          <table:table-cell table:style-name="ce1" office:value-type="string" calcext:value-type="string">
            <text:p><text:a xlink:href="https://twitter.com/Office_System_5/status/1138249930496253964?s=19" xlink:type="simple">https://twitter.com/Office_System_5/status/1138249930496253964?s=19</text:a></text:p>
          </table:table-cell>
          <table:table-cell table:style-name="ce1" office:value-type="string" calcext:value-type="string">
            <text:p>Hoax</text:p>
          </table:table-cell>
          <table:table-cell table:style-name="ce2"/>
          <table:table-cell table:number-columns-repeated="1020"/>
        </table:table-row>
        <table:table-row table:style-name="ro4">
          <table:table-cell table:style-name="ce1" office:value-type="string" calcext:value-type="string">
            <text:p>Kenapa Gatot N tidak dilirik oleh JOKOWI untuk mengisi kabinet terakhirnya pada 2019 kemarin , justru @jokowi menarik Tito Karnavian sebagai Mendagri ,mungkin terlalu mengerihkan.sosok sekelas GN bagi pok Shanghai LBP yg bermitra dengan komunis China n Taipan</text:p>
          </table:table-cell>
          <table:table-cell table:style-name="ce1" office:value-type="string" calcext:value-type="string">
            <text:p><text:a xlink:href="https://twitter.com/davidridwanbetz/status/1228177872881213440?s=19" xlink:type="simple">https://twitter.com/davidridwanbetz/status/1228177872881213440?s=19</text:a></text:p>
          </table:table-cell>
          <table:table-cell table:style-name="ce1" office:value-type="string" calcext:value-type="string">
            <text:p>Hoax</text:p>
          </table:table-cell>
          <table:table-cell table:style-name="ce2"/>
          <table:table-cell table:number-columns-repeated="1020"/>
        </table:table-row>
        <table:table-row table:style-name="ro1">
          <table:table-cell table:style-name="ce1" office:value-type="string" calcext:value-type="string">
            <text:p>ini cara"komunis,tito karnavian tidak layak diampuni</text:p>
          </table:table-cell>
          <table:table-cell table:style-name="ce1" office:value-type="string" calcext:value-type="string">
            <text:p><text:a xlink:href="https://twitter.com/leerona39/status/1131729691096731648?s=19" xlink:type="simple">https://twitter.com/leerona39/status/1131729691096731648?s=19</text:a></text:p>
          </table:table-cell>
          <table:table-cell table:style-name="ce1" office:value-type="string" calcext:value-type="string">
            <text:p>Hoax</text:p>
          </table:table-cell>
          <table:table-cell table:style-name="ce2"/>
          <table:table-cell table:number-columns-repeated="1020"/>
        </table:table-row>
        <table:table-row table:style-name="ro2">
          <table:table-cell table:style-name="ce1" office:value-type="string" calcext:value-type="string">
            <text:p>Jokowi adalah presiden terkelam dlm sejarah bangsa Indonesia Jim Rohn, motivator terbaik dunia,” bunyi narasi dalam gambar yang diunggah akun #FinBatantiarifin Facebook</text:p>
          </table:table-cell>
          <table:table-cell table:style-name="ce1" office:value-type="string" calcext:value-type="string">
            <text:p><text:a xlink:href="https://twitter.com/Anak_Perantau10/status/1257002673527635970?s=19" xlink:type="simple">https://twitter.com/Anak_Perantau10/status/1257002673527635970?s=19</text:a></text:p>
          </table:table-cell>
          <table:table-cell table:style-name="ce1" office:value-type="string" calcext:value-type="string">
            <text:p>Hoax</text:p>
          </table:table-cell>
          <table:table-cell table:style-name="ce1" office:value-type="string" calcext:value-type="string">
            <text:p><text:a xlink:href="https://cekfakta.com/focus/4325" xlink:type="simple">https://cekfakta.com/focus/4325</text:a></text:p>
          </table:table-cell>
          <table:table-cell table:number-columns-repeated="1020"/>
        </table:table-row>
        <table:table-row table:style-name="ro3">
          <table:table-cell table:style-name="ce1" office:value-type="string" calcext:value-type="string">
            <text:p>Isu komunis yg brulah kadrun abal2 knpa pa jokowi dg pemerintahannya dg dpr ri yg dislahkan mau bubarkan ma pa 212 dg fpi ormas islam bkin demo brjlid2 dinkri apa gunanya mau atur pemerintah org brdagang aja diobrak abrik dagangannya jdi pngacau nkri krjanya knpagkdibubarkancoba</text:p>
          </table:table-cell>
          <table:table-cell table:style-name="ce1" office:value-type="string" calcext:value-type="string">
            <text:p><text:a xlink:href="https://twitter.com/YennyAn91642232/status/1284880922257403905?s=19" xlink:type="simple">https://twitter.com/YennyAn91642232/status/1284880922257403905?s=19</text:a></text:p>
          </table:table-cell>
          <table:table-cell table:style-name="ce1" office:value-type="string" calcext:value-type="string">
            <text:p>Hoax</text:p>
          </table:table-cell>
          <table:table-cell table:style-name="ce1" office:value-type="string" calcext:value-type="string">
            <text:p><text:a xlink:href="https://cekfakta.com/focus/4323" xlink:type="simple">https://cekfakta.com/focus/4323</text:a></text:p>
          </table:table-cell>
          <table:table-cell table:number-columns-repeated="1020"/>
        </table:table-row>
        <table:table-row table:style-name="ro2">
          <table:table-cell table:style-name="ce1" office:value-type="string" calcext:value-type="string">
            <text:p>Bubarkan FPI dan antek HTI ,serta penjarakan P212 berwajah kadrun itu pak Presiden karena mereka hanya bikin rusuh di Negara kita.</text:p>
          </table:table-cell>
          <table:table-cell table:style-name="ce1" office:value-type="string" calcext:value-type="string">
            <text:p><text:a xlink:href="https://twitter.com/AriaHawi/status/1281166750453600257?s=19" xlink:type="simple">https://twitter.com/AriaHawi/status/1281166750453600257?s=19</text:a></text:p>
          </table:table-cell>
          <table:table-cell table:style-name="ce1" office:value-type="string" calcext:value-type="string">
            <text:p>Hoax</text:p>
          </table:table-cell>
          <table:table-cell table:style-name="ce2"/>
          <table:table-cell table:number-columns-repeated="1020"/>
        </table:table-row>
        <table:table-row table:style-name="ro3">
          <table:table-cell table:style-name="ce1" office:value-type="string" calcext:value-type="string">
            <text:p>KB TIDAK meningkatkan risiko terjadinya kista ovarium. KB hormonal seperti KB suntik malah MENURUNKAN risiko kista ovarium.</text:p>
            <text:p/>
            <text:p>Please, untuk informasi medis ditanyakan ke dokter ya, bukan ke Facebook 😌</text:p>
          </table:table-cell>
          <table:table-cell table:style-name="ce1" office:value-type="string" calcext:value-type="string">
            <text:p><text:a xlink:href="https://twitter.com/AmirahWahdi/status/1280836187687497730?s=19" xlink:type="simple">https://twitter.com/AmirahWahdi/status/1280836187687497730?s=19</text:a></text:p>
          </table:table-cell>
          <table:table-cell table:style-name="ce1" office:value-type="string" calcext:value-type="string">
            <text:p>Fakta</text:p>
          </table:table-cell>
          <table:table-cell table:style-name="ce1" office:value-type="string" calcext:value-type="string">
            <text:p><text:a xlink:href="https://cekfakta.com/focus/4311" xlink:type="simple">https://cekfakta.com/focus/4311</text:a></text:p>
          </table:table-cell>
          <table:table-cell table:number-columns-repeated="1020"/>
        </table:table-row>
        <table:table-row table:style-name="ro6">
          <table:table-cell table:style-name="ce1" office:value-type="string" calcext:value-type="string">
            <text:p>#SEREM_YAAAAA_</text:p>
            <text:p>DISANGKA_HAMIL_TERNYATA_KISTA </text:p>
            <text:p/>
            <text:p>Efek dari pengguna pil / suntik KB menjadikan haid </text:p>
            <text:p>Menjadi tidak teratur ...</text:p>
          </table:table-cell>
          <table:table-cell table:style-name="ce1" office:value-type="string" calcext:value-type="string">
            <text:p><text:a xlink:href="https://twitter.com/ainokage/status/1170297150552629248?s=19" xlink:type="simple">https://twitter.com/ainokage/status/1170297150552629248?s=19</text:a></text:p>
          </table:table-cell>
          <table:table-cell table:style-name="ce1" office:value-type="string" calcext:value-type="string">
            <text:p>Hoax</text:p>
          </table:table-cell>
          <table:table-cell table:style-name="ce2"/>
          <table:table-cell table:number-columns-repeated="1020"/>
        </table:table-row>
        <table:table-row table:style-name="ro1">
          <table:table-cell table:style-name="ce1" office:value-type="string" calcext:value-type="string">
            <text:p>Umumnya mmg tdk menstruasi,tp kalo bikin kista ga benar.</text:p>
          </table:table-cell>
          <table:table-cell table:style-name="ce1" office:value-type="string" calcext:value-type="string">
            <text:p><text:a xlink:href="https://twitter.com/Alfons_Sabandar/status/254908112639758336?s=19" xlink:type="simple">https://twitter.com/Alfons_Sabandar/status/254908112639758336?s=19</text:a></text:p>
          </table:table-cell>
          <table:table-cell table:style-name="ce1" office:value-type="string" calcext:value-type="string">
            <text:p>Fakta</text:p>
          </table:table-cell>
          <table:table-cell table:style-name="ce2"/>
          <table:table-cell table:number-columns-repeated="1020"/>
        </table:table-row>
        <table:table-row table:style-name="ro1">
          <table:table-cell table:style-name="ce1" office:value-type="string" calcext:value-type="string">
            <text:p>Ahoker aja ga percaya apalagi oposisi. Jurus kepepet. Nadi bungkusnya krg</text:p>
          </table:table-cell>
          <table:table-cell table:style-name="ce1" office:value-type="string" calcext:value-type="string">
            <text:p><text:a xlink:href="https://twitter.com/makrete/status/1282610660753301504?s=19" xlink:type="simple">https://twitter.com/makrete/status/1282610660753301504?s=19</text:a></text:p>
          </table:table-cell>
          <table:table-cell table:style-name="ce1" office:value-type="string" calcext:value-type="string">
            <text:p>Hoax</text:p>
          </table:table-cell>
          <table:table-cell table:style-name="ce1" office:value-type="string" calcext:value-type="string">
            <text:p><text:a xlink:href="https://cekfakta.com/focus/4310" xlink:type="simple">https://cekfakta.com/focus/4310</text:a></text:p>
          </table:table-cell>
          <table:table-cell table:number-columns-repeated="1020"/>
        </table:table-row>
        <table:table-row table:style-name="ro6">
          <table:table-cell table:style-name="ce1" office:value-type="string" calcext:value-type="string">
            <text:p>@tvOneNews </text:p>
            <text:p>#menujuistana</text:p>
            <text:p>Rois aam dah tinggi banget tuh baik pengetahuan agama dan moralnya.</text:p>
            <text:p>Tapi knp bisa dioengaruhi Buni Yani yah? Malah iku jerumuskan Ahok ke penjara?</text:p>
            <text:p>Sekarang Buni Yani menyesal krn disuruh dg niat jahat? </text:p>
          </table:table-cell>
          <table:table-cell table:style-name="ce1" office:value-type="string" calcext:value-type="string">
            <text:p><text:a xlink:href="https://twitter.com/senasurya53/status/1029738325660188673?s=19" xlink:type="simple">https://twitter.com/senasurya53/status/1029738325660188673?s=19</text:a></text:p>
          </table:table-cell>
          <table:table-cell table:style-name="ce1" office:value-type="string" calcext:value-type="string">
            <text:p>Hoax</text:p>
          </table:table-cell>
          <table:table-cell table:style-name="ce2"/>
          <table:table-cell table:number-columns-repeated="1020"/>
        </table:table-row>
        <table:table-row table:style-name="ro2">
          <table:table-cell table:style-name="ce1" office:value-type="string" calcext:value-type="string">
            <text:p>ahok jatuh karena apa?</text:p>
            <text:p>coba tanya buni yani yg kbrnya telah menyesali perbuatanya telah mendzolimi ahok</text:p>
          </table:table-cell>
          <table:table-cell table:style-name="ce1" office:value-type="string" calcext:value-type="string">
            <text:p><text:a xlink:href="https://twitter.com/nutabah05/status/1025281884115230726?s=19" xlink:type="simple">https://twitter.com/nutabah05/status/1025281884115230726?s=19</text:a></text:p>
          </table:table-cell>
          <table:table-cell table:style-name="ce1" office:value-type="string" calcext:value-type="string">
            <text:p>Hoax</text:p>
          </table:table-cell>
          <table:table-cell table:style-name="ce2"/>
          <table:table-cell table:number-columns-repeated="1020"/>
        </table:table-row>
        <table:table-row table:style-name="ro2">
          <table:table-cell table:style-name="ce1" office:value-type="string" calcext:value-type="string">
            <text:p>skrng buni yani menyesal tp kata menyesal telat krn dia ada kasus tdk ada yg menolong sblm nya knp tdk memikirkan sebab akibatnya ..!!</text:p>
          </table:table-cell>
          <table:table-cell table:style-name="ce1" office:value-type="string" calcext:value-type="string">
            <text:p><text:a xlink:href="https://twitter.com/Nurma14925407/status/1018006378655305728?s=19" xlink:type="simple">https://twitter.com/Nurma14925407/status/1018006378655305728?s=19</text:a></text:p>
          </table:table-cell>
          <table:table-cell table:style-name="ce1" office:value-type="string" calcext:value-type="string">
            <text:p>Hoax</text:p>
          </table:table-cell>
          <table:table-cell table:style-name="ce2"/>
          <table:table-cell table:number-columns-repeated="1020"/>
        </table:table-row>
        <table:table-row table:style-name="ro7">
          <table:table-cell table:style-name="ce1" office:value-type="string" calcext:value-type="string">
            <text:p>Setelah kini buni Yani ditelantarkan oleh orang yg menyuruh mengedit video </text:p>
            <text:p/>
            <text:p>Dia menyampaikan permohonan maafnya kpd seluruh masyarakat atas perilaku yg salah besar sehingga membuat Ahok harus di sel selama 2 tahun</text:p>
            <text:p/>
            <text:p>Saya sulit sekali memaafkan buni Yani</text:p>
          </table:table-cell>
          <table:table-cell table:style-name="ce1" office:value-type="string" calcext:value-type="string">
            <text:p><text:a xlink:href="https://twitter.com/NurSyahbana9/status/1017599244377600001?s=19" xlink:type="simple">https://twitter.com/NurSyahbana9/status/1017599244377600001?s=19</text:a></text:p>
          </table:table-cell>
          <table:table-cell table:style-name="ce1" office:value-type="string" calcext:value-type="string">
            <text:p>Hoax</text:p>
          </table:table-cell>
          <table:table-cell table:style-name="ce2"/>
          <table:table-cell table:number-columns-repeated="1020"/>
        </table:table-row>
        <table:table-row table:style-name="ro2">
          <table:table-cell table:style-name="ce1" office:value-type="string" calcext:value-type="string">
            <text:p>Doa Assyeikh Sudais imam besar Masjidil Haram Makkah al Mukarromah terhadap musibah virus corona yang melanda umat saat ini ....Mari kita Aamiin kan Doa bersama.....</text:p>
          </table:table-cell>
          <table:table-cell table:style-name="ce1" office:value-type="string" calcext:value-type="string">
            <text:p><text:a xlink:href="https://twitter.com/VjRamones/status/1239469794467799040?s=19" xlink:type="simple">https://twitter.com/VjRamones/status/1239469794467799040?s=19</text:a></text:p>
          </table:table-cell>
          <table:table-cell table:style-name="ce1" office:value-type="string" calcext:value-type="string">
            <text:p>Hoax</text:p>
          </table:table-cell>
          <table:table-cell table:style-name="ce1" office:value-type="string" calcext:value-type="string">
            <text:p><text:a xlink:href="https://cekfakta.com/focus/4309" xlink:type="simple">https://cekfakta.com/focus/4309</text:a></text:p>
          </table:table-cell>
          <table:table-cell table:number-columns-repeated="1020"/>
        </table:table-row>
        <table:table-row table:style-name="ro4">
          <table:table-cell table:style-name="ce1" office:value-type="string" calcext:value-type="string">
            <text:p>Doa Assyeikh Sudais Imam Besar Masjidil Haram Makkah terhadap musibah virus corona yang melanda umat saat ini, InshaAllah kita semua dilindungi Allah SWT..mari kita Aamiin kan doa bersama...😢</text:p>
          </table:table-cell>
          <table:table-cell table:style-name="ce1" office:value-type="string" calcext:value-type="string">
            <text:p><text:a xlink:href="https://twitter.com/NenaSantiung/status/1238983678727819265?s=19" xlink:type="simple">https://twitter.com/NenaSantiung/status/1238983678727819265?s=19</text:a></text:p>
          </table:table-cell>
          <table:table-cell table:style-name="ce1" office:value-type="string" calcext:value-type="string">
            <text:p>Hoax</text:p>
          </table:table-cell>
          <table:table-cell table:style-name="ce2"/>
          <table:table-cell table:number-columns-repeated="1020"/>
        </table:table-row>
        <table:table-row table:style-name="ro2">
          <table:table-cell table:style-name="ce1" office:value-type="string" calcext:value-type="string">
            <text:p>Mari Kita Aamiinkan doa Assyeikh Imam Besar Masjidil Haram Makkah Terhadap Musibah Corona yg menimpa umat </text:p>
          </table:table-cell>
          <table:table-cell table:style-name="ce1" office:value-type="string" calcext:value-type="string">
            <text:p><text:a xlink:href="https://twitter.com/AlangBabega76/status/1239175328079040512?s=19" xlink:type="simple">https://twitter.com/AlangBabega76/status/1239175328079040512?s=19</text:a></text:p>
          </table:table-cell>
          <table:table-cell table:style-name="ce1" office:value-type="string" calcext:value-type="string">
            <text:p>Hoax</text:p>
          </table:table-cell>
          <table:table-cell table:style-name="ce2"/>
          <table:table-cell table:number-columns-repeated="1020"/>
        </table:table-row>
        <table:table-row table:style-name="ro10">
          <table:table-cell table:style-name="ce1" office:value-type="string" calcext:value-type="string">
            <text:p>Mobil RI 2, milik Wakil Presiden Ma’ruf Amin kehabisan bensin. Sehingga mengisinya Bahan Bakar Minyak (BBM) eceran di pinggir jalan</text:p>
            <text:p/>
            <text:p>kejadian Sukabumi, Jawa Barat pada Rabu (8/7) lalu</text:p>
            <text:p/>
            <text:p>Tp itu mobil cadangan Wapres,tidak dinaiki sama Wapres</text:p>
            <text:p/>
            <text:p>Gimana tuh sopirnya ?</text:p>
            <text:p>Kok bisa ??</text:p>
          </table:table-cell>
          <table:table-cell table:style-name="ce1" office:value-type="string" calcext:value-type="string">
            <text:p><text:a xlink:href="https://twitter.com/kantayu/status/1281811618867757058?s=19" xlink:type="simple">https://twitter.com/kantayu/status/1281811618867757058?s=19</text:a></text:p>
          </table:table-cell>
          <table:table-cell table:style-name="ce1" office:value-type="string" calcext:value-type="string">
            <text:p>Hoax</text:p>
          </table:table-cell>
          <table:table-cell table:style-name="ce1" office:value-type="string" calcext:value-type="string">
            <text:p><text:a xlink:href="https://cekfakta.com/focus/4307" xlink:type="simple">https://cekfakta.com/focus/4307</text:a></text:p>
          </table:table-cell>
          <table:table-cell table:number-columns-repeated="1020"/>
        </table:table-row>
        <table:table-row table:style-name="ro6">
          <table:table-cell table:style-name="ce1" office:value-type="string" calcext:value-type="string">
            <text:p>Terkait beredarnya video mobil VVIP RI 2 mengisi bensin dr jeriken di pinggir jalan, penjelasan sbb:</text:p>
            <text:p/>
            <text:p>1. Pengisian BBM dari jeriken dilakukan krn tdk adanya SPBU yg memiliki bahan bakar minyak (BBM) sesuai kriteria mobil VVIP dan bukan karena mobil tersebut kehabisan BBM.</text:p>
          </table:table-cell>
          <table:table-cell table:style-name="ce1" office:value-type="string" calcext:value-type="string">
            <text:p><text:a xlink:href="https://twitter.com/caklis4/status/1281927231283933185?s=19" xlink:type="simple">https://twitter.com/caklis4/status/1281927231283933185?s=19</text:a></text:p>
          </table:table-cell>
          <table:table-cell table:style-name="ce1" office:value-type="string" calcext:value-type="string">
            <text:p>Fakta</text:p>
          </table:table-cell>
          <table:table-cell table:style-name="ce2"/>
          <table:table-cell table:number-columns-repeated="1020"/>
        </table:table-row>
        <table:table-row table:style-name="ro6">
          <table:table-cell table:style-name="ce1" office:value-type="string" calcext:value-type="string">
            <text:p>Innalillahi wainnailaihi rojiun...</text:p>
            <text:p/>
            <text:p>Benarkah Pendidikan Agama Islam &amp; bahasa Arab dihapuskan dr kurikulum sekolah madrasah? </text:p>
            <text:p/>
            <text:p>Apa saat ini menteri agamanya impor dr China? Semoga rezim laknat ini segera berakhir</text:p>
          </table:table-cell>
          <table:table-cell table:style-name="ce1" office:value-type="string" calcext:value-type="string">
            <text:p><text:a xlink:href="https://twitter.com/_Mr_J03n4______/status/1281734559214604289?s=19" xlink:type="simple">https://twitter.com/_Mr_J03n4______/status/1281734559214604289?s=19</text:a></text:p>
          </table:table-cell>
          <table:table-cell table:style-name="ce1" office:value-type="string" calcext:value-type="string">
            <text:p>Hoax</text:p>
          </table:table-cell>
          <table:table-cell table:style-name="ce1" office:value-type="string" calcext:value-type="string">
            <text:p><text:a xlink:href="https://cekfakta.com/focus/4306" xlink:type="simple">https://cekfakta.com/focus/4306</text:a></text:p>
          </table:table-cell>
          <table:table-cell table:number-columns-repeated="1020"/>
        </table:table-row>
        <table:table-row table:style-name="ro6">
          <table:table-cell table:style-name="ce1" office:value-type="string" calcext:value-type="string">
            <text:p>Muncul surat edaran kemenag yang di poin terakhir menyebutkan bahwa pelajaran PAI (Pendidikan Agama Islam) di Madrasah dihapuskan.</text:p>
            <text:p/>
            <text:p>Kemudian di screenshot, lalu dijadiin status WhatsApp oleh 1 orang dengan imbuhan caption : mau jadi apa negara ini? Bener bener tanda kiamat, dsb.</text:p>
          </table:table-cell>
          <table:table-cell table:style-name="ce1" office:value-type="string" calcext:value-type="string">
            <text:p><text:a xlink:href="https://twitter.com/jgn_dibaca/status/1281843870968373248?s=19" xlink:type="simple">https://twitter.com/jgn_dibaca/status/1281843870968373248?s=19</text:a></text:p>
          </table:table-cell>
          <table:table-cell table:style-name="ce1" office:value-type="string" calcext:value-type="string">
            <text:p>Fakta</text:p>
          </table:table-cell>
          <table:table-cell table:style-name="ce2"/>
          <table:table-cell table:number-columns-repeated="1020"/>
        </table:table-row>
        <table:table-row table:style-name="ro6">
          <table:table-cell table:style-name="ce1" office:value-type="string" calcext:value-type="string">
            <text:p>Kl ini benar dan mmg diperintahkan utk meniadakan pelajaran pendidikan agama islam dan bahasa arab di Madrasah Ibtidaiyah, Tsanawiyah dan Aliyah sekalian aja bubarkan ini sekolah diseluruh Indonesia..</text:p>
            <text:p/>
            <text:p>Dan pertanyaannya ini menteri punya agama ngga sih?</text:p>
          </table:table-cell>
          <table:table-cell table:style-name="ce1" office:value-type="string" calcext:value-type="string">
            <text:p><text:a xlink:href="https://twitter.com/dondi_zulheri/status/1281751833455681536?s=19" xlink:type="simple">https://twitter.com/dondi_zulheri/status/1281751833455681536?s=19</text:a></text:p>
          </table:table-cell>
          <table:table-cell table:style-name="ce1" office:value-type="string" calcext:value-type="string">
            <text:p>Hoax</text:p>
          </table:table-cell>
          <table:table-cell table:style-name="ce2"/>
          <table:table-cell table:number-columns-repeated="1020"/>
        </table:table-row>
        <table:table-row table:style-name="ro2">
          <table:table-cell table:style-name="ce1" office:value-type="string" calcext:value-type="string">
            <text:p>Hadeh ... Bagaimana mungkin Madrasah ngga ada Pendidikan Agama Islam &amp; Bahasa Arab? Beda kurikulum saja.</text:p>
          </table:table-cell>
          <table:table-cell table:style-name="ce1" office:value-type="string" calcext:value-type="string">
            <text:p><text:a xlink:href="https://twitter.com/dw_saptarini/status/1281637716006825984?s=19" xlink:type="simple">https://twitter.com/dw_saptarini/status/1281637716006825984?s=19</text:a></text:p>
          </table:table-cell>
          <table:table-cell table:style-name="ce1" office:value-type="string" calcext:value-type="string">
            <text:p>Hoax</text:p>
          </table:table-cell>
          <table:table-cell table:style-name="ce2"/>
          <table:table-cell table:number-columns-repeated="1020"/>
        </table:table-row>
        <table:table-row table:style-name="ro4">
          <table:table-cell table:style-name="ce1" office:value-type="string" calcext:value-type="string">
            <text:p>Harus dijaga dan dipastikan betul memang, karena bagi kita tentu ini sangat mengejutkan dan tak dapat diterima jika di madrasah PAI dan bahasa Arab sampai ditiadakan. Jangan kecolongan pula seperti HIP dll. </text:p>
          </table:table-cell>
          <table:table-cell table:style-name="ce1" office:value-type="string" calcext:value-type="string">
            <text:p><text:a xlink:href="https://twitter.com/BaraFaba/status/1281869045990436864?s=19" xlink:type="simple">https://twitter.com/BaraFaba/status/1281869045990436864?s=19</text:a></text:p>
          </table:table-cell>
          <table:table-cell table:style-name="ce1" office:value-type="string" calcext:value-type="string">
            <text:p>Hoax</text:p>
          </table:table-cell>
          <table:table-cell table:style-name="ce2"/>
          <table:table-cell table:number-columns-repeated="1020"/>
        </table:table-row>
        <table:table-row table:style-name="ro4">
          <table:table-cell table:style-name="ce1" office:value-type="string" calcext:value-type="string">
            <text:p>Petugas Satpol PP Kota Makassar,bisa pakai sepeda merk 'Brompton Explore' asal Inggris yang dijual dikisaran harga menyentuh angka Rp. 100 juta . artinya luar biasa memang kesejahteraannya para petugas Satpol PP di Makassar ini..</text:p>
          </table:table-cell>
          <table:table-cell table:style-name="ce1" office:value-type="string" calcext:value-type="string">
            <text:p><text:a xlink:href="https://twitter.com/chapagahut/status/1281065434842722304?s=19" xlink:type="simple">https://twitter.com/chapagahut/status/1281065434842722304?s=19</text:a></text:p>
          </table:table-cell>
          <table:table-cell table:style-name="ce1" office:value-type="string" calcext:value-type="string">
            <text:p>Hoax</text:p>
          </table:table-cell>
          <table:table-cell table:style-name="ce1" office:value-type="string" calcext:value-type="string">
            <text:p><text:a xlink:href="https://cekfakta.com/focus/4303" xlink:type="simple">https://cekfakta.com/focus/4303</text:a></text:p>
          </table:table-cell>
          <table:table-cell table:number-columns-repeated="1020"/>
        </table:table-row>
        <table:table-row table:style-name="ro2">
          <table:table-cell table:style-name="ce1" office:value-type="string" calcext:value-type="string">
            <text:p>Gak masalah kalo memang dibutuhkan, Patwal aja banyak pake motor Harley, BMW gak masalah, sesuai kebutuhan, masa pake motor Bebek</text:p>
          </table:table-cell>
          <table:table-cell table:style-name="ce1" office:value-type="string" calcext:value-type="string">
            <text:p><text:a xlink:href="https://twitter.com/tsaden3/status/1280889702883577857?s=19" xlink:type="simple">https://twitter.com/tsaden3/status/1280889702883577857?s=19</text:a></text:p>
          </table:table-cell>
          <table:table-cell table:style-name="ce1" office:value-type="string" calcext:value-type="string">
            <text:p>Hoax</text:p>
          </table:table-cell>
          <table:table-cell table:style-name="ce2"/>
          <table:table-cell table:number-columns-repeated="1020"/>
        </table:table-row>
        <table:table-row table:style-name="ro4">
          <table:table-cell table:style-name="ce1" office:value-type="string" calcext:value-type="string">
            <text:p>Katanya negara Resesi, negara ngga bisa kasih bansos makanya disuruh new normal, tapi satpol PP pake sepeda brompton 100jutaan per orang 🙄</text:p>
            <text:p>Only in negara +62 prioritas gaje</text:p>
          </table:table-cell>
          <table:table-cell table:style-name="ce1" office:value-type="string" calcext:value-type="string">
            <text:p><text:a xlink:href="https://twitter.com/leschena/status/1284187654301429760?s=19" xlink:type="simple">https://twitter.com/leschena/status/1284187654301429760?s=19</text:a></text:p>
          </table:table-cell>
          <table:table-cell table:style-name="ce1" office:value-type="string" calcext:value-type="string">
            <text:p>Hoax</text:p>
          </table:table-cell>
          <table:table-cell table:style-name="ce2"/>
          <table:table-cell table:number-columns-repeated="1020"/>
        </table:table-row>
        <table:table-row table:style-name="ro1">
          <table:table-cell table:style-name="ce1" office:value-type="string" calcext:value-type="string">
            <text:p>Satpol PP di Makassar saja pakai Brompton.</text:p>
          </table:table-cell>
          <table:table-cell table:style-name="ce1" office:value-type="string" calcext:value-type="string">
            <text:p><text:a xlink:href="https://twitter.com/otrianang/status/1284143715032821762?s=19" xlink:type="simple">https://twitter.com/otrianang/status/1284143715032821762?s=19</text:a></text:p>
          </table:table-cell>
          <table:table-cell table:style-name="ce1" office:value-type="string" calcext:value-type="string">
            <text:p>Hoax</text:p>
          </table:table-cell>
          <table:table-cell table:style-name="ce2"/>
          <table:table-cell table:number-columns-repeated="1020"/>
        </table:table-row>
        <table:table-row table:style-name="ro8">
          <table:table-cell table:style-name="ce1" office:value-type="string" calcext:value-type="string">
            <text:p>mengapa bu Risma tetiba nangis dan sujud di depan IDI Surabaya? mungkin ini sebabnya</text:p>
            <text:p>- Gejala depresi</text:p>
            <text:p>- masalah kecemasan, cemas akan dibully</text:p>
            <text:p>- masalah psikologis dan masalah neurologis</text:p>
            <text:p>- masalah hormon</text:p>
            <text:p/>
            <text:p>sebaiknya bu Risma jalan jalan ke luar kota utk rekreasi</text:p>
          </table:table-cell>
          <table:table-cell table:style-name="ce1" office:value-type="string" calcext:value-type="string">
            <text:p><text:a xlink:href="https://twitter.com/ipunglombokGo/status/1277816591581769728?s=19" xlink:type="simple">https://twitter.com/ipunglombokGo/status/1277816591581769728?s=19</text:a></text:p>
          </table:table-cell>
          <table:table-cell table:style-name="ce1" office:value-type="string" calcext:value-type="string">
            <text:p>Hoax</text:p>
          </table:table-cell>
          <table:table-cell table:style-name="ce1" office:value-type="string" calcext:value-type="string">
            <text:p><text:a xlink:href="https://cekfakta.com/focus/4300" xlink:type="simple">https://cekfakta.com/focus/4300</text:a></text:p>
          </table:table-cell>
          <table:table-cell table:number-columns-repeated="1020"/>
        </table:table-row>
        <table:table-row table:style-name="ro3">
          <table:table-cell table:style-name="ce1" office:value-type="string" calcext:value-type="string">
            <text:p>wkwkw...sebenarnya kalo baca beritanya baik2 sujudnya Risma tuh bukan krn dia ngaku gagal, justru sujud buat mohon ke IDI biar boleh gunain RS Soepomoe..</text:p>
            <text:p/>
            <text:p>ini anak Amer udah rangkap jd buzzer anti-risma apa gimana??</text:p>
          </table:table-cell>
          <table:table-cell table:style-name="ce1" office:value-type="string" calcext:value-type="string">
            <text:p><text:a xlink:href="https://twitter.com/CharlesBerklay/status/1277780462547513345?s=19" xlink:type="simple">https://twitter.com/CharlesBerklay/status/1277780462547513345?s=19</text:a></text:p>
          </table:table-cell>
          <table:table-cell table:style-name="ce1" office:value-type="string" calcext:value-type="string">
            <text:p>Hoax</text:p>
          </table:table-cell>
          <table:table-cell table:style-name="ce2"/>
          <table:table-cell table:number-columns-repeated="1020"/>
        </table:table-row>
        <table:table-row table:style-name="ro6">
          <table:table-cell table:style-name="ce1" office:value-type="string" calcext:value-type="string">
            <text:p>Aku bingung baca berita ini 😅</text:p>
            <text:p>Coba aku luruskan pervirusannya. Semoga tepat sasaran.</text:p>
            <text:p/>
            <text:p>Dilaporkan ada pasien di Cina yg didiagnosa dengan Severe Fever with Thrombocytopenia Syndrome (SFTS) yg biasanya disebabkan oleh SFTS virus (SFTSV)... (1/3)</text:p>
          </table:table-cell>
          <table:table-cell table:style-name="ce1" office:value-type="string" calcext:value-type="string">
            <text:p><text:a xlink:href="https://twitter.com/estuwastika/status/1291691287813349378?s=19" xlink:type="simple">https://twitter.com/estuwastika/status/1291691287813349378?s=19</text:a></text:p>
          </table:table-cell>
          <table:table-cell table:style-name="ce1" office:value-type="string" calcext:value-type="string">
            <text:p>Fakta </text:p>
          </table:table-cell>
          <table:table-cell table:style-name="ce1" office:value-type="string" calcext:value-type="string">
            <text:p><text:a xlink:href="https://cekfakta.com/institusi/29" xlink:type="simple">https://cekfakta.com/institusi/29</text:a></text:p>
          </table:table-cell>
          <table:table-cell table:number-columns-repeated="1020"/>
        </table:table-row>
        <table:table-row table:style-name="ro4">
          <table:table-cell table:style-name="ce1" office:value-type="string" calcext:value-type="string">
            <text:p>Virus #SFTS bukan virus baru. Cina telah mengisolasi patogen virus pada tahun 2011, dan itu termasuk dalam kategori virus Bunya. Ahli virologi percaya bahwa virus itu mungkin menular ke manusia melalui kutu, dan virus dapat ditularkan di antara manusia.</text:p>
          </table:table-cell>
          <table:table-cell table:style-name="ce1" office:value-type="string" calcext:value-type="string">
            <text:p><text:a xlink:href="https://twitter.com/twitpos/status/1291000232218566657?s=19" xlink:type="simple">https://twitter.com/twitpos/status/1291000232218566657?s=19</text:a></text:p>
          </table:table-cell>
          <table:table-cell table:style-name="ce1" office:value-type="string" calcext:value-type="string">
            <text:p>Fakta </text:p>
          </table:table-cell>
          <table:table-cell table:style-name="ce2"/>
          <table:table-cell table:number-columns-repeated="1020"/>
        </table:table-row>
        <table:table-row table:style-name="ro6">
          <table:table-cell table:style-name="ce1" office:value-type="string" calcext:value-type="string">
            <text:p>Sempat2nya ada yang nyebarin info bahwa merokok itu akan mengusir corona 🤦‍♂️ padahal semakin terpolusi udara yang dihirup, makin rentan seseorang terinfeksi virus ini.</text:p>
            <text:p/>
            <text:p>Gw kasih info. Tapi ini musti diteliti dulu. Dalam tembakau ada satu zat -sesquiterpene- yang potensial lawan 🦠</text:p>
          </table:table-cell>
          <table:table-cell table:style-name="ce1" office:value-type="string" calcext:value-type="string">
            <text:p><text:a xlink:href="https://twitter.com/dr_koko28/status/1239734405565829120?s=19" xlink:type="simple">https://twitter.com/dr_koko28/status/1239734405565829120?s=19</text:a></text:p>
          </table:table-cell>
          <table:table-cell table:style-name="ce1" office:value-type="string" calcext:value-type="string">
            <text:p>Fakta </text:p>
          </table:table-cell>
          <table:table-cell table:style-name="ce1" office:value-type="string" calcext:value-type="string">
            <text:p><text:a xlink:href="https://cekfakta.com/institusi/29" xlink:type="simple">https://cekfakta.com/institusi/29</text:a></text:p>
          </table:table-cell>
          <table:table-cell table:number-columns-repeated="1020"/>
        </table:table-row>
        <table:table-row table:style-name="ro2">
          <table:table-cell table:style-name="ce1" office:value-type="string" calcext:value-type="string">
            <text:p>Bisa jadi sbb diperingati. Bahaya merokok tidak ada tulisan mudah terserang virus ....bisa jadi malah menangkap virus #ajarkobloksik</text:p>
          </table:table-cell>
          <table:table-cell table:style-name="ce1" office:value-type="string" calcext:value-type="string">
            <text:p><text:a xlink:href="https://twitter.com/wongyes_/status/1255276004362289153?s=19" xlink:type="simple">https://twitter.com/wongyes_/status/1255276004362289153?s=19</text:a></text:p>
          </table:table-cell>
          <table:table-cell table:style-name="ce1" office:value-type="string" calcext:value-type="string">
            <text:p>Hoax</text:p>
          </table:table-cell>
          <table:table-cell table:style-name="ce2"/>
          <table:table-cell table:number-columns-repeated="1020"/>
        </table:table-row>
        <table:table-row table:style-name="ro6">
          <table:table-cell table:style-name="ce1" office:value-type="string" calcext:value-type="string">
            <text:p>Dari mana datangnya Cinta, dari mata turun kehati. Itu dulu mmg iya. Tapi skrg saling tatap tatapan bisa kenak Virus Corona lho. INGAT YAH.!</text:p>
            <text:p/>
            <text:p>Begitu Dahsyatnya Virus Corona ini, bisa menular lewat mata.. Guess, Jagalah pandangan matamu. 😬</text:p>
          </table:table-cell>
          <table:table-cell table:style-name="ce1" office:value-type="string" calcext:value-type="string">
            <text:p><text:a xlink:href="https://twitter.com/RatuAnissah2/status/1221736079054651393?s=19" xlink:type="simple">https://twitter.com/RatuAnissah2/status/1221736079054651393?s=19</text:a></text:p>
          </table:table-cell>
          <table:table-cell table:style-name="ce1" office:value-type="string" calcext:value-type="string">
            <text:p>Hoax</text:p>
          </table:table-cell>
          <table:table-cell table:style-name="ce1" office:value-type="string" calcext:value-type="string">
            <text:p><text:a xlink:href="https://cekfakta.com/institusi/29" xlink:type="simple">https://cekfakta.com/institusi/29</text:a></text:p>
          </table:table-cell>
          <table:table-cell table:number-columns-repeated="1020"/>
        </table:table-row>
        <table:table-row table:style-name="ro2">
          <table:table-cell table:style-name="ce1" office:value-type="string" calcext:value-type="string">
            <text:p>8. Nah buat yg suka lirik cewek atau cowok keren, atau tatapan mata saat di jalan, di dlm kereta atau bus, ngga usah kuatir Corona tak menular lewat tatapan mata #SemangatIndonesia</text:p>
          </table:table-cell>
          <table:table-cell table:style-name="ce1" office:value-type="string" calcext:value-type="string">
            <text:p><text:a xlink:href="https://twitter.com/sigitbudic/status/1234536678695428096?s=19" xlink:type="simple">https://twitter.com/sigitbudic/status/1234536678695428096?s=19</text:a></text:p>
          </table:table-cell>
          <table:table-cell table:style-name="ce1" office:value-type="string" calcext:value-type="string">
            <text:p>Fakta</text:p>
          </table:table-cell>
          <table:table-cell table:style-name="ce2"/>
          <table:table-cell table:number-columns-repeated="1020"/>
        </table:table-row>
        <table:table-row table:style-name="ro3">
          <table:table-cell table:style-name="ce1" office:value-type="string" calcext:value-type="string">
            <text:p>Di catat yaa do'i!</text:p>
            <text:p/>
            <text:p>Bahwa sesungguhnya Corona itu tidak menular lewat tatapan mata, jadi mulai besok kita udah bisa tatap"an mata yaa! Sekian dari aku pacarmu ini. </text:p>
          </table:table-cell>
          <table:table-cell table:style-name="ce1" office:value-type="string" calcext:value-type="string">
            <text:p><text:a xlink:href="https://twitter.com/mahfiyurrohman7/status/1235233404377018370?s=19" xlink:type="simple">https://twitter.com/mahfiyurrohman7/status/1235233404377018370?s=19</text:a></text:p>
          </table:table-cell>
          <table:table-cell table:style-name="ce1" office:value-type="string" calcext:value-type="string">
            <text:p>Fakta</text:p>
          </table:table-cell>
          <table:table-cell table:style-name="ce2"/>
          <table:table-cell table:number-columns-repeated="1020"/>
        </table:table-row>
        <table:table-row table:style-name="ro4">
          <table:table-cell table:style-name="ce1" office:value-type="string" calcext:value-type="string">
            <text:p>Salah satu hoax #CoronaIndonesia yang banyak menyebar misal bahwa virus Corona akan mati di suhu 26-27 derajat dan caranya adalah berjemur di matahari. Sekilas ga ada risiko, tapi ternyata saya menemukan ada kabar unik disini..</text:p>
          </table:table-cell>
          <table:table-cell table:style-name="ce1" office:value-type="string" calcext:value-type="string">
            <text:p><text:a xlink:href="https://twitter.com/durmajaya/status/1240094126965542912?s=19" xlink:type="simple">https://twitter.com/durmajaya/status/1240094126965542912?s=19</text:a></text:p>
          </table:table-cell>
          <table:table-cell table:style-name="ce1" office:value-type="string" calcext:value-type="string">
            <text:p>Fakta</text:p>
          </table:table-cell>
          <table:table-cell table:style-name="ce2"/>
          <table:table-cell table:number-columns-repeated="1020"/>
        </table:table-row>
        <table:table-row table:style-name="ro4">
          <table:table-cell table:style-name="ce1" office:value-type="string" calcext:value-type="string">
            <text:p>Menurut ahli Virologi, virus mati oleh hembusan uap air + bayclin/cuka atau oleh asap bakaran tembakau. Jika semua ruang tertutup hembuskan uap air + bayclin (4:1) &amp; matikan AC shg suhu ruang lbh 26 derajat Celcius, mk Virus mati termasuk Corona. Di desa2 asapi bakaran tembakau.</text:p>
          </table:table-cell>
          <table:table-cell table:style-name="ce1" office:value-type="string" calcext:value-type="string">
            <text:p><text:a xlink:href="https://twitter.com/bambang_hesti/status/1239726692706349056?s=19" xlink:type="simple">https://twitter.com/bambang_hesti/status/1239726692706349056?s=19</text:a></text:p>
          </table:table-cell>
          <table:table-cell table:style-name="ce1" office:value-type="string" calcext:value-type="string">
            <text:p>Hoax</text:p>
          </table:table-cell>
          <table:table-cell table:style-name="ce2"/>
          <table:table-cell table:number-columns-repeated="1020"/>
        </table:table-row>
        <table:table-row table:style-name="ro4">
          <table:table-cell table:style-name="ce1" office:value-type="string" calcext:value-type="string">
            <text:p>Kawan-kawan di Bekasi dan di kota lainnya, sebisa mungkin kita hindari pusat keramaian untuk beberapa waktu ini ya. Inisiatif pribadi demi masyarakat rentan. Tidak ada penelitian spesifik yang menyebutkan Virus Corona mati di suhu 26-27 derajat celsius.</text:p>
          </table:table-cell>
          <table:table-cell table:style-name="ce1" office:value-type="string" calcext:value-type="string">
            <text:p><text:a xlink:href="https://twitter.com/rednesia/status/1238615178733711361?s=19" xlink:type="simple">https://twitter.com/rednesia/status/1238615178733711361?s=19</text:a></text:p>
          </table:table-cell>
          <table:table-cell table:style-name="ce1" office:value-type="string" calcext:value-type="string">
            <text:p>Hoax</text:p>
          </table:table-cell>
          <table:table-cell table:style-name="ce2"/>
          <table:table-cell table:number-columns-repeated="1020"/>
        </table:table-row>
        <table:table-row table:style-name="ro3">
          <table:table-cell table:style-name="ce1" office:value-type="string" calcext:value-type="string">
            <text:p>Pemerintah gak sengaja pakai dana calon jemaah haji, kata si Mbah itu kan gak disengaja jadi gak berdosa. 🤣🤣🤣 </text:p>
            <text:p/>
            <text:p>"Tua Bangka Sarap"</text:p>
          </table:table-cell>
          <table:table-cell table:style-name="ce1" office:value-type="string" calcext:value-type="string">
            <text:p><text:a xlink:href="https://twitter.com/GRUNGE_GO/status/1274953749073547265?s=19" xlink:type="simple">https://twitter.com/GRUNGE_GO/status/1274953749073547265?s=19</text:a></text:p>
          </table:table-cell>
          <table:table-cell table:style-name="ce1" office:value-type="string" calcext:value-type="string">
            <text:p>Hoax </text:p>
          </table:table-cell>
          <table:table-cell table:style-name="ce1" office:value-type="string" calcext:value-type="string">
            <text:p><text:a xlink:href="https://cekfakta.com/institusi/38" xlink:type="simple">https://cekfakta.com/institusi/38</text:a></text:p>
          </table:table-cell>
          <table:table-cell table:number-columns-repeated="1020"/>
        </table:table-row>
        <table:table-row table:style-name="ro1">
          <table:table-cell table:style-name="ce1" office:value-type="string" calcext:value-type="string">
            <text:p>Pemerintahan @jokowi terkena amnesia... Wapres : " Pemerintah tidak sengaja pakai dana HAJI.</text:p>
          </table:table-cell>
          <table:table-cell table:style-name="ce1" office:value-type="string" calcext:value-type="string">
            <text:p><text:a xlink:href="https://twitter.com/ridwanhasigi/status/1276180505344372736?s=19" xlink:type="simple">https://twitter.com/ridwanhasigi/status/1276180505344372736?s=19</text:a></text:p>
          </table:table-cell>
          <table:table-cell table:style-name="ce1" office:value-type="string" calcext:value-type="string">
            <text:p>Hoax</text:p>
          </table:table-cell>
          <table:table-cell table:style-name="ce2"/>
          <table:table-cell table:number-columns-repeated="1020"/>
        </table:table-row>
        <table:table-row table:style-name="ro3">
          <table:table-cell table:style-name="ce1" office:value-type="string" calcext:value-type="string">
            <text:p>HOAX Jokowi pakai Rp38,5 triliun dana haji</text:p>
            <text:p/>
            <text:p>Kepala BP-BPKH Anggito Abimanyu menyatakan seluruh dana jemaah haji dikelola secara profesional, syariah dan likuid</text:p>
          </table:table-cell>
          <table:table-cell table:style-name="ce1" office:value-type="string" calcext:value-type="string">
            <text:p><text:a xlink:href="https://twitter.com/willona_007/status/1271285489346023424?s=19" xlink:type="simple">https://twitter.com/willona_007/status/1271285489346023424?s=19</text:a></text:p>
          </table:table-cell>
          <table:table-cell table:style-name="ce1" office:value-type="string" calcext:value-type="string">
            <text:p>Fakta</text:p>
          </table:table-cell>
          <table:table-cell table:style-name="ce2"/>
          <table:table-cell table:number-columns-repeated="1020"/>
        </table:table-row>
        <table:table-row table:style-name="ro3">
          <table:table-cell table:style-name="ce1" office:value-type="string" calcext:value-type="string">
            <text:p>Kalau pun di pakai penguat rupiah.toh mereka bakal bisa haji taun depan.klau mau di ambil juga butuh proses kisaran 2minguan kurang lbh bgtu.jadi dana haji ttp aman saya kira gk ada masalah.selama lembaga pemerintah yg berkaitan berkompeten mengelolah dana tsb. Jadi No prob👍</text:p>
          </table:table-cell>
          <table:table-cell table:style-name="ce1" office:value-type="string" calcext:value-type="string">
            <text:p><text:a xlink:href="https://twitter.com/Losegkrewel/status/1271290281325760512?s=19" xlink:type="simple">https://twitter.com/Losegkrewel/status/1271290281325760512?s=19</text:a></text:p>
          </table:table-cell>
          <table:table-cell table:style-name="ce1" office:value-type="string" calcext:value-type="string">
            <text:p>Fakta</text:p>
          </table:table-cell>
          <table:table-cell table:style-name="ce2"/>
          <table:table-cell table:number-columns-repeated="1020"/>
        </table:table-row>
        <table:table-row table:style-name="ro2">
          <table:table-cell table:style-name="ce1" office:value-type="string" calcext:value-type="string">
            <text:p>berarti haji di tunda bukan atas permintaan saudi tp pemerintah indo sendiri. manfaatin moment covid buat pakai dana haji.</text:p>
          </table:table-cell>
          <table:table-cell table:style-name="ce1" office:value-type="string" calcext:value-type="string">
            <text:p><text:a xlink:href="https://twitter.com/Kid18789059/status/1270709835009421312?s=19" xlink:type="simple">https://twitter.com/Kid18789059/status/1270709835009421312?s=19</text:a></text:p>
          </table:table-cell>
          <table:table-cell table:style-name="ce1" office:value-type="string" calcext:value-type="string">
            <text:p>Hoax</text:p>
          </table:table-cell>
          <table:table-cell table:style-name="ce2"/>
          <table:table-cell table:number-columns-repeated="1020"/>
        </table:table-row>
        <table:table-row table:style-name="ro2">
          <table:table-cell table:style-name="ce1" office:value-type="string" calcext:value-type="string">
            <text:p>Lagi viral penyalahgunaan tisu basah sebagai pengganti masker. Semoga dihapus ya yang sudah tergantung posting. Cc: @waktuin @detikcom </text:p>
          </table:table-cell>
          <table:table-cell table:style-name="ce1" office:value-type="string" calcext:value-type="string">
            <text:p><text:a xlink:href="https://twitter.com/semangkasegar/status/1235108261109460992?s=19" xlink:type="simple">https://twitter.com/semangkasegar/status/1235108261109460992?s=19</text:a></text:p>
          </table:table-cell>
          <table:table-cell table:style-name="ce1" office:value-type="string" calcext:value-type="string">
            <text:p>Fakta</text:p>
          </table:table-cell>
          <table:table-cell table:style-name="ce1" office:value-type="string" calcext:value-type="string">
            <text:p><text:a xlink:href="https://cekfakta.com/institusi/38" xlink:type="simple">https://cekfakta.com/institusi/38</text:a></text:p>
          </table:table-cell>
          <table:table-cell table:number-columns-repeated="1020"/>
        </table:table-row>
        <table:table-row table:style-name="ro4">
          <table:table-cell table:style-name="ce1" office:value-type="string" calcext:value-type="string">
            <text:p>Jangan lakukan apa yg disarankan video ini. Ingredients di dalamnya ga compatible untuk dijadikan sebagai masker, dihirup terus menerus. It's hazardous for inhalation. Antiseptic wipes bukan masker! Delete your video now</text:p>
          </table:table-cell>
          <table:table-cell table:style-name="ce1" office:value-type="string" calcext:value-type="string">
            <text:p><text:a xlink:href="https://twitter.com/aipsun/status/1234874223958478849?s=19" xlink:type="simple">https://twitter.com/aipsun/status/1234874223958478849?s=19</text:a></text:p>
          </table:table-cell>
          <table:table-cell table:style-name="ce1" office:value-type="string" calcext:value-type="string">
            <text:p>Fakta</text:p>
          </table:table-cell>
          <table:table-cell table:style-name="ce2"/>
          <table:table-cell table:number-columns-repeated="1020"/>
        </table:table-row>
        <table:table-row table:style-name="ro8">
          <table:table-cell table:style-name="ce1" office:value-type="string" calcext:value-type="string">
            <text:p>Menahan diri untuk tidak ikut2an menyebar informasi yg bisa berujung misinformasi/disinformasi.</text:p>
            <text:p/>
            <text:p>Contohnya : Tisu basah jadi pengganti masker dll</text:p>
            <text:p/>
            <text:p>Sangking terbukanyaa informasi di internet bnyak informasi diluar sana berujung hoax.</text:p>
            <text:p/>
            <text:p>Jngn ikut2an menyebar kepanikan ya ~</text:p>
          </table:table-cell>
          <table:table-cell table:style-name="ce1" office:value-type="string" calcext:value-type="string">
            <text:p><text:a xlink:href="https://twitter.com/qohardwi/status/1235094275378962433?s=19" xlink:type="simple">https://twitter.com/qohardwi/status/1235094275378962433?s=19</text:a></text:p>
          </table:table-cell>
          <table:table-cell table:style-name="ce1" office:value-type="string" calcext:value-type="string">
            <text:p>Fakta</text:p>
          </table:table-cell>
          <table:table-cell table:style-name="ce2"/>
          <table:table-cell table:number-columns-repeated="1020"/>
        </table:table-row>
        <table:table-row table:style-name="ro1">
          <table:table-cell table:style-name="ce1" office:value-type="string" calcext:value-type="string">
            <text:p>Tisu basah bisa jadi alternatif masker darurat.. </text:p>
          </table:table-cell>
          <table:table-cell table:style-name="ce1" office:value-type="string" calcext:value-type="string">
            <text:p><text:a xlink:href="https://twitter.com/SkinOed/status/1234836833059500032?s=19" xlink:type="simple">https://twitter.com/SkinOed/status/1234836833059500032?s=19</text:a></text:p>
          </table:table-cell>
          <table:table-cell table:style-name="ce1" office:value-type="string" calcext:value-type="string">
            <text:p>Hoax</text:p>
          </table:table-cell>
          <table:table-cell table:style-name="ce2"/>
          <table:table-cell table:number-columns-repeated="1020"/>
        </table:table-row>
        <table:table-row table:style-name="ro1">
          <table:table-cell table:style-name="ce1" office:value-type="string" calcext:value-type="string">
            <text:p>Tenang sekarang tisu basah bisa jadi masker ko mba</text:p>
          </table:table-cell>
          <table:table-cell table:style-name="ce1" office:value-type="string" calcext:value-type="string">
            <text:p><text:a xlink:href="https://twitter.com/Azkastnza/status/1234386727097159680?s=19" xlink:type="simple">https://twitter.com/Azkastnza/status/1234386727097159680?s=19</text:a></text:p>
          </table:table-cell>
          <table:table-cell table:style-name="ce1" office:value-type="string" calcext:value-type="string">
            <text:p>Hoax</text:p>
          </table:table-cell>
          <table:table-cell table:style-name="ce2"/>
          <table:table-cell table:number-columns-repeated="1020"/>
        </table:table-row>
        <table:table-row table:style-name="ro3">
          <table:table-cell table:style-name="ce1" office:value-type="string" calcext:value-type="string">
            <text:p>Dapat dari WAG😱😱</text:p>
            <text:p>Telah di temukan mayat di depan skolah SMP N 6 Cirebon dia adalah perempuan siswi SMPN 6 kls 7 yg jadi korbannya juga menurut polisi korban di Ambil Ginjalnya lalu di kubur begitu saja oleh si pembunuh, </text:p>
          </table:table-cell>
          <table:table-cell table:style-name="ce1" office:value-type="string" calcext:value-type="string">
            <text:p><text:a xlink:href="https://twitter.com/RaisaTjokrodnta/status/1222343967691329536?s=19" xlink:type="simple">https://twitter.com/RaisaTjokrodnta/status/1222343967691329536?s=19</text:a></text:p>
          </table:table-cell>
          <table:table-cell table:style-name="ce1" office:value-type="string" calcext:value-type="string">
            <text:p>Hoax</text:p>
          </table:table-cell>
          <table:table-cell table:style-name="ce1" office:value-type="string" calcext:value-type="string">
            <text:p><text:a xlink:href="https://cekfakta.com/institusi/38" xlink:type="simple">https://cekfakta.com/institusi/38</text:a></text:p>
          </table:table-cell>
          <table:table-cell table:number-columns-repeated="1020"/>
        </table:table-row>
        <table:table-row table:style-name="ro1">
          <table:table-cell table:style-name="ce1" office:value-type="string" calcext:value-type="string">
            <text:p>Hoax, ini di smpn 6 kota tasikmalaya, dan organ tubuh utuh gk ada organ tubuh yg hilang</text:p>
          </table:table-cell>
          <table:table-cell table:style-name="ce1" office:value-type="string" calcext:value-type="string">
            <text:p><text:a xlink:href="https://twitter.com/ARFirdiansyah/status/1222349105482985472?s=19" xlink:type="simple">https://twitter.com/ARFirdiansyah/status/1222349105482985472?s=19</text:a></text:p>
          </table:table-cell>
          <table:table-cell table:style-name="ce1" office:value-type="string" calcext:value-type="string">
            <text:p>Fakta</text:p>
          </table:table-cell>
          <table:table-cell table:style-name="ce2"/>
          <table:table-cell table:number-columns-repeated="1020"/>
        </table:table-row>
        <table:table-row table:style-name="ro2">
          <table:table-cell table:style-name="ce1" office:value-type="string" calcext:value-type="string">
            <text:p>Partikel #emas akan menembus kulit dan masuk pembuluh darah yg dalam prosentase tertentu akan menyebabkan penyakit</text:p>
          </table:table-cell>
          <table:table-cell table:style-name="ce1" office:value-type="string" calcext:value-type="string">
            <text:p><text:a xlink:href="https://twitter.com/PakarBlog/status/205642064245952512?s=19" xlink:type="simple">https://twitter.com/PakarBlog/status/205642064245952512?s=19</text:a></text:p>
          </table:table-cell>
          <table:table-cell table:style-name="ce1" office:value-type="string" calcext:value-type="string">
            <text:p>Hoax</text:p>
          </table:table-cell>
          <table:table-cell table:style-name="ce1" office:value-type="string" calcext:value-type="string">
            <text:p><text:a xlink:href="https://cekfakta.com/institusi/38" xlink:type="simple">https://cekfakta.com/institusi/38</text:a></text:p>
          </table:table-cell>
          <table:table-cell table:number-columns-repeated="1020"/>
        </table:table-row>
        <table:table-row table:style-name="ro3">
          <table:table-cell table:style-name="ce1" office:value-type="string" calcext:value-type="string">
            <text:p>PARTIKEL EMAS PERHIASAN MENEMBUS KULIT BAYI? 😱</text:p>
            <text:p>-----------------------------</text:p>
            <text:p>Katanya sih istilahnya "Migrasi Emas" yaitu peristiwa menyatunya partikel emas ke dalam kulit bayi yang menimbulkan mual dan penyakit… </text:p>
          </table:table-cell>
          <table:table-cell table:style-name="ce1" office:value-type="string" calcext:value-type="string">
            <text:p><text:a xlink:href="https://twitter.com/Sulselbcrbaik/status/1205710632986673152?s=19" xlink:type="simple">https://twitter.com/Sulselbcrbaik/status/1205710632986673152?s=19</text:a></text:p>
          </table:table-cell>
          <table:table-cell table:style-name="ce1" office:value-type="string" calcext:value-type="string">
            <text:p>Hoax</text:p>
          </table:table-cell>
          <table:table-cell table:style-name="ce2"/>
          <table:table-cell table:number-columns-repeated="1020"/>
        </table:table-row>
        <table:table-row table:style-name="ro2">
          <table:table-cell table:style-name="ce1" office:value-type="string" calcext:value-type="string">
            <text:p>Masih ingat dengan kasus kebocoran data @tokopedia? Kabar buruknya, data itu sekarang sudah disebar dan dapat diunduh gratis.</text:p>
          </table:table-cell>
          <table:table-cell table:style-name="ce1" office:value-type="string" calcext:value-type="string">
            <text:p><text:a xlink:href="https://t.co/yPI45BrdrZ" xlink:type="simple">https://t.co/yPI45BrdrZ</text:a></text:p>
          </table:table-cell>
          <table:table-cell table:style-name="ce1" office:value-type="string" calcext:value-type="string">
            <text:p>Fakta</text:p>
          </table:table-cell>
          <table:table-cell table:style-name="ce1" office:value-type="string" calcext:value-type="string">
            <text:p><text:a xlink:href="https://cekfakta.com/institusi/38" xlink:type="simple">https://cekfakta.com/institusi/38</text:a></text:p>
          </table:table-cell>
          <table:table-cell table:number-columns-repeated="1020"/>
        </table:table-row>
        <table:table-row table:style-name="ro7">
          <table:table-cell table:style-name="ce1" office:value-type="string" calcext:value-type="string">
            <text:p>Lagi dan lagi terjadi kebocoran data Tokopedia. Setelah bulan Mei kemarin, skrg terjadi lagi. </text:p>
            <text:p/>
            <text:p>Mengapa ini kembali terjadi?</text:p>
            <text:p/>
            <text:p>1. Keamanan data di Tokopedia memang payah dan tidak diperkuat paska kebocoran Mei lalu.</text:p>
            <text:p>2. Tidak ada rezim pelindungan data pribadi yg kuat di Indonesia</text:p>
          </table:table-cell>
          <table:table-cell table:style-name="ce1" office:value-type="string" calcext:value-type="string">
            <text:p><text:a xlink:href="https://twitter.com/jsamodra/status/1284033886901555201?s=19" xlink:type="simple">https://twitter.com/jsamodra/status/1284033886901555201?s=19</text:a></text:p>
          </table:table-cell>
          <table:table-cell table:style-name="ce1" office:value-type="string" calcext:value-type="string">
            <text:p>Fakta</text:p>
          </table:table-cell>
          <table:table-cell table:style-name="ce2"/>
          <table:table-cell table:number-columns-repeated="1020"/>
        </table:table-row>
        <table:table-row table:style-name="ro1">
          <table:table-cell table:style-name="ce1" office:value-type="string" calcext:value-type="string">
            <text:p>jadi sebenernya agama ortodok itu bukan agama baru atau bahkan agama yg meniru agama islam.</text:p>
          </table:table-cell>
          <table:table-cell table:style-name="ce1" office:value-type="string" calcext:value-type="string">
            <text:p><text:a xlink:href="https://twitter.com/salissssss/status/1162920498604281863?s=19" xlink:type="simple">https://twitter.com/salissssss/status/1162920498604281863?s=19</text:a></text:p>
          </table:table-cell>
          <table:table-cell table:style-name="ce1" office:value-type="string" calcext:value-type="string">
            <text:p>Fakta</text:p>
          </table:table-cell>
          <table:table-cell table:style-name="ce1" office:value-type="string" calcext:value-type="string">
            <text:p><text:a xlink:href="https://cekfakta.com/institusi/38" xlink:type="simple">https://cekfakta.com/institusi/38</text:a></text:p>
          </table:table-cell>
          <table:table-cell table:number-columns-repeated="1020"/>
        </table:table-row>
        <table:table-row table:style-name="ro4">
          <table:table-cell table:style-name="ce1" office:value-type="string" calcext:value-type="string">
            <text:p>MENGERIKAN. AGAMA BARU yang MENIRU ISLAM. HARUS BACA"</text:p>
            <text:p/>
            <text:p>Bukan cuma sekali, aku lihat itu video </text:p>
          </table:table-cell>
          <table:table-cell table:style-name="ce1" office:value-type="string" calcext:value-type="string">
            <text:p><text:a xlink:href="https://twitter.com/puuaan__/status/1163386166067912704?s=19" xlink:type="simple">https://twitter.com/puuaan__/status/1163386166067912704?s=19</text:a></text:p>
          </table:table-cell>
          <table:table-cell table:style-name="ce1" office:value-type="string" calcext:value-type="string">
            <text:p>Hoax</text:p>
          </table:table-cell>
          <table:table-cell table:style-name="ce2"/>
          <table:table-cell table:number-columns-repeated="1020"/>
        </table:table-row>
        <table:table-row table:style-name="ro2">
          <table:table-cell table:style-name="ce1" office:value-type="string" calcext:value-type="string">
            <text:p>Ini di TL banyak yg bilang Kristen Ortodox Syria adalah Agama baru yg meniru Islam. Duh,coba baca dulu sejarahnya,daripada kelihatan Begonya</text:p>
          </table:table-cell>
          <table:table-cell table:style-name="ce1" office:value-type="string" calcext:value-type="string">
            <text:p><text:a xlink:href="https://twitter.com/negativisme/status/443198093035454464?s=19" xlink:type="simple">https://twitter.com/negativisme/status/443198093035454464?s=19</text:a></text:p>
          </table:table-cell>
          <table:table-cell table:style-name="ce1" office:value-type="string" calcext:value-type="string">
            <text:p>Fakta</text:p>
          </table:table-cell>
          <table:table-cell table:style-name="ce2"/>
          <table:table-cell table:number-columns-repeated="1020"/>
        </table:table-row>
        <table:table-row table:style-name="ro4">
          <table:table-cell table:style-name="ce1" office:value-type="string" calcext:value-type="string">
            <text:p>Menakutkan...</text:p>
            <text:p>Tengok video 󾮙....</text:p>
            <text:p>. Agama baru yg meniru Islam !!Ya Allah.. .Agama baru kristian ortodok dr syria..</text:p>
          </table:table-cell>
          <table:table-cell table:style-name="ce1" office:value-type="string" calcext:value-type="string">
            <text:p><text:a xlink:href="https://twitter.com/DescaNovita/status/777355339846909952?s=19" xlink:type="simple">https://twitter.com/DescaNovita/status/777355339846909952?s=19</text:a></text:p>
          </table:table-cell>
          <table:table-cell table:style-name="ce1" office:value-type="string" calcext:value-type="string">
            <text:p>Hoax</text:p>
          </table:table-cell>
          <table:table-cell table:style-name="ce2"/>
          <table:table-cell table:number-columns-repeated="1020"/>
        </table:table-row>
        <table:table-row table:style-name="ro1">
          <table:table-cell table:style-name="ce1" office:value-type="string" calcext:value-type="string">
            <text:p>Pantesaaaan di kota Tembilahan kmrin slalu puanaaaaaas ternyata lgi mo badai Equinox 😁😁</text:p>
          </table:table-cell>
          <table:table-cell table:style-name="ce1" office:value-type="string" calcext:value-type="string">
            <text:p><text:a xlink:href="https://twitter.com/BayoeKelana/status/1263017749464272897?s=19" xlink:type="simple">https://twitter.com/BayoeKelana/status/1263017749464272897?s=19</text:a></text:p>
          </table:table-cell>
          <table:table-cell table:style-name="ce1" office:value-type="string" calcext:value-type="string">
            <text:p>Hoax</text:p>
          </table:table-cell>
          <table:table-cell table:style-name="ce1" office:value-type="string" calcext:value-type="string">
            <text:p><text:a xlink:href="https://cekfakta.com/institusi/38" xlink:type="simple">https://cekfakta.com/institusi/38</text:a></text:p>
          </table:table-cell>
          <table:table-cell table:number-columns-repeated="1020"/>
        </table:table-row>
        <table:table-row table:style-name="ro1">
          <table:table-cell table:style-name="ce1" office:value-type="string" calcext:value-type="string">
            <text:p>Bantah Isu Badai Panas Saat Fenomena Equinox, BMKG: Suhu Indonesia Normal</text:p>
          </table:table-cell>
          <table:table-cell table:style-name="ce1" office:value-type="string" calcext:value-type="string">
            <text:p><text:a xlink:href="https://twitter.com/NdraWah/status/1262159977352851458?s=19" xlink:type="simple">https://twitter.com/NdraWah/status/1262159977352851458?s=19</text:a></text:p>
          </table:table-cell>
          <table:table-cell table:style-name="ce1" office:value-type="string" calcext:value-type="string">
            <text:p>Fakta</text:p>
          </table:table-cell>
          <table:table-cell table:style-name="ce2"/>
          <table:table-cell table:number-columns-repeated="1020"/>
        </table:table-row>
        <table:table-row table:style-name="ro1">
          <table:table-cell table:style-name="ce1" office:value-type="string" calcext:value-type="string">
            <text:p>BMKG Pastikan Isu Badai Panas Equinox Hoa</text:p>
          </table:table-cell>
          <table:table-cell table:style-name="ce1" office:value-type="string" calcext:value-type="string">
            <text:p><text:a xlink:href="https://twitter.com/RatnoWistu/status/1262117683828531205?s=19" xlink:type="simple">https://twitter.com/RatnoWistu/status/1262117683828531205?s=19</text:a></text:p>
          </table:table-cell>
          <table:table-cell table:style-name="ce1" office:value-type="string" calcext:value-type="string">
            <text:p>Fakta</text:p>
          </table:table-cell>
          <table:table-cell table:style-name="ce2"/>
          <table:table-cell table:number-columns-repeated="1020"/>
        </table:table-row>
        <table:table-row table:style-name="ro2">
          <table:table-cell table:style-name="ce1" office:value-type="string" calcext:value-type="string">
            <text:p>Katanya badai equinox, menurut broadcast di WAG. Panas banget si engga, cuma keringetan mulu kita sih.</text:p>
          </table:table-cell>
          <table:table-cell table:style-name="ce1" office:value-type="string" calcext:value-type="string">
            <text:p><text:a xlink:href="https://twitter.com/bakpaocoklut/status/1109562346756669440?s=19" xlink:type="simple">https://twitter.com/bakpaocoklut/status/1109562346756669440?s=19</text:a></text:p>
          </table:table-cell>
          <table:table-cell table:style-name="ce1" office:value-type="string" calcext:value-type="string">
            <text:p>Hoax</text:p>
          </table:table-cell>
          <table:table-cell table:style-name="ce2"/>
          <table:table-cell table:number-columns-repeated="1020"/>
        </table:table-row>
        <table:table-row table:style-name="ro7">
          <table:table-cell table:style-name="ce1" office:value-type="string" calcext:value-type="string">
            <text:p>Hari gini masih percaya HOAKS vaksin sebabkan autis?</text:p>
            <text:p/>
            <text:p>Hellowww, kemana aja sih? </text:p>
            <text:p/>
            <text:p>Tahun 2015, Kemenkes telah mengklarifikasi bhw thimerosal dalam vaksin tidak berhubungan dg timbulnya autisme.</text:p>
          </table:table-cell>
          <table:table-cell table:style-name="ce1" office:value-type="string" calcext:value-type="string">
            <text:p><text:a xlink:href="https://twitter.com/anjarisme/status/1211645010262671361?s=19" xlink:type="simple">https://twitter.com/anjarisme/status/1211645010262671361?s=19</text:a></text:p>
          </table:table-cell>
          <table:table-cell table:style-name="ce1" office:value-type="string" calcext:value-type="string">
            <text:p>Fakta</text:p>
          </table:table-cell>
          <table:table-cell table:style-name="ce1" office:value-type="string" calcext:value-type="string">
            <text:p><text:a xlink:href="https://cekfakta.com/institusi/19" xlink:type="simple">https://cekfakta.com/institusi/19</text:a></text:p>
          </table:table-cell>
          <table:table-cell table:number-columns-repeated="1020"/>
        </table:table-row>
        <table:table-row table:style-name="ro4">
          <table:table-cell table:style-name="ce1" office:value-type="string" calcext:value-type="string">
            <text:p>Apakah betul vaksin MMR menyebabkan autisme? Tidak terbukti. Namun tanda2 autis dapat terlihat di usia 2-3 th, dimana saat itu adalah jadwal anak mendapat suntikan MMR. Sehingga, vaksin tersebut sering dikaitkan dan jd kambing hitam penyebab autisme.</text:p>
          </table:table-cell>
          <table:table-cell table:style-name="ce1" office:value-type="string" calcext:value-type="string">
            <text:p><text:a xlink:href="https://twitter.com/TitiwAkmar/status/1082943682641154049?s=19" xlink:type="simple">https://twitter.com/TitiwAkmar/status/1082943682641154049?s=19</text:a></text:p>
          </table:table-cell>
          <table:table-cell table:style-name="ce1" office:value-type="string" calcext:value-type="string">
            <text:p>Fakta</text:p>
          </table:table-cell>
          <table:table-cell table:style-name="ce2"/>
          <table:table-cell table:number-columns-repeated="1020"/>
        </table:table-row>
        <table:table-row table:style-name="ro1">
          <table:table-cell table:style-name="ce1" office:value-type="string" calcext:value-type="string">
            <text:p>Intinya vaksin bukan penyebab autis pada anak, ingat ya ibu-ibu hehe :) </text:p>
          </table:table-cell>
          <table:table-cell table:style-name="ce1" office:value-type="string" calcext:value-type="string">
            <text:p><text:a xlink:href="https://twitter.com/hedyanadhrati/status/798200030674952192?s=19" xlink:type="simple">https://twitter.com/hedyanadhrati/status/798200030674952192?s=19</text:a></text:p>
          </table:table-cell>
          <table:table-cell table:style-name="ce1" office:value-type="string" calcext:value-type="string">
            <text:p>Fakta</text:p>
          </table:table-cell>
          <table:table-cell table:style-name="ce2"/>
          <table:table-cell table:number-columns-repeated="1020"/>
        </table:table-row>
        <table:table-row table:style-name="ro1">
          <table:table-cell table:style-name="ce1" office:value-type="string" calcext:value-type="string">
            <text:p>Copas dr tetangga.... Assalamualaikum wr wb..utk semua "Vaksin Penyebab AUTIS"</text:p>
          </table:table-cell>
          <table:table-cell table:style-name="ce1" office:value-type="string" calcext:value-type="string">
            <text:p><text:a xlink:href="https://twitter.com/amaliarustiati/status/843697629934575616?s=19" xlink:type="simple">https://twitter.com/amaliarustiati/status/843697629934575616?s=19</text:a></text:p>
          </table:table-cell>
          <table:table-cell table:style-name="ce1" office:value-type="string" calcext:value-type="string">
            <text:p>Hoax</text:p>
          </table:table-cell>
          <table:table-cell table:style-name="ce2"/>
          <table:table-cell table:number-columns-repeated="1020"/>
        </table:table-row>
        <table:table-row table:style-name="ro2">
          <table:table-cell table:style-name="ce1" office:value-type="string" calcext:value-type="string">
            <text:p>Guru mau diimpor juga?? </text:p>
            <text:p>Hellowww.. sarjana pendidikan msh banyak yg nganggur btw.. Pleasee.. Jgn impor dong..</text:p>
          </table:table-cell>
          <table:table-cell table:style-name="ce1" office:value-type="string" calcext:value-type="string">
            <text:p><text:a xlink:href="https://twitter.com/bariklanaindita/status/1127691500534452224?s=19" xlink:type="simple">https://twitter.com/bariklanaindita/status/1127691500534452224?s=19</text:a></text:p>
          </table:table-cell>
          <table:table-cell table:style-name="ce1" office:value-type="string" calcext:value-type="string">
            <text:p>Hoax</text:p>
          </table:table-cell>
          <table:table-cell table:style-name="ce2"/>
          <table:table-cell table:number-columns-repeated="1020"/>
        </table:table-row>
        <table:table-row table:style-name="ro3">
          <table:table-cell table:style-name="ce1" office:value-type="string" calcext:value-type="string">
            <text:p>Jangan salahin Jan Ethes karena dia pakek barang impor. Kita juga memakai barang impor, kita nge-tweet pakek hp impor. Semua serba impor, dari bawang, gula, garam, beras sampai guru juga mau diimpor (wacana). Saya do'akan kita juga bisa impor President.</text:p>
            <text:p>#JanEthesSukaBarangImpor</text:p>
          </table:table-cell>
          <table:table-cell table:style-name="ce1" office:value-type="string" calcext:value-type="string">
            <text:p><text:a xlink:href="https://twitter.com/afreeanto/status/1162991803324219392?s=19" xlink:type="simple">https://twitter.com/afreeanto/status/1162991803324219392?s=19</text:a></text:p>
          </table:table-cell>
          <table:table-cell table:style-name="ce1" office:value-type="string" calcext:value-type="string">
            <text:p>Hoax</text:p>
          </table:table-cell>
          <table:table-cell table:style-name="ce2"/>
          <table:table-cell table:number-columns-repeated="1020"/>
        </table:table-row>
        <table:table-row table:style-name="ro4">
          <table:table-cell table:style-name="ce1" office:value-type="string" calcext:value-type="string">
            <text:p>mengimpor dalam artian mendatangkan guru secara masif dari luar negeri untuk mengajar di Indonesia, tetapi mendatangkan pelatih atau instruktur dari luar negeri untuk melatih guru-guru di Indonesia, khususnya pada jenjang SMK dan Balai Latihan Kerja (BLK).</text:p>
          </table:table-cell>
          <table:table-cell table:style-name="ce1" office:value-type="string" calcext:value-type="string">
            <text:p><text:a xlink:href="https://twitter.com/hayat_TheArs/status/1127465137864970240?s=19" xlink:type="simple">https://twitter.com/hayat_TheArs/status/1127465137864970240?s=19</text:a></text:p>
          </table:table-cell>
          <table:table-cell table:style-name="ce1" office:value-type="string" calcext:value-type="string">
            <text:p>Fakta</text:p>
          </table:table-cell>
          <table:table-cell table:style-name="ce1" office:value-type="string" calcext:value-type="string">
            <text:p><text:a xlink:href="https://cekfakta.com/institusi/19" xlink:type="simple">https://cekfakta.com/institusi/19</text:a></text:p>
          </table:table-cell>
          <table:table-cell table:number-columns-repeated="1020"/>
        </table:table-row>
        <table:table-row table:style-name="ro4">
          <table:table-cell table:style-name="ce1" office:value-type="string" calcext:value-type="string">
            <text:p>Menurut saya, khusus untuk guru SMK produktif perlu didatangkan instruktur dari luar negeri. Kelemahan mendasar dari guru produktif tidak hanya pada kompetensi teknis tetapi juga pada bagaimana melatih dan mengases kompetensi</text:p>
          </table:table-cell>
          <table:table-cell table:style-name="ce1" office:value-type="string" calcext:value-type="string">
            <text:p><text:a xlink:href="https://twitter.com/deo_krist/status/1128104327933878272?s=19" xlink:type="simple">https://twitter.com/deo_krist/status/1128104327933878272?s=19</text:a></text:p>
          </table:table-cell>
          <table:table-cell table:style-name="ce1" office:value-type="string" calcext:value-type="string">
            <text:p>Fakta</text:p>
          </table:table-cell>
          <table:table-cell table:style-name="ce2"/>
          <table:table-cell table:number-columns-repeated="1020"/>
        </table:table-row>
        <table:table-row table:style-name="ro2">
          <table:table-cell table:style-name="ce1" office:value-type="string" calcext:value-type="string">
            <text:p>Guru dalam negeri tidak dipercaya, akan mendatangkan guru dari luar negeri.</text:p>
            <text:p>Sekarang kemenristekdikti berencana mendatangkan rektor asing. 😪</text:p>
          </table:table-cell>
          <table:table-cell table:style-name="ce1" office:value-type="string" calcext:value-type="string">
            <text:p><text:a xlink:href="https://twitter.com/rizal_eboy/status/1158579384686485505?s=19" xlink:type="simple">https://twitter.com/rizal_eboy/status/1158579384686485505?s=19</text:a></text:p>
          </table:table-cell>
          <table:table-cell table:style-name="ce1" office:value-type="string" calcext:value-type="string">
            <text:p>Hoax</text:p>
          </table:table-cell>
          <table:table-cell table:style-name="ce2"/>
          <table:table-cell table:number-columns-repeated="1020"/>
        </table:table-row>
        <table:table-row table:style-name="ro4">
          <table:table-cell table:style-name="ce1" office:value-type="string" calcext:value-type="string">
            <text:p>Beras, gula, garam dan banyak juga komoditi asli indonesia diimpor, malah sekarang Pyan Maharani mau IMPOR GURU ASING,,,</text:p>
            <text:p>Lalu guruguru kita sebaiknya di Expor kemana ya? Ini PEMERINTAH atau LSM abalabal?</text:p>
          </table:table-cell>
          <table:table-cell table:style-name="ce1" office:value-type="string" calcext:value-type="string">
            <text:p><text:a xlink:href="https://twitter.com/reformasimental/status/1130991497904414720?s=19" xlink:type="simple">https://twitter.com/reformasimental/status/1130991497904414720?s=19</text:a></text:p>
          </table:table-cell>
          <table:table-cell table:style-name="ce1" office:value-type="string" calcext:value-type="string">
            <text:p>Hoax</text:p>
          </table:table-cell>
          <table:table-cell table:style-name="ce2"/>
          <table:table-cell table:number-columns-repeated="1020"/>
        </table:table-row>
        <table:table-row table:style-name="ro8">
          <table:table-cell table:style-name="ce1" office:value-type="string" calcext:value-type="string">
            <text:p>Tanda2 hegemoni RIBA akan segera hancur..?</text:p>
            <text:p/>
            <text:p>Kemarin Bukopin gagal bayar deposito nasabah,</text:p>
            <text:p>Blm lama BCA pun demikian,</text:p>
            <text:p>Berlanjut berita hari ini pun ga kalah ngeri..😨</text:p>
            <text:p/>
            <text:p>PHK besar-besaran BCA segera terjadi, Teller &amp; CS akan dihilangkan seluruh indonesia.</text:p>
          </table:table-cell>
          <table:table-cell table:style-name="ce1" office:value-type="string" calcext:value-type="string">
            <text:p><text:a xlink:href="https://twitter.com/Princeharry1st/status/1277399775470424069?s=19" xlink:type="simple">https://twitter.com/Princeharry1st/status/1277399775470424069?s=19</text:a></text:p>
          </table:table-cell>
          <table:table-cell table:style-name="ce1" office:value-type="string" calcext:value-type="string">
            <text:p>Hoax</text:p>
          </table:table-cell>
          <table:table-cell table:style-name="ce1" office:value-type="string" calcext:value-type="string">
            <text:p><text:a xlink:href="https://cekfakta.com/institusi/11" xlink:type="simple">https://cekfakta.com/institusi/11</text:a></text:p>
          </table:table-cell>
          <table:table-cell table:number-columns-repeated="1020"/>
        </table:table-row>
        <table:table-row table:style-name="ro4">
          <table:table-cell table:style-name="ce1" office:value-type="string" calcext:value-type="string">
            <text:p>Sanggahan #1 </text:p>
            <text:p/>
            <text:p>[HOAX] Tes Sederhana Untuk Mengenal Virus Corona Hanya Dalam Sepuluh Detik. </text:p>
          </table:table-cell>
          <table:table-cell table:style-name="ce1" office:value-type="string" calcext:value-type="string">
            <text:p><text:a xlink:href="https://twitter.com/semangkasegar/status/1249697237929615360?s=19" xlink:type="simple">https://twitter.com/semangkasegar/status/1249697237929615360?s=19</text:a></text:p>
          </table:table-cell>
          <table:table-cell table:style-name="ce1" office:value-type="string" calcext:value-type="string">
            <text:p>Fakta</text:p>
          </table:table-cell>
          <table:table-cell table:style-name="ce1" office:value-type="string" calcext:value-type="string">
            <text:p><text:a xlink:href="https://cekfakta.com/institusi/11" xlink:type="simple">https://cekfakta.com/institusi/11</text:a></text:p>
          </table:table-cell>
          <table:table-cell table:number-columns-repeated="1020"/>
        </table:table-row>
        <table:table-row table:style-name="ro2">
          <table:table-cell table:style-name="ce1" office:value-type="string" calcext:value-type="string">
            <text:p>Tes sederhana untuk mengenal Virus Corona hanya dalam sepuluh detik tanpa urusan ke Dokter atau Laboratorium, yang belum diketahui siapa pun!</text:p>
          </table:table-cell>
          <table:table-cell table:style-name="ce1" office:value-type="string" calcext:value-type="string">
            <text:p><text:a xlink:href="https://twitter.com/pikapingg/status/1239037475533643776?s=19" xlink:type="simple">https://twitter.com/pikapingg/status/1239037475533643776?s=19</text:a></text:p>
          </table:table-cell>
          <table:table-cell table:style-name="ce1" office:value-type="string" calcext:value-type="string">
            <text:p>Hoax</text:p>
          </table:table-cell>
          <table:table-cell table:style-name="ce2"/>
          <table:table-cell table:number-columns-repeated="1020"/>
        </table:table-row>
        <table:table-row table:style-name="ro3">
          <table:table-cell table:style-name="ce1" office:value-type="string" calcext:value-type="string">
            <text:p>Tes sederhana mengenal Corona dalam sepuluh detik dark Dokter Jepang: Ambil napas dalam" &amp; tahan napas lebih dari 10 detik,jika berhasil mengeluarkan napas tanpa batuk,tidak nyaman,lelah,kaku di dada,bukti bahwa tidak ada fibrosis di paru-paru ygmenunjukkan bahwa tidak ada virus!</text:p>
          </table:table-cell>
          <table:table-cell table:style-name="ce1" office:value-type="string" calcext:value-type="string">
            <text:p><text:a xlink:href="https://twitter.com/sintiawulan__/status/1234373975116926976?s=19" xlink:type="simple">https://twitter.com/sintiawulan__/status/1234373975116926976?s=19</text:a></text:p>
          </table:table-cell>
          <table:table-cell table:style-name="ce1" office:value-type="string" calcext:value-type="string">
            <text:p>Hoax</text:p>
          </table:table-cell>
          <table:table-cell table:style-name="ce2"/>
          <table:table-cell table:number-columns-repeated="1020"/>
        </table:table-row>
        <table:table-row table:style-name="ro3">
          <table:table-cell table:style-name="ce1" office:value-type="string" calcext:value-type="string">
            <text:p>Prof. waktu Masjid Tolikara Papua dibakar, dan pembakarnya (justru) diundang dan dijamu di Istana. Kenapa pelakunya tdk distigma sbg pelaku yg radikal?</text:p>
            <text:p/>
            <text:p>Tp jika berkorelasi dgn umat Islam, aktivis dakwah, dan bersifat kearaban kok spt berbeda.</text:p>
          </table:table-cell>
          <table:table-cell table:style-name="ce1" office:value-type="string" calcext:value-type="string">
            <text:p><text:a xlink:href="https://twitter.com/AiraAfniAmalia/status/1162649519831437312?s=19" xlink:type="simple">https://twitter.com/AiraAfniAmalia/status/1162649519831437312?s=19</text:a></text:p>
          </table:table-cell>
          <table:table-cell table:style-name="ce1" office:value-type="string" calcext:value-type="string">
            <text:p>Hoax</text:p>
          </table:table-cell>
          <table:table-cell table:style-name="ce2"/>
          <table:table-cell table:number-columns-repeated="1020"/>
        </table:table-row>
        <table:table-row table:style-name="ro4">
          <table:table-cell table:style-name="ce1" office:value-type="string" calcext:value-type="string">
            <text:p>Masjid dibakar di Papua, pelakunya diundang ke istana. Pas ada musibah di Papua, partai mana yg kerja? Yap, partai Islam. Makanya, gak perlu nge-JIL kalo mo jd rahmatan lil 'alamin. Apalagi mo konser 18M pake alasan kebangsaan segala</text:p>
          </table:table-cell>
          <table:table-cell table:style-name="ce1" office:value-type="string" calcext:value-type="string">
            <text:p><text:a xlink:href="https://twitter.com/malakmalakmal/status/1107796137111506944?s=19" xlink:type="simple">https://twitter.com/malakmalakmal/status/1107796137111506944?s=19</text:a></text:p>
          </table:table-cell>
          <table:table-cell table:style-name="ce1" office:value-type="string" calcext:value-type="string">
            <text:p>Hoax</text:p>
          </table:table-cell>
          <table:table-cell table:style-name="ce1" office:value-type="string" calcext:value-type="string">
            <text:p><text:a xlink:href="https://cekfakta.com/institusi/11" xlink:type="simple">https://cekfakta.com/institusi/11</text:a></text:p>
          </table:table-cell>
          <table:table-cell table:number-columns-repeated="1020"/>
        </table:table-row>
        <table:table-row table:style-name="ro2">
          <table:table-cell table:style-name="ce1" office:value-type="string" calcext:value-type="string">
            <text:p>Politisi Partai Solidaritas Indonesia Dedek Prayudi atau Uki mengingatkan untuk hati-hati dalam bersikap setelah beredarnya hoaks terkait masjid yang dibakar di Papua.</text:p>
          </table:table-cell>
          <table:table-cell table:style-name="ce1" office:value-type="string" calcext:value-type="string">
            <text:p><text:a xlink:href="https://twitter.com/Uki23/status/1168434000907522049?s=19" xlink:type="simple">https://twitter.com/Uki23/status/1168434000907522049?s=19</text:a></text:p>
          </table:table-cell>
          <table:table-cell table:style-name="ce1" office:value-type="string" calcext:value-type="string">
            <text:p>Fakta</text:p>
          </table:table-cell>
          <table:table-cell table:style-name="ce2"/>
          <table:table-cell table:number-columns-repeated="1020"/>
        </table:table-row>
        <table:table-row table:style-name="ro4">
          <table:table-cell table:style-name="ce1" office:value-type="string" calcext:value-type="string">
            <text:p>Baca yg banyak mas. Diskusi. Serap informasi. Info tambahan nih, di Tolikara Papua, masjid dibakar krn ada provokasi. Petinggi organisasi yg menaungi warga yg terprovokasi membakar masjid itu yg malah diundang ke istana, bukan pengurus masjid yg terbakar itu.</text:p>
          </table:table-cell>
          <table:table-cell table:style-name="ce1" office:value-type="string" calcext:value-type="string">
            <text:p><text:a xlink:href="https://twitter.com/putra_sewu/status/1286694381332750337?s=19" xlink:type="simple">https://twitter.com/putra_sewu/status/1286694381332750337?s=19</text:a></text:p>
          </table:table-cell>
          <table:table-cell table:style-name="ce1" office:value-type="string" calcext:value-type="string">
            <text:p>Hoax</text:p>
          </table:table-cell>
          <table:table-cell table:style-name="ce2"/>
          <table:table-cell table:number-columns-repeated="1020"/>
        </table:table-row>
        <table:table-row table:style-name="ro6">
          <table:table-cell table:style-name="ce1" office:value-type="string" calcext:value-type="string">
            <text:p>Kejadian 29 Januari 2019 lalu, kebakaran Masjid Agung Belopa Luwu, di Kelurahan Senga, Kecamatan Belopa, Kabupaten Luwu, Sulawesi Selatan.</text:p>
            <text:p/>
            <text:p>Kebakaran terjadi sekitar pukul 10.55 Wita, saat para pekerja melakukan renovasi pada bagian plafon masjid. Stop hoaks untuk provokasi!</text:p>
          </table:table-cell>
          <table:table-cell table:style-name="ce1" office:value-type="string" calcext:value-type="string">
            <text:p><text:a xlink:href="https://twitter.com/RommyRoosyana/status/1167752124526026754?s=19" xlink:type="simple">https://twitter.com/RommyRoosyana/status/1167752124526026754?s=19</text:a></text:p>
          </table:table-cell>
          <table:table-cell table:style-name="ce1" office:value-type="string" calcext:value-type="string">
            <text:p>Fakta</text:p>
          </table:table-cell>
          <table:table-cell table:style-name="ce2"/>
          <table:table-cell table:number-columns-repeated="1020"/>
        </table:table-row>
        <table:table-row table:style-name="ro2">
          <table:table-cell table:style-name="ce1" office:value-type="string" calcext:value-type="string">
            <text:p>Berbagi ya sahabat ?? hati2 minum air mineral ada Yg mengandung besi, yg aman hanya ada 4 macam, 1 afidis, 2 cleo, 3 equil, 4 fiji...Wallahu a’lam 🙏🏻</text:p>
          </table:table-cell>
          <table:table-cell table:style-name="ce1" office:value-type="string" calcext:value-type="string">
            <text:p><text:a xlink:href="https://twitter.com/syakiraarie/status/1277743577854951425?s=19" xlink:type="simple">https://twitter.com/syakiraarie/status/1277743577854951425?s=19</text:a></text:p>
          </table:table-cell>
          <table:table-cell table:style-name="ce1" office:value-type="string" calcext:value-type="string">
            <text:p>Hoax</text:p>
          </table:table-cell>
          <table:table-cell table:style-name="ce1" office:value-type="string" calcext:value-type="string">
            <text:p><text:a xlink:href="https://cekfakta.com/page/72" xlink:type="simple">https://cekfakta.com/page/72</text:a></text:p>
          </table:table-cell>
          <table:table-cell table:number-columns-repeated="1020"/>
        </table:table-row>
        <table:table-row table:style-name="ro4">
          <table:table-cell table:style-name="ce1" office:value-type="string" calcext:value-type="string">
            <text:p>Ma'af setiap industri amdk yg udah bersetifikat sni&amp;bpom,ada aturan tentang kandungan fisika,kimia dan biologinya,semua katagori Air mineral bila di elektrolisasi akan terjadi gumpalan/kotoran.Air deminerql akan sulit terjadi gumpalan kotoran karena unsur mineral dihilangkan.</text:p>
          </table:table-cell>
          <table:table-cell table:style-name="ce1" office:value-type="string" calcext:value-type="string">
            <text:p><text:a xlink:href="https://twitter.com/herna_setiawan/status/1277935016035532802?s=19" xlink:type="simple">https://twitter.com/herna_setiawan/status/1277935016035532802?s=19</text:a></text:p>
          </table:table-cell>
          <table:table-cell table:style-name="ce1" office:value-type="string" calcext:value-type="string">
            <text:p>Fakta</text:p>
          </table:table-cell>
          <table:table-cell table:style-name="ce2"/>
          <table:table-cell table:number-columns-repeated="1020"/>
        </table:table-row>
        <table:table-row table:style-name="ro1">
          <table:table-cell table:style-name="ce1" office:value-type="string" calcext:value-type="string">
            <text:p>Air mineral, ternyata mengandung besi. </text:p>
          </table:table-cell>
          <table:table-cell table:style-name="ce1" office:value-type="string" calcext:value-type="string">
            <text:p><text:a xlink:href="https://twitter.com/asa_mardiah/status/1279241468482215942?s=19" xlink:type="simple">https://twitter.com/asa_mardiah/status/1279241468482215942?s=19</text:a></text:p>
          </table:table-cell>
          <table:table-cell table:style-name="ce1" office:value-type="string" calcext:value-type="string">
            <text:p>Hoax</text:p>
          </table:table-cell>
          <table:table-cell table:style-name="ce2"/>
          <table:table-cell table:number-columns-repeated="1020"/>
        </table:table-row>
        <table:table-row table:style-name="ro3">
          <table:table-cell table:style-name="ce1" office:value-type="string" calcext:value-type="string">
            <text:p>Oh ini video yg viral di grup WA keluarga gue.</text:p>
            <text:p>FYI, namanya air mineral pasti ada mineralnya. Tubuh kita ini butuh mineral untuk menggantikan ion ion tubuh yang hilang setelah beraktifitas. Coba dong pake Spektrofotometri biar tau masing2 kadar mineralnya. Jgn kyk gini caranya.</text:p>
          </table:table-cell>
          <table:table-cell table:style-name="ce1" office:value-type="string" calcext:value-type="string">
            <text:p><text:a xlink:href="https://twitter.com/pawdroolable/status/1279337989970161664?s=19" xlink:type="simple">https://twitter.com/pawdroolable/status/1279337989970161664?s=19</text:a></text:p>
          </table:table-cell>
          <table:table-cell table:style-name="ce1" office:value-type="string" calcext:value-type="string">
            <text:p>Fakta</text:p>
          </table:table-cell>
          <table:table-cell table:style-name="ce2"/>
          <table:table-cell table:number-columns-repeated="1020"/>
        </table:table-row>
        <table:table-row table:style-name="ro4">
          <table:table-cell table:style-name="ce1" office:value-type="string" calcext:value-type="string">
            <text:p>Matahari Kembar?!</text:p>
            <text:p>Di perbatasan AS - Kanada karena bumi mengubah porosnya terjadi fenomena "Lunar Hunter", matahari n bulan terbit pd saat yg sama, n bulan memantulkan sinar mentari dg kuat.</text:p>
          </table:table-cell>
          <table:table-cell table:style-name="ce1" office:value-type="string" calcext:value-type="string">
            <text:p><text:a xlink:href="https://twitter.com/yan_widjaya/status/1276513650195353603?s=19" xlink:type="simple">https://twitter.com/yan_widjaya/status/1276513650195353603?s=19</text:a></text:p>
          </table:table-cell>
          <table:table-cell table:style-name="ce1" office:value-type="string" calcext:value-type="string">
            <text:p>Hoax</text:p>
          </table:table-cell>
          <table:table-cell table:style-name="ce1" office:value-type="string" calcext:value-type="string">
            <text:p><text:a xlink:href="https://cekfakta.com/page/73" xlink:type="simple">https://cekfakta.com/page/73</text:a></text:p>
          </table:table-cell>
          <table:table-cell table:number-columns-repeated="1020"/>
        </table:table-row>
        <table:table-row table:style-name="ro3">
          <table:table-cell table:style-name="ce1" office:value-type="string" calcext:value-type="string">
            <text:p>Hari ini,dua matahari muncul di perbatasan antara Amerika Serikat dan Kanada, satu matahari asli dan yang lainnya adalah bulan.</text:p>
            <text:p>Fenomena ini disebut "Lunar Hunter" dan hanya terjadi ketika bumi mengubah porosnya. Bulan dan matahari lahir pada saat yang bersamaan. </text:p>
          </table:table-cell>
          <table:table-cell table:style-name="ce1" office:value-type="string" calcext:value-type="string">
            <text:p><text:a xlink:href="https://twitter.com/Mey_MeynieJT/status/1275973013977001986?s=19" xlink:type="simple">https://twitter.com/Mey_MeynieJT/status/1275973013977001986?s=19</text:a></text:p>
          </table:table-cell>
          <table:table-cell table:style-name="ce1" office:value-type="string" calcext:value-type="string">
            <text:p>Hoax</text:p>
          </table:table-cell>
          <table:table-cell table:style-name="ce2"/>
          <table:table-cell table:number-columns-repeated="1020"/>
        </table:table-row>
        <table:table-row table:style-name="ro10">
          <table:table-cell table:style-name="ce1" office:value-type="string" calcext:value-type="string">
            <text:p>Subhanalloh </text:p>
            <text:p/>
            <text:p>Begitu indah ciptaan-Nya </text:p>
            <text:p/>
            <text:p>🙏🏼</text:p>
            <text:p/>
            <text:p>Fenomena ini disebut "Lunar Hunter" dan hanya terjadi ketika bumi mengubah porosnya. Bulan dan matahari lahir pada saat yang bersamaan, dan bulan memantulkan sinar matahari dengan intensitas yang kuat </text:p>
          </table:table-cell>
          <table:table-cell table:style-name="ce1" office:value-type="string" calcext:value-type="string">
            <text:p><text:a xlink:href="https://twitter.com/andrajoleno/status/1276680989775814657?s=19" xlink:type="simple">https://twitter.com/andrajoleno/status/1276680989775814657?s=19</text:a></text:p>
          </table:table-cell>
          <table:table-cell table:style-name="ce1" office:value-type="string" calcext:value-type="string">
            <text:p>Hoax</text:p>
          </table:table-cell>
          <table:table-cell table:style-name="ce2"/>
          <table:table-cell table:number-columns-repeated="1020"/>
        </table:table-row>
        <table:table-row table:style-name="ro7">
          <table:table-cell table:style-name="ce1" office:value-type="string" calcext:value-type="string">
            <text:p>Simak video ini...</text:p>
            <text:p>“kisah seorang remaja yang terkena tiktok syndrome,” </text:p>
            <text:p/>
            <text:p>Ia mengaku awalnya bermain TikTok hanya untuk bersenang-senang saja, namun akhir-akhir ini merasa adanya yang aneh pada dirinya.</text:p>
            <text:p>Ia mengaku tidak bisa mengontrol tubuh</text:p>
          </table:table-cell>
          <table:table-cell table:style-name="ce1" office:value-type="string" calcext:value-type="string">
            <text:p><text:a xlink:href="https://t.co/SUZiJBFFjQ" xlink:type="simple">https://t.co/SUZiJBFFjQ</text:a></text:p>
          </table:table-cell>
          <table:table-cell table:style-name="ce1" office:value-type="string" calcext:value-type="string">
            <text:p>Hoax</text:p>
          </table:table-cell>
          <table:table-cell table:style-name="ce1" office:value-type="string" calcext:value-type="string">
            <text:p><text:a xlink:href="https://cekfakta.com/page/83" xlink:type="simple">https://cekfakta.com/page/83</text:a></text:p>
          </table:table-cell>
          <table:table-cell table:number-columns-repeated="1020"/>
        </table:table-row>
        <table:table-row table:style-name="ro2">
          <table:table-cell table:style-name="ce1" office:value-type="string" calcext:value-type="string">
            <text:p>Kemaren" sempet viral kan ya remaja tiktok syndrome. Fyi, ini cuma komedi jadi ngga beneran syndrome ya</text:p>
          </table:table-cell>
          <table:table-cell table:style-name="ce1" office:value-type="string" calcext:value-type="string">
            <text:p><text:a xlink:href="https://twitter.com/raivasur/status/1275600292046766080?s=19" xlink:type="simple">https://twitter.com/raivasur/status/1275600292046766080?s=19</text:a></text:p>
          </table:table-cell>
          <table:table-cell table:style-name="ce1" office:value-type="string" calcext:value-type="string">
            <text:p>Fakta</text:p>
          </table:table-cell>
          <table:table-cell table:style-name="ce2"/>
          <table:table-cell table:number-columns-repeated="1020"/>
        </table:table-row>
        <table:table-row table:style-name="ro10">
          <table:table-cell table:style-name="ce1" office:value-type="string" calcext:value-type="string">
            <text:p>DEMI TKA CHINA KALIAN TERIMA SOGOKAN UNTUK PECAT</text:p>
            <text:p>KAPTEN RUSLAN BUTON...</text:p>
            <text:p>Akal sehat kalian dimana.</text:p>
            <text:p>Dasar penghianat #BangsatBangsa</text:p>
            <text:p/>
            <text:p>Ini bukti 👇</text:p>
            <text:p/>
            <text:p>Kuasa Hukum Ruslan Angkat Bicara: Dia Dipecat dari TNI Karena Dia Tolak TKA China Masuk ke Maluku</text:p>
          </table:table-cell>
          <table:table-cell table:style-name="ce1" office:value-type="string" calcext:value-type="string">
            <text:p><text:a xlink:href="https://twitter.com/matarangdaeng/status/1267085484112482304?s=19" xlink:type="simple">https://twitter.com/matarangdaeng/status/1267085484112482304?s=19</text:a></text:p>
          </table:table-cell>
          <table:table-cell table:style-name="ce1" office:value-type="string" calcext:value-type="string">
            <text:p>Hoax</text:p>
          </table:table-cell>
          <table:table-cell table:style-name="ce1" office:value-type="string" calcext:value-type="string">
            <text:p><text:a xlink:href="https://cekfakta.com/page/88" xlink:type="simple">https://cekfakta.com/page/88</text:a></text:p>
          </table:table-cell>
          <table:table-cell table:number-columns-repeated="1020"/>
        </table:table-row>
        <table:table-row table:style-name="ro2">
          <table:table-cell table:style-name="ce1" office:value-type="string" calcext:value-type="string">
            <text:p>Anda tahu artinya apa? Brita ini. TNI ada antek china. </text:p>
            <text:p>Dimaluku tuk bangun PLTU hmpir meresap TKA china plhn rb loh. </text:p>
          </table:table-cell>
          <table:table-cell table:style-name="ce1" office:value-type="string" calcext:value-type="string">
            <text:p><text:a xlink:href="https://twitter.com/kodimbardo1/status/1267084489173303299?s=19" xlink:type="simple">https://twitter.com/kodimbardo1/status/1267084489173303299?s=19</text:a></text:p>
          </table:table-cell>
          <table:table-cell table:style-name="ce1" office:value-type="string" calcext:value-type="string">
            <text:p>Hoax</text:p>
          </table:table-cell>
          <table:table-cell table:style-name="ce2"/>
          <table:table-cell table:number-columns-repeated="1020"/>
        </table:table-row>
        <table:table-row table:style-name="ro2">
          <table:table-cell table:style-name="ce1" office:value-type="string" calcext:value-type="string">
            <text:p>Klaim yg menyebut bahwa Ruslan Buton dipecat dari TNI krn menolak TKA China masuk Maluku ternyata TIDAK BENAR !! </text:p>
          </table:table-cell>
          <table:table-cell table:style-name="ce1" office:value-type="string" calcext:value-type="string">
            <text:p><text:a xlink:href="https://twitter.com/woelannnn/status/1270687330513203201?s=19" xlink:type="simple">https://twitter.com/woelannnn/status/1270687330513203201?s=19</text:a></text:p>
          </table:table-cell>
          <table:table-cell table:style-name="ce1" office:value-type="string" calcext:value-type="string">
            <text:p>Fakta</text:p>
          </table:table-cell>
          <table:table-cell table:style-name="ce2"/>
          <table:table-cell table:number-columns-repeated="1020"/>
        </table:table-row>
        <table:table-row table:style-name="ro2">
          <table:table-cell table:style-name="ce1" office:value-type="string" calcext:value-type="string">
            <text:p>Lo kenapa tuh ikannya di Bali pada mati ke pinggir pantai?</text:p>
            <text:p>@BNPB_Indonesia</text:p>
          </table:table-cell>
          <table:table-cell table:style-name="ce1" office:value-type="string" calcext:value-type="string">
            <text:p><text:a xlink:href="https://twitter.com/Canda_Bisnis2/status/1270144028613337088?s=19" xlink:type="simple">https://twitter.com/Canda_Bisnis2/status/1270144028613337088?s=19</text:a></text:p>
          </table:table-cell>
          <table:table-cell table:style-name="ce1" office:value-type="string" calcext:value-type="string">
            <text:p>Hoax</text:p>
          </table:table-cell>
          <table:table-cell table:style-name="ce1" office:value-type="string" calcext:value-type="string">
            <text:p><text:a xlink:href="https://cekfakta.com/page/90" xlink:type="simple">https://cekfakta.com/page/90</text:a></text:p>
          </table:table-cell>
          <table:table-cell table:number-columns-repeated="1020"/>
        </table:table-row>
        <table:table-row table:style-name="ro2">
          <table:table-cell table:style-name="ce1" office:value-type="string" calcext:value-type="string">
            <text:p>Ayo dong berhati2 dan teiliti sebelum mengunggah sesuatu di medsos, sudah lumayan jelas platnya bukan plat Indonesia, bahasanya pun bukan bahasa Indonesia.</text:p>
          </table:table-cell>
          <table:table-cell table:style-name="ce1" office:value-type="string" calcext:value-type="string">
            <text:p><text:a xlink:href="https://twitter.com/bagsundathesink/status/1270279191057928192?s=19" xlink:type="simple">https://twitter.com/bagsundathesink/status/1270279191057928192?s=19</text:a></text:p>
          </table:table-cell>
          <table:table-cell table:style-name="ce1" office:value-type="string" calcext:value-type="string">
            <text:p>Fakta</text:p>
          </table:table-cell>
          <table:table-cell table:style-name="ce2"/>
          <table:table-cell table:number-columns-repeated="1020"/>
        </table:table-row>
        <table:table-row table:style-name="ro4">
          <table:table-cell table:style-name="ce1" office:value-type="string" calcext:value-type="string">
            <text:p>Ibadah Haji 2020 batal dilaksanakan karena Pemerintah Arab Saudi masih belum membuka akses. </text:p>
            <text:p>Dan ternyata sudah ada beberapa kali peristiwa yg membuat Ibadah Haji tidak bisa dilaksanakan.</text:p>
            <text:p>Buat yg teriak menyalahkan pemerintah monggo dibaca..biar gk ambyar</text:p>
          </table:table-cell>
          <table:table-cell table:style-name="ce1" office:value-type="string" calcext:value-type="string">
            <text:p><text:a xlink:href="https://twitter.com/panjianom102/status/1268736247595327493?s=19" xlink:type="simple">https://twitter.com/panjianom102/status/1268736247595327493?s=19</text:a></text:p>
          </table:table-cell>
          <table:table-cell table:style-name="ce1" office:value-type="string" calcext:value-type="string">
            <text:p>Fakta</text:p>
          </table:table-cell>
          <table:table-cell table:style-name="ce1" office:value-type="string" calcext:value-type="string">
            <text:p><text:a xlink:href="https://cekfakta.com/page/90" xlink:type="simple">https://cekfakta.com/page/90</text:a></text:p>
          </table:table-cell>
          <table:table-cell table:number-columns-repeated="1020"/>
        </table:table-row>
        <table:table-row table:style-name="ro4">
          <table:table-cell table:style-name="ce1" office:value-type="string" calcext:value-type="string">
            <text:p>Lagi minum😂 sampe keselek baca permainan kata-kata rezim panik ini wekekek. duhhh tuhan !! kapan klean semua yang nge-Prank soal pembatalan keberangkatan Ibadah Haji 2020 dicekik serentak oleh malaikat pencabut nyawa 😊</text:p>
          </table:table-cell>
          <table:table-cell table:style-name="ce1" office:value-type="string" calcext:value-type="string">
            <text:p><text:a xlink:href="https://twitter.com/NcuhiRiwo/status/1271448331181408256?s=19" xlink:type="simple">https://twitter.com/NcuhiRiwo/status/1271448331181408256?s=19</text:a></text:p>
          </table:table-cell>
          <table:table-cell table:style-name="ce1" office:value-type="string" calcext:value-type="string">
            <text:p>Hoax</text:p>
          </table:table-cell>
          <table:table-cell table:style-name="ce2"/>
          <table:table-cell table:number-columns-repeated="1020"/>
        </table:table-row>
        <table:table-row table:style-name="ro4">
          <table:table-cell table:style-name="ce1" office:value-type="string" calcext:value-type="string">
            <text:p>Katanya New Normal kok Haji tetap batal.</text:p>
            <text:p/>
            <text:p>Ternyata Modus asas manfaat.</text:p>
          </table:table-cell>
          <table:table-cell table:style-name="ce1" office:value-type="string" calcext:value-type="string">
            <text:p><text:a xlink:href="https://twitter.com/BoN_009/status/1267813147932385280?s=19" xlink:type="simple">https://twitter.com/BoN_009/status/1267813147932385280?s=19</text:a></text:p>
          </table:table-cell>
          <table:table-cell table:style-name="ce1" office:value-type="string" calcext:value-type="string">
            <text:p>Hoax</text:p>
          </table:table-cell>
          <table:table-cell table:style-name="ce2"/>
          <table:table-cell table:number-columns-repeated="1020"/>
        </table:table-row>
        <table:table-row table:style-name="ro4">
          <table:table-cell table:style-name="ce1" office:value-type="string" calcext:value-type="string">
            <text:p>Ibu walikota Surabaya Pingsan saat Memimpin Rapat dgn Komite Sekolah SMP, sementara itu Juga Ibu Bupati Luwu Utara Sulsel Jatuh dari motor Trail nya Saat Membagikan Bansos di Pedalaman, Kecantikan nya Ibu Bupati Luwu Utara Jangan dibandingkan dengan ibu Walkot Surabaya ya? </text:p>
          </table:table-cell>
          <table:table-cell table:style-name="ce1" office:value-type="string" calcext:value-type="string">
            <text:p><text:a xlink:href="https://twitter.com/EndjahH/status/1272368917625704448?s=19" xlink:type="simple">https://twitter.com/EndjahH/status/1272368917625704448?s=19</text:a></text:p>
          </table:table-cell>
          <table:table-cell table:style-name="ce1" office:value-type="string" calcext:value-type="string">
            <text:p>Hoax</text:p>
          </table:table-cell>
          <table:table-cell table:style-name="ce2"/>
          <table:table-cell table:number-columns-repeated="1020"/>
        </table:table-row>
        <table:table-row table:style-name="ro2">
          <table:table-cell table:style-name="ce1" office:value-type="string" calcext:value-type="string">
            <text:p>elo memang ga konsisten drun...yang nolak asas tunggal pancasila itu dari gerombolan elo preeetss...!!!</text:p>
          </table:table-cell>
          <table:table-cell table:style-name="ce1" office:value-type="string" calcext:value-type="string">
            <text:p><text:a xlink:href="https://twitter.com/jumianto_RK/status/1276599936511995904?s=19" xlink:type="simple">https://twitter.com/jumianto_RK/status/1276599936511995904?s=19</text:a></text:p>
          </table:table-cell>
          <table:table-cell table:style-name="ce1" office:value-type="string" calcext:value-type="string">
            <text:p>Hoax</text:p>
          </table:table-cell>
          <table:table-cell table:style-name="ce1" office:value-type="string" calcext:value-type="string">
            <text:p><text:a xlink:href="https://cekfakta.com/page/99" xlink:type="simple">https://cekfakta.com/page/99</text:a></text:p>
          </table:table-cell>
          <table:table-cell table:number-columns-repeated="1020"/>
        </table:table-row>
        <table:table-row table:style-name="ro2">
          <table:table-cell table:style-name="ce1" office:value-type="string" calcext:value-type="string">
            <text:p>Di alenia terakhir ini yg harus di perjelas oleh @hnurwahid karena jangan sampai menjadi benalu di bangsa ini</text:p>
          </table:table-cell>
          <table:table-cell table:style-name="ce1" office:value-type="string" calcext:value-type="string">
            <text:p><text:a xlink:href="https://twitter.com/Andiharisyanto_/status/1147004705693814784?s=19" xlink:type="simple">https://twitter.com/Andiharisyanto_/status/1147004705693814784?s=19</text:a></text:p>
          </table:table-cell>
          <table:table-cell table:style-name="ce1" office:value-type="string" calcext:value-type="string">
            <text:p>Fakta</text:p>
          </table:table-cell>
          <table:table-cell table:style-name="ce2"/>
          <table:table-cell table:number-columns-repeated="1020"/>
        </table:table-row>
        <table:table-row table:style-name="ro2">
          <table:table-cell table:style-name="ce1" office:value-type="string" calcext:value-type="string">
            <text:p>Apa tujuan PKS menggunakan asas lain selain Pancasila.? Jika PKS menolak berdasarkan Pancasila selayaknya PKS dibubarkan saja</text:p>
          </table:table-cell>
          <table:table-cell table:style-name="ce1" office:value-type="string" calcext:value-type="string">
            <text:p><text:a xlink:href="https://twitter.com/infoJ4T14S1H/status/1148611769046306816?s=19" xlink:type="simple">https://twitter.com/infoJ4T14S1H/status/1148611769046306816?s=19</text:a></text:p>
          </table:table-cell>
          <table:table-cell table:style-name="ce1" office:value-type="string" calcext:value-type="string">
            <text:p>Hoax</text:p>
          </table:table-cell>
          <table:table-cell table:style-name="ce2"/>
          <table:table-cell table:number-columns-repeated="1020"/>
        </table:table-row>
        <table:table-row table:style-name="ro2">
          <table:table-cell table:style-name="ce1" office:value-type="string" calcext:value-type="string">
            <text:p>Wah dibuatin patung lilin lho oleh Madame Tussauds Hongkong.</text:p>
            <text:p>Pak Anies bilang beliau ingin ada senyum dibibirnya. 😁😁</text:p>
          </table:table-cell>
          <table:table-cell table:style-name="ce1" office:value-type="string" calcext:value-type="string">
            <text:p><text:a xlink:href="https://twitter.com/Elina_Vay/status/1154612580620439552?s=19" xlink:type="simple">https://twitter.com/Elina_Vay/status/1154612580620439552?s=19</text:a></text:p>
          </table:table-cell>
          <table:table-cell table:style-name="ce1" office:value-type="string" calcext:value-type="string">
            <text:p>Hoax</text:p>
          </table:table-cell>
          <table:table-cell table:style-name="ce1" office:value-type="string" calcext:value-type="string">
            <text:p><text:a xlink:href="https://cekfakta.com/page/99" xlink:type="simple">https://cekfakta.com/page/99</text:a></text:p>
          </table:table-cell>
          <table:table-cell table:number-columns-repeated="1020"/>
        </table:table-row>
        <table:table-row table:style-name="ro2">
          <table:table-cell table:style-name="ce1" office:value-type="string" calcext:value-type="string">
            <text:p>Katanya patung lilin Anies Basw-edaaan yang mau dijadiin ogoh ogoh, jejeran sama patung Sandiag-oooUnoooh</text:p>
          </table:table-cell>
          <table:table-cell table:style-name="ce1" office:value-type="string" calcext:value-type="string">
            <text:p><text:a xlink:href="https://twitter.com/brurjali0509/status/1000901813980155904?s=19" xlink:type="simple">https://twitter.com/brurjali0509/status/1000901813980155904?s=19</text:a></text:p>
          </table:table-cell>
          <table:table-cell table:style-name="ce1" office:value-type="string" calcext:value-type="string">
            <text:p>Hoax</text:p>
          </table:table-cell>
          <table:table-cell table:style-name="ce2"/>
          <table:table-cell table:number-columns-repeated="1020"/>
        </table:table-row>
        <table:table-row table:style-name="ro2">
          <table:table-cell table:style-name="ce1" office:value-type="string" calcext:value-type="string">
            <text:p>Akhirnya dunia mengakui Anies... </text:p>
            <text:p>Anies akan dibuatkan patung lilin</text:p>
          </table:table-cell>
          <table:table-cell table:style-name="ce1" office:value-type="string" calcext:value-type="string">
            <text:p><text:a xlink:href="https://twitter.com/bambangalfateta/status/944950436976582656?s=19" xlink:type="simple">https://twitter.com/bambangalfateta/status/944950436976582656?s=19</text:a></text:p>
          </table:table-cell>
          <table:table-cell table:style-name="ce1" office:value-type="string" calcext:value-type="string">
            <text:p>Hoax</text:p>
          </table:table-cell>
          <table:table-cell table:style-name="ce2"/>
          <table:table-cell table:number-columns-repeated="1020"/>
        </table:table-row>
        <table:table-row table:style-name="ro6">
          <table:table-cell table:style-name="ce1" office:value-type="string" calcext:value-type="string">
            <text:p>Memakai masker tdk akan menyebabkan hipoksia dan hiperkapnia. Ini hoax yg sesat. Aduh sudah juni, masa harus perang lawan hoax lagi?</text:p>
            <text:p/>
            <text:p>Masker itu karakternya berpori, sedangkan masker kain lebih banyak pori shgg memungkinan pernapasan terjadi normal. So, gak ujug2 hipoksia. Ngaco</text:p>
          </table:table-cell>
          <table:table-cell table:style-name="ce1" office:value-type="string" calcext:value-type="string">
            <text:p><text:a xlink:href="https://twitter.com/afrkml/status/1267290460072013827?s=19" xlink:type="simple">https://twitter.com/afrkml/status/1267290460072013827?s=19</text:a></text:p>
          </table:table-cell>
          <table:table-cell table:style-name="ce1" office:value-type="string" calcext:value-type="string">
            <text:p>Fakta</text:p>
          </table:table-cell>
          <table:table-cell table:style-name="ce1" office:value-type="string" calcext:value-type="string">
            <text:p><text:a xlink:href="https://cekfakta.com/page/100" xlink:type="simple">https://cekfakta.com/page/100</text:a></text:p>
          </table:table-cell>
          <table:table-cell table:number-columns-repeated="1020"/>
        </table:table-row>
        <table:table-row table:style-name="ro1">
          <table:table-cell table:style-name="ce1" office:value-type="string" calcext:value-type="string">
            <text:p>Lebih sehat tanpa masker bisa leluasa menghirup udara segar....masker penyebab hipoksia</text:p>
          </table:table-cell>
          <table:table-cell table:style-name="ce1" office:value-type="string" calcext:value-type="string">
            <text:p><text:a xlink:href="https://twitter.com/AsyikPd/status/1285856120779636736?s=19" xlink:type="simple">https://twitter.com/AsyikPd/status/1285856120779636736?s=19</text:a></text:p>
          </table:table-cell>
          <table:table-cell table:style-name="ce1" office:value-type="string" calcext:value-type="string">
            <text:p>Hoax</text:p>
          </table:table-cell>
          <table:table-cell table:style-name="ce2"/>
          <table:table-cell table:number-columns-repeated="1020"/>
        </table:table-row>
        <table:table-row table:style-name="ro3">
          <table:table-cell table:style-name="ce1" office:value-type="string" calcext:value-type="string">
            <text:p>Nah sekarang sudah tau ya bahwa penggunaan masker kain dalam waktu yang lama TIDAK TERBUKTI menyebabkan kekurangan oksigen (hipoksia)</text:p>
            <text:p/>
            <text:p>Yuk tetap disiplin pakai masker &amp; cuci maskernya secara rutin ya</text:p>
          </table:table-cell>
          <table:table-cell table:style-name="ce1" office:value-type="string" calcext:value-type="string">
            <text:p><text:a xlink:href="https://twitter.com/AgungWidanings1/status/1291001931414900737?s=19" xlink:type="simple">https://twitter.com/AgungWidanings1/status/1291001931414900737?s=19</text:a></text:p>
          </table:table-cell>
          <table:table-cell table:style-name="ce1" office:value-type="string" calcext:value-type="string">
            <text:p>Fakta</text:p>
          </table:table-cell>
          <table:table-cell table:style-name="ce2"/>
          <table:table-cell table:number-columns-repeated="1020"/>
        </table:table-row>
        <table:table-row table:style-name="ro1">
          <table:table-cell table:style-name="ce1" office:value-type="string" calcext:value-type="string">
            <text:p>Adminnya baca soal ini dari mana? Aku butuh pencerahan. Abis googling dapet 2 berita ini.</text:p>
          </table:table-cell>
          <table:table-cell table:style-name="ce1" office:value-type="string" calcext:value-type="string">
            <text:p><text:a xlink:href="https://twitter.com/semangkasegar/status/1248863998566486016?s=19" xlink:type="simple">https://twitter.com/semangkasegar/status/1248863998566486016?s=19</text:a></text:p>
          </table:table-cell>
          <table:table-cell table:style-name="ce1" office:value-type="string" calcext:value-type="string">
            <text:p>Fakta</text:p>
          </table:table-cell>
          <table:table-cell table:style-name="ce1" office:value-type="string" calcext:value-type="string">
            <text:p><text:a xlink:href="https://cekfakta.com/page/101" xlink:type="simple">https://cekfakta.com/page/101</text:a></text:p>
          </table:table-cell>
          <table:table-cell table:number-columns-repeated="1020"/>
        </table:table-row>
        <table:table-row table:style-name="ro4">
          <table:table-cell table:style-name="ce1" office:value-type="string" calcext:value-type="string">
            <text:p>Sebetulnya erupsi yg terjadi belakangan ini di #Merapi &amp; masih tingginya curah hujan di sekitar merapi juga berkah, krn merupakan desinfectan alami dari alam. hujan asam juga bermanfaat untuk desinfectan melawan #corona #covid19 krn asam akan merusak lapisan prootein pada virus </text:p>
          </table:table-cell>
          <table:table-cell table:style-name="ce1" office:value-type="string" calcext:value-type="string">
            <text:p><text:a xlink:href="https://twitter.com/infomitigasi/status/1248475062602100736?s=19" xlink:type="simple">https://twitter.com/infomitigasi/status/1248475062602100736?s=19</text:a></text:p>
          </table:table-cell>
          <table:table-cell table:style-name="ce1" office:value-type="string" calcext:value-type="string">
            <text:p>Hoaks</text:p>
          </table:table-cell>
          <table:table-cell table:style-name="ce2"/>
          <table:table-cell table:number-columns-repeated="1020"/>
        </table:table-row>
        <table:table-row table:style-name="ro3">
          <table:table-cell table:style-name="ce1" office:value-type="string" calcext:value-type="string">
            <text:p>Secara teknis abu merapi di wilayah Kab. Magelang (Salam, Muntilan dan Mungkid) menghilangkan virus Corona karena warga malas keluar rumah karena panas dan abu vulkanik. </text:p>
            <text:p/>
            <text:p>Gusti Alloh memberikan obat secara mujarab.</text:p>
          </table:table-cell>
          <table:table-cell table:style-name="ce1" office:value-type="string" calcext:value-type="string">
            <text:p><text:a xlink:href="https://twitter.com/super_elangjawa/status/1243427315406651395?s=19" xlink:type="simple">https://twitter.com/super_elangjawa/status/1243427315406651395?s=19</text:a></text:p>
          </table:table-cell>
          <table:table-cell table:style-name="ce1" office:value-type="string" calcext:value-type="string">
            <text:p>Hoaks</text:p>
          </table:table-cell>
          <table:table-cell table:style-name="ce2"/>
          <table:table-cell table:number-columns-repeated="1020"/>
        </table:table-row>
        <table:table-row table:style-name="ro2">
          <table:table-cell table:style-name="ce1" office:value-type="string" calcext:value-type="string">
            <text:p>Betul banget, secara logika abu vulkanik bisa menjadi desinfektan alami. Virus Corona bisa hancur dengan desinfektan kan? </text:p>
          </table:table-cell>
          <table:table-cell table:style-name="ce1" office:value-type="string" calcext:value-type="string">
            <text:p><text:a xlink:href="https://twitter.com/selalumembaca/status/1248993070055473152?s=19" xlink:type="simple">https://twitter.com/selalumembaca/status/1248993070055473152?s=19</text:a></text:p>
          </table:table-cell>
          <table:table-cell table:style-name="ce1" office:value-type="string" calcext:value-type="string">
            <text:p>Hoaks</text:p>
          </table:table-cell>
          <table:table-cell table:style-name="ce2"/>
          <table:table-cell table:number-columns-repeated="1020"/>
        </table:table-row>
        <table:table-row table:style-name="ro4">
          <table:table-cell table:style-name="ce1" office:value-type="string" calcext:value-type="string">
            <text:p>@fadlizon mengatakan mas @aniesbaswedan duta germo</text:p>
            <text:p/>
            <text:p>[Cek Fakta] DKI Segera Buka Panti Pijat, Fadli Zon Bilang Anies Duta Ge**o? Ini Faktanya</text:p>
          </table:table-cell>
          <table:table-cell table:style-name="ce1" office:value-type="string" calcext:value-type="string">
            <text:p><text:a xlink:href="https://twitter.com/AlangBabega76/status/1272525002135535621?s=19" xlink:type="simple">https://twitter.com/AlangBabega76/status/1272525002135535621?s=19</text:a></text:p>
          </table:table-cell>
          <table:table-cell table:style-name="ce1" office:value-type="string" calcext:value-type="string">
            <text:p>Hoaks</text:p>
          </table:table-cell>
          <table:table-cell table:style-name="ce1" office:value-type="string" calcext:value-type="string">
            <text:p><text:a xlink:href="https://cekfakta.com/page/102" xlink:type="simple">https://cekfakta.com/page/102</text:a></text:p>
          </table:table-cell>
          <table:table-cell table:number-columns-repeated="1020"/>
        </table:table-row>
        <table:table-row table:style-name="ro3">
          <table:table-cell table:style-name="ce1" office:value-type="string" calcext:value-type="string">
            <text:p>Anies buka Dikotik dan Panti Pijat di bilang Duta Germo ya wajar sih ndak usah bilang Tega Tegaan kan untuk menyuplai dana Segar bagi Partai Pengusungnya Dana dari Mana?????? Paling cepat ya itu Buka Panti Pijat dan Diskotik dengan alasan yang Klise Penambahan PAD Daerah Korupsi</text:p>
          </table:table-cell>
          <table:table-cell table:style-name="ce1" office:value-type="string" calcext:value-type="string">
            <text:p><text:a xlink:href="https://twitter.com/AmartariyonoS/status/1268707092644290560?s=19" xlink:type="simple">https://twitter.com/AmartariyonoS/status/1268707092644290560?s=19</text:a></text:p>
          </table:table-cell>
          <table:table-cell table:style-name="ce1" office:value-type="string" calcext:value-type="string">
            <text:p>Hoaks</text:p>
          </table:table-cell>
          <table:table-cell table:style-name="ce2"/>
          <table:table-cell table:number-columns-repeated="1020"/>
        </table:table-row>
        <table:table-row table:style-name="ro4">
          <table:table-cell table:style-name="ce1" office:value-type="string" calcext:value-type="string">
            <text:p>Menurut cerita keponakan yg biasa menunggu kakek Jahrani, ia sedang keluar karena ada keluarga yang meninggal. Setelah ditinggal Kakek Jahrani merangkak keluar rumah sambil mulutnya ada kapuk, tidak benar itu kalo makan kapuk.</text:p>
          </table:table-cell>
          <table:table-cell table:style-name="ce1" office:value-type="string" calcext:value-type="string">
            <text:p><text:a xlink:href="https://twitter.com/Zelinwidya_/status/1272441645389103106?s=19" xlink:type="simple">https://twitter.com/Zelinwidya_/status/1272441645389103106?s=19</text:a></text:p>
          </table:table-cell>
          <table:table-cell table:style-name="ce1" office:value-type="string" calcext:value-type="string">
            <text:p>Fakta</text:p>
          </table:table-cell>
          <table:table-cell table:style-name="ce1" office:value-type="string" calcext:value-type="string">
            <text:p><text:a xlink:href="https://cekfakta.com/page/103" xlink:type="simple">https://cekfakta.com/page/103</text:a></text:p>
          </table:table-cell>
          <table:table-cell table:number-columns-repeated="1020"/>
        </table:table-row>
        <table:table-row table:style-name="ro3">
          <table:table-cell table:style-name="ce1" office:value-type="string" calcext:value-type="string">
            <text:p>2. Oke, kita mulai dari kasus tentang kakek Jahrani yang sempat diisukan tidak mendapat asupan makanan yang cukup sampai harus makan kapuk dari bantalnya. </text:p>
            <text:p/>
            <text:p>Bener nggak sih kasus itu ? Lalu gimanasi respon dan tindakan apa yang dilakukan pemerintah ?</text:p>
          </table:table-cell>
          <table:table-cell table:style-name="ce1" office:value-type="string" calcext:value-type="string">
            <text:p><text:a xlink:href="https://twitter.com/Abdurra31/status/1272461442512347136?s=19" xlink:type="simple">https://twitter.com/Abdurra31/status/1272461442512347136?s=19</text:a></text:p>
          </table:table-cell>
          <table:table-cell table:style-name="ce1" office:value-type="string" calcext:value-type="string">
            <text:p>Fakta</text:p>
          </table:table-cell>
          <table:table-cell table:style-name="ce2"/>
          <table:table-cell table:number-columns-repeated="1020"/>
        </table:table-row>
        <table:table-row table:style-name="ro4">
          <table:table-cell table:style-name="ce1" office:value-type="string" calcext:value-type="string">
            <text:p>Guys, boleh minta tolong RT thread aku ga, tentang kakek yang makan kapuk? Kalau berminat bisa reply nanti aku dm. Kalau aku taro tweetnya takut pelanggaran, tapi butuh juga diRt. Terimakasih</text:p>
          </table:table-cell>
          <table:table-cell table:style-name="ce1" office:value-type="string" calcext:value-type="string">
            <text:p><text:a xlink:href="https://twitter.com/collegemenfess/status/1271822311436324864?s=19" xlink:type="simple">https://twitter.com/collegemenfess/status/1271822311436324864?s=19</text:a></text:p>
          </table:table-cell>
          <table:table-cell table:style-name="ce1" office:value-type="string" calcext:value-type="string">
            <text:p>Hoaks</text:p>
          </table:table-cell>
          <table:table-cell table:style-name="ce2"/>
          <table:table-cell table:number-columns-repeated="1020"/>
        </table:table-row>
        <table:table-row table:style-name="ro4">
          <table:table-cell table:style-name="ce1" office:value-type="string" calcext:value-type="string">
            <text:p>Ada yang bermain kah? lihat saja polanya dan siapa yang memainkannya, kek kasus kemarin rame juga di FB, kakek dari serang, Jahrani namanya, makan kapuk bantal bosss ... karena ga makan dan dikasi tambahan, tidak mendapat bantuan dari pemerintah!!!!!</text:p>
          </table:table-cell>
          <table:table-cell table:style-name="ce1" office:value-type="string" calcext:value-type="string">
            <text:p><text:a xlink:href="https://twitter.com/AfifFuadS/status/1272521458464501760?s=19" xlink:type="simple">https://twitter.com/AfifFuadS/status/1272521458464501760?s=19</text:a></text:p>
          </table:table-cell>
          <table:table-cell table:style-name="ce1" office:value-type="string" calcext:value-type="string">
            <text:p>Hoaks</text:p>
          </table:table-cell>
          <table:table-cell table:style-name="ce2"/>
          <table:table-cell table:number-columns-repeated="1020"/>
        </table:table-row>
        <table:table-row table:style-name="ro4">
          <table:table-cell table:style-name="ce1" office:value-type="string" calcext:value-type="string">
            <text:p>Pada jam 9 pagi kemarin, jembatan Wuhan Wuchang Heping Avenue tiba-tiba runtuh.</text:p>
            <text:p/>
            <text:p>Dan korban saat ini belum jelas</text:p>
          </table:table-cell>
          <table:table-cell table:style-name="ce1" office:value-type="string" calcext:value-type="string">
            <text:p><text:a xlink:href="https://twitter.com/terkembang_4817/status/1271211442318893066?s=19" xlink:type="simple">https://twitter.com/terkembang_4817/status/1271211442318893066?s=19</text:a></text:p>
          </table:table-cell>
          <table:table-cell table:style-name="ce1" office:value-type="string" calcext:value-type="string">
            <text:p>Hoaks</text:p>
          </table:table-cell>
          <table:table-cell table:style-name="ce1" office:value-type="string" calcext:value-type="string">
            <text:p><text:a xlink:href="https://cekfakta.com/page/103" xlink:type="simple">https://cekfakta.com/page/103</text:a></text:p>
          </table:table-cell>
          <table:table-cell table:number-columns-repeated="1020"/>
        </table:table-row>
        <table:table-row table:style-name="ro2">
          <table:table-cell table:style-name="ce1" office:value-type="string" calcext:value-type="string">
            <text:p>Seluruh rakyat indonesia sudah mulai membuat perlawanan, bersatu tumbangkan rezim ini dan tangkap partai pendukungnya!!! Merdeka!!! </text:p>
          </table:table-cell>
          <table:table-cell table:style-name="ce1" office:value-type="string" calcext:value-type="string">
            <text:p><text:a xlink:href="https://twitter.com/AyraLubis/status/1259795304112459777?s=19" xlink:type="simple">https://twitter.com/AyraLubis/status/1259795304112459777?s=19</text:a></text:p>
          </table:table-cell>
          <table:table-cell table:style-name="ce1" office:value-type="string" calcext:value-type="string">
            <text:p>Hoaks</text:p>
          </table:table-cell>
          <table:table-cell table:style-name="ce1" office:value-type="string" calcext:value-type="string">
            <text:p><text:a xlink:href="https://cekfakta.com/page/104" xlink:type="simple">https://cekfakta.com/page/104</text:a></text:p>
          </table:table-cell>
          <table:table-cell table:number-columns-repeated="1020"/>
        </table:table-row>
        <table:table-row table:style-name="ro2">
          <table:table-cell table:style-name="ce1" office:value-type="string" calcext:value-type="string">
            <text:p>Presiden @jokowi Sudah layak utk dimakzulkan, jgn sampai masyarakat turun ke jalan menumbangkan keangkuhan rezim ini, hindari kekacauan nasional &amp; korban dgn segera undur diri</text:p>
          </table:table-cell>
          <table:table-cell table:style-name="ce1" office:value-type="string" calcext:value-type="string">
            <text:p><text:a xlink:href="https://twitter.com/rior_RR/status/1269102671455088640?s=19" xlink:type="simple">https://twitter.com/rior_RR/status/1269102671455088640?s=19</text:a></text:p>
          </table:table-cell>
          <table:table-cell table:style-name="ce1" office:value-type="string" calcext:value-type="string">
            <text:p>Hoaks</text:p>
          </table:table-cell>
          <table:table-cell table:style-name="ce2"/>
          <table:table-cell table:number-columns-repeated="1020"/>
        </table:table-row>
        <table:table-row table:style-name="ro7">
          <table:table-cell table:style-name="ce1" office:value-type="string" calcext:value-type="string">
            <text:p>Kamis, 4 Juni 2020</text:p>
            <text:p>Presiden Jokowi enggunakan Kaos Kaki (BUKAN SEPATU)</text:p>
            <text:p>Meninjau Masjid Baiturrahim</text:p>
            <text:p>Yang Berada</text:p>
            <text:p>Di</text:p>
            <text:p>Komplek Istana Kepresidenan Jakarta</text:p>
          </table:table-cell>
          <table:table-cell table:style-name="ce1" office:value-type="string" calcext:value-type="string">
            <text:p><text:a xlink:href="https://twitter.com/Cobeh09/status/1268830532462276608?s=19" xlink:type="simple">https://twitter.com/Cobeh09/status/1268830532462276608?s=19</text:a></text:p>
          </table:table-cell>
          <table:table-cell table:style-name="ce1" office:value-type="string" calcext:value-type="string">
            <text:p>Fakta</text:p>
          </table:table-cell>
          <table:table-cell table:style-name="ce1" office:value-type="string" calcext:value-type="string">
            <text:p><text:a xlink:href="https://cekfakta.com/page/110" xlink:type="simple">https://cekfakta.com/page/110</text:a></text:p>
          </table:table-cell>
          <table:table-cell table:number-columns-repeated="1020"/>
        </table:table-row>
        <table:table-row table:style-name="ro6">
          <table:table-cell table:style-name="ce1" office:value-type="string" calcext:value-type="string">
            <text:p>Sedikit jelaskan saat presiden tinjau kesiapan kenormalan baru di Masjid Istiqlal Jakarta.</text:p>
            <text:p/>
            <text:p>Klaim kelompok fitnah bahwa presiden masuk Masjid memakai sepatu.</text:p>
            <text:p/>
            <text:p>Fakta saat presiden masuk Masjid adalah menggunakan kaus kaki berwarna putih bukan sepatu. </text:p>
          </table:table-cell>
          <table:table-cell table:style-name="ce1" office:value-type="string" calcext:value-type="string">
            <text:p><text:a xlink:href="https://twitter.com/NKRI__1/status/1268906894166388736?s=19" xlink:type="simple">https://twitter.com/NKRI__1/status/1268906894166388736?s=19</text:a></text:p>
          </table:table-cell>
          <table:table-cell table:style-name="ce1" office:value-type="string" calcext:value-type="string">
            <text:p>Fakta</text:p>
          </table:table-cell>
          <table:table-cell table:style-name="ce2"/>
          <table:table-cell table:number-columns-repeated="1020"/>
        </table:table-row>
        <table:table-row table:style-name="ro4">
          <table:table-cell table:style-name="ce1" office:value-type="string" calcext:value-type="string">
            <text:p>Fadli Zon disandingkan dengan gambar ikan buntal. Gambar merupakan tangkapan layar berita sebuah media berjudul "Pesan Fadli Zon kepada SBY: Saya Kena Bully Setiap Hari, Masak Saya Dibilang 'Ikan Buntal'.</text:p>
          </table:table-cell>
          <table:table-cell table:style-name="ce1" office:value-type="string" calcext:value-type="string">
            <text:p><text:a xlink:href="https://twitter.com/cagubnyinyir2/status/1269598959430848515?s=19" xlink:type="simple">https://twitter.com/cagubnyinyir2/status/1269598959430848515?s=19</text:a></text:p>
          </table:table-cell>
          <table:table-cell table:style-name="ce1" office:value-type="string" calcext:value-type="string">
            <text:p>Hoax</text:p>
          </table:table-cell>
          <table:table-cell table:style-name="ce1" office:value-type="string" calcext:value-type="string">
            <text:p><text:a xlink:href="https://cekfakta.com/page/110" xlink:type="simple">https://cekfakta.com/page/110</text:a></text:p>
          </table:table-cell>
          <table:table-cell table:number-columns-repeated="1020"/>
        </table:table-row>
        <table:table-row table:style-name="ro6">
          <table:table-cell table:style-name="ce1" office:value-type="string" calcext:value-type="string">
            <text:p>Fadli Zon Curhat ke SBY Disebut Ikan Buntal,</text:p>
            <text:p/>
            <text:p>Ada yang lagi BAPER, Man Teman...</text:p>
            <text:p/>
            <text:p>Salam Indonesia</text:p>
          </table:table-cell>
          <table:table-cell table:style-name="ce1" office:value-type="string" calcext:value-type="string">
            <text:p><text:a xlink:href="https://t.co/JNRf5MCbPa" xlink:type="simple">https://t.co/JNRf5MCbPa</text:a></text:p>
          </table:table-cell>
          <table:table-cell table:style-name="ce1" office:value-type="string" calcext:value-type="string">
            <text:p>Hoax</text:p>
          </table:table-cell>
          <table:table-cell table:style-name="ce2"/>
          <table:table-cell table:number-columns-repeated="1020"/>
        </table:table-row>
        <table:table-row table:style-name="ro3">
          <table:table-cell table:style-name="ce1" office:value-type="string" calcext:value-type="string">
            <text:p>ada yang Bilang.....</text:p>
            <text:p>Ternyata Helmi Yahya di pecat dari #DirutTVRI karena September kmrn menyiarkan Film G30S PKI.</text:p>
            <text:p>Gitu tu ya...</text:p>
          </table:table-cell>
          <table:table-cell table:style-name="ce1" office:value-type="string" calcext:value-type="string">
            <text:p><text:a xlink:href="https://twitter.com/Herlina43495486/status/1267495599567302656?s=19" xlink:type="simple">https://twitter.com/Herlina43495486/status/1267495599567302656?s=19</text:a></text:p>
          </table:table-cell>
          <table:table-cell table:style-name="ce1" office:value-type="string" calcext:value-type="string">
            <text:p>Hoax</text:p>
          </table:table-cell>
          <table:table-cell table:style-name="ce2"/>
          <table:table-cell table:number-columns-repeated="1020"/>
        </table:table-row>
        <table:table-row table:style-name="ro1">
          <table:table-cell table:style-name="ce1" office:value-type="string" calcext:value-type="string">
            <text:p>Helmi yahya dipecat dari tvri gara" tayangan liga inggris yg katanya bukan jati diri bangsa.</text:p>
          </table:table-cell>
          <table:table-cell table:style-name="ce1" office:value-type="string" calcext:value-type="string">
            <text:p><text:a xlink:href="https://twitter.com/wiruman_/status/1219806279729741825?s=19" xlink:type="simple">https://twitter.com/wiruman_/status/1219806279729741825?s=19</text:a></text:p>
          </table:table-cell>
          <table:table-cell table:style-name="ce1" office:value-type="string" calcext:value-type="string">
            <text:p>Fakta</text:p>
          </table:table-cell>
          <table:table-cell table:style-name="ce2"/>
          <table:table-cell table:number-columns-repeated="1020"/>
        </table:table-row>
        <table:table-row table:style-name="ro6">
          <table:table-cell table:style-name="ce1" office:value-type="string" calcext:value-type="string">
            <text:p>Geoge Floyd, pemuda kulit hitam tewas ditembak Polisi di Amerika. Polisi membantahnya.</text:p>
            <text:p>Lalu rekaman CCTV beredar.</text:p>
            <text:p>Sontak seluruh Amerika rusuh.</text:p>
            <text:p>Kalau di Plnet Yours "yang mesti ditangkap itu yg men-share video CCTV nya itu...".</text:p>
            <text:p>Ya, kan...?</text:p>
          </table:table-cell>
          <table:table-cell table:style-name="ce1" office:value-type="string" calcext:value-type="string">
            <text:p><text:a xlink:href="https://twitter.com/ustadtengkuzul/status/1266988093216747522?s=19" xlink:type="simple">https://twitter.com/ustadtengkuzul/status/1266988093216747522?s=19</text:a></text:p>
          </table:table-cell>
          <table:table-cell table:style-name="ce1" office:value-type="string" calcext:value-type="string">
            <text:p>Hoax</text:p>
          </table:table-cell>
          <table:table-cell table:style-name="ce1" office:value-type="string" calcext:value-type="string">
            <text:p><text:a xlink:href="https://cekfakta.com/page/112" xlink:type="simple">https://cekfakta.com/page/112</text:a></text:p>
          </table:table-cell>
          <table:table-cell table:number-columns-repeated="1020"/>
        </table:table-row>
        <table:table-row table:style-name="ro1">
          <table:table-cell table:style-name="ce1" office:value-type="string" calcext:value-type="string">
            <text:p>Bukan tewas krn ditembak, tp gara2 lehernya ditekan pake lutut, ga bs nafas dan meninggal. </text:p>
          </table:table-cell>
          <table:table-cell table:style-name="ce1" office:value-type="string" calcext:value-type="string">
            <text:p><text:a xlink:href="https://twitter.com/MeLadyShadow/status/1266991646203404290?s=19" xlink:type="simple">https://twitter.com/MeLadyShadow/status/1266991646203404290?s=19</text:a></text:p>
          </table:table-cell>
          <table:table-cell table:style-name="ce1" office:value-type="string" calcext:value-type="string">
            <text:p>Fakta</text:p>
          </table:table-cell>
          <table:table-cell table:style-name="ce2"/>
          <table:table-cell table:number-columns-repeated="1020"/>
        </table:table-row>
        <table:table-row table:style-name="ro3">
          <table:table-cell table:style-name="ce1" office:value-type="string" calcext:value-type="string">
            <text:p>Tengku Zul sok2an mengomentari kematian George Floyd warga kulit hitam yg tewas dibunuh polisi Minneapolis USA. Menurut Zul, Floyd tewas DITEMBAK. </text:p>
            <text:p/>
            <text:p>Faktanya Floyd tewas krn lehernya ditekan oleh lutut polisi hingga tak bisa bernapas.</text:p>
          </table:table-cell>
          <table:table-cell table:style-name="ce1" office:value-type="string" calcext:value-type="string">
            <text:p><text:a xlink:href="https://twitter.com/narkosun/status/1267047096705847299?s=19" xlink:type="simple">https://twitter.com/narkosun/status/1267047096705847299?s=19</text:a></text:p>
          </table:table-cell>
          <table:table-cell table:style-name="ce1" office:value-type="string" calcext:value-type="string">
            <text:p>Fakta</text:p>
          </table:table-cell>
          <table:table-cell table:style-name="ce2"/>
          <table:table-cell table:number-columns-repeated="1020"/>
        </table:table-row>
        <table:table-row table:style-name="ro4">
          <table:table-cell table:style-name="ce1" office:value-type="string" calcext:value-type="string">
            <text:p>Tadi siang saya ditemui dan diberitahu tetangga Ruslan Buton di Bau-Bau bhw La Gode yang dibunuh bukan petani tetapi Preman di Halmahera yg sangat meresahkan masyarakat. Dia dibunuh ketka menyerang asrama TNI. Itu sebabnya Ruslan Buton dkk dapat apresiasi warga.</text:p>
          </table:table-cell>
          <table:table-cell table:style-name="ce1" office:value-type="string" calcext:value-type="string">
            <text:p><text:a xlink:href="https://twitter.com/musniumar/status/1267835996747362310?s=19" xlink:type="simple">https://twitter.com/musniumar/status/1267835996747362310?s=19</text:a></text:p>
          </table:table-cell>
          <table:table-cell table:style-name="ce1" office:value-type="string" calcext:value-type="string">
            <text:p>Hoax</text:p>
          </table:table-cell>
          <table:table-cell table:style-name="ce1" office:value-type="string" calcext:value-type="string">
            <text:p><text:a xlink:href="https://cekfakta.com/page/112" xlink:type="simple">https://cekfakta.com/page/112</text:a></text:p>
          </table:table-cell>
          <table:table-cell table:number-columns-repeated="1020"/>
        </table:table-row>
        <table:table-row table:style-name="ro7">
          <table:table-cell table:style-name="ce1" office:value-type="string" calcext:value-type="string">
            <text:p>Pernyataan Terbaru Mabes @tni_ad tentang Ruslan Buton.</text:p>
            <text:p>Disini jelas Krn kasus membunuh la Gode Krn mencuri singkong kemudian dititipkn di pos satgas pamrahwan.</text:p>
            <text:p>Tp menurut @musniumar menyerang asrama.</text:p>
            <text:p>Ini yg hoax TNI atau Umar?</text:p>
            <text:p>@Puspen_TNI @DivHumas_Polri </text:p>
          </table:table-cell>
          <table:table-cell table:style-name="ce1" office:value-type="string" calcext:value-type="string">
            <text:p><text:a xlink:href="https://twitter.com/ChusnulSyantik/status/1267867671602712577?s=19" xlink:type="simple">https://twitter.com/ChusnulSyantik/status/1267867671602712577?s=19</text:a></text:p>
          </table:table-cell>
          <table:table-cell table:style-name="ce1" office:value-type="string" calcext:value-type="string">
            <text:p>Fakta</text:p>
          </table:table-cell>
          <table:table-cell table:style-name="ce2"/>
          <table:table-cell table:number-columns-repeated="1020"/>
        </table:table-row>
        <table:table-row table:style-name="ro1" table:number-rows-repeated="104827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8">00/00/0000</text:date>, <text:time style:data-style-name="N2" text:time-value="13:41:47.21920828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3T20:54:23.311400951</meta:creation-date>
    <dc:date>2020-08-18T14:28:59.241126745</dc:date>
    <meta:editing-duration>PT43M13S</meta:editing-duration>
    <meta:editing-cycles>3</meta:editing-cycles>
    <meta:generator>LibreOffice/6.0.7.3$Linux_X86_64 LibreOffice_project/00m0$Build-3</meta:generator>
    <meta:document-statistic meta:table-count="1" meta:cell-count="1019" meta:object-count="0"/>
  </office:meta>
</office:document-meta>
</file>